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vnd.sun.star.oleobject" manifest:full-path="Object 90"/>
  <manifest:file-entry manifest:media-type="application/vnd.sun.star.oleobject" manifest:full-path="Object 40"/>
  <manifest:file-entry manifest:media-type="application/vnd.sun.star.oleobject" manifest:full-path="Object 41"/>
  <manifest:file-entry manifest:media-type="application/vnd.sun.star.oleobject" manifest:full-path="Object 42"/>
  <manifest:file-entry manifest:media-type="application/vnd.sun.star.oleobject" manifest:full-path="Object 43"/>
  <manifest:file-entry manifest:media-type="application/vnd.sun.star.oleobject" manifest:full-path="Object 44"/>
  <manifest:file-entry manifest:media-type="application/vnd.sun.star.oleobject" manifest:full-path="Object 45"/>
  <manifest:file-entry manifest:media-type="application/vnd.sun.star.oleobject" manifest:full-path="Object 46"/>
  <manifest:file-entry manifest:media-type="application/vnd.sun.star.oleobject" manifest:full-path="Object 47"/>
  <manifest:file-entry manifest:media-type="application/vnd.sun.star.oleobject" manifest:full-path="Object 48"/>
  <manifest:file-entry manifest:media-type="application/vnd.sun.star.oleobject" manifest:full-path="Object 49"/>
  <manifest:file-entry manifest:media-type="application/binary" manifest:full-path="layout-cache"/>
  <manifest:file-entry manifest:media-type="application/x-openoffice-wmf;windows_formatname=&quot;Image WMF&quot;" manifest:full-path="ObjectReplacements/Object 90"/>
  <manifest:file-entry manifest:media-type="application/x-openoffice-wmf;windows_formatname=&quot;Image WMF&quot;" manifest:full-path="ObjectReplacements/Object 40"/>
  <manifest:file-entry manifest:media-type="application/x-openoffice-wmf;windows_formatname=&quot;Image WMF&quot;" manifest:full-path="ObjectReplacements/Object 41"/>
  <manifest:file-entry manifest:media-type="application/x-openoffice-wmf;windows_formatname=&quot;Image WMF&quot;" manifest:full-path="ObjectReplacements/Object 42"/>
  <manifest:file-entry manifest:media-type="application/x-openoffice-wmf;windows_formatname=&quot;Image WMF&quot;" manifest:full-path="ObjectReplacements/Object 43"/>
  <manifest:file-entry manifest:media-type="application/x-openoffice-wmf;windows_formatname=&quot;Image WMF&quot;" manifest:full-path="ObjectReplacements/Object 44"/>
  <manifest:file-entry manifest:media-type="application/x-openoffice-wmf;windows_formatname=&quot;Image WMF&quot;" manifest:full-path="ObjectReplacements/Object 45"/>
  <manifest:file-entry manifest:media-type="application/x-openoffice-wmf;windows_formatname=&quot;Image WMF&quot;" manifest:full-path="ObjectReplacements/Object 46"/>
  <manifest:file-entry manifest:media-type="application/x-openoffice-wmf;windows_formatname=&quot;Image WMF&quot;" manifest:full-path="ObjectReplacements/Object 47"/>
  <manifest:file-entry manifest:media-type="application/x-openoffice-wmf;windows_formatname=&quot;Image WMF&quot;" manifest:full-path="ObjectReplacements/Object 48"/>
  <manifest:file-entry manifest:media-type="application/x-openoffice-wmf;windows_formatname=&quot;Image WMF&quot;" manifest:full-path="ObjectReplacements/Object 49"/>
  <manifest:file-entry manifest:media-type="application/x-openoffice-wmf;windows_formatname=&quot;Image WMF&quot;" manifest:full-path="ObjectReplacements/Object 50"/>
  <manifest:file-entry manifest:media-type="application/x-openoffice-wmf;windows_formatname=&quot;Image WMF&quot;" manifest:full-path="ObjectReplacements/Object 51"/>
  <manifest:file-entry manifest:media-type="application/x-openoffice-wmf;windows_formatname=&quot;Image WMF&quot;" manifest:full-path="ObjectReplacements/Object 52"/>
  <manifest:file-entry manifest:media-type="application/x-openoffice-wmf;windows_formatname=&quot;Image WMF&quot;" manifest:full-path="ObjectReplacements/Object 53"/>
  <manifest:file-entry manifest:media-type="application/x-openoffice-wmf;windows_formatname=&quot;Image WMF&quot;" manifest:full-path="ObjectReplacements/Object 54"/>
  <manifest:file-entry manifest:media-type="application/x-openoffice-wmf;windows_formatname=&quot;Image WMF&quot;" manifest:full-path="ObjectReplacements/Object 55"/>
  <manifest:file-entry manifest:media-type="application/x-openoffice-wmf;windows_formatname=&quot;Image WMF&quot;" manifest:full-path="ObjectReplacements/Object 56"/>
  <manifest:file-entry manifest:media-type="application/x-openoffice-wmf;windows_formatname=&quot;Image WMF&quot;" manifest:full-path="ObjectReplacements/Object 57"/>
  <manifest:file-entry manifest:media-type="application/x-openoffice-wmf;windows_formatname=&quot;Image WMF&quot;" manifest:full-path="ObjectReplacements/Object 58"/>
  <manifest:file-entry manifest:media-type="application/x-openoffice-wmf;windows_formatname=&quot;Image WMF&quot;" manifest:full-path="ObjectReplacements/Object 59"/>
  <manifest:file-entry manifest:media-type="application/x-openoffice-wmf;windows_formatname=&quot;Image WMF&quot;" manifest:full-path="ObjectReplacements/Object 60"/>
  <manifest:file-entry manifest:media-type="application/x-openoffice-wmf;windows_formatname=&quot;Image WMF&quot;" manifest:full-path="ObjectReplacements/Object 61"/>
  <manifest:file-entry manifest:media-type="application/x-openoffice-wmf;windows_formatname=&quot;Image WMF&quot;" manifest:full-path="ObjectReplacements/Object 62"/>
  <manifest:file-entry manifest:media-type="application/x-openoffice-wmf;windows_formatname=&quot;Image WMF&quot;" manifest:full-path="ObjectReplacements/Object 63"/>
  <manifest:file-entry manifest:media-type="application/x-openoffice-wmf;windows_formatname=&quot;Image WMF&quot;" manifest:full-path="ObjectReplacements/Object 64"/>
  <manifest:file-entry manifest:media-type="application/x-openoffice-wmf;windows_formatname=&quot;Image WMF&quot;" manifest:full-path="ObjectReplacements/Object 65"/>
  <manifest:file-entry manifest:media-type="application/x-openoffice-wmf;windows_formatname=&quot;Image WMF&quot;" manifest:full-path="ObjectReplacements/Object 66"/>
  <manifest:file-entry manifest:media-type="application/x-openoffice-wmf;windows_formatname=&quot;Image WMF&quot;" manifest:full-path="ObjectReplacements/Object 67"/>
  <manifest:file-entry manifest:media-type="application/x-openoffice-wmf;windows_formatname=&quot;Image WMF&quot;" manifest:full-path="ObjectReplacements/Object 10"/>
  <manifest:file-entry manifest:media-type="application/x-openoffice-wmf;windows_formatname=&quot;Image WMF&quot;" manifest:full-path="ObjectReplacements/Object 68"/>
  <manifest:file-entry manifest:media-type="application/x-openoffice-wmf;windows_formatname=&quot;Image WMF&quot;" manifest:full-path="ObjectReplacements/Object 11"/>
  <manifest:file-entry manifest:media-type="application/x-openoffice-wmf;windows_formatname=&quot;Image WMF&quot;" manifest:full-path="ObjectReplacements/Object 69"/>
  <manifest:file-entry manifest:media-type="application/x-openoffice-wmf;windows_formatname=&quot;Image WMF&quot;" manifest:full-path="ObjectReplacements/Object 12"/>
  <manifest:file-entry manifest:media-type="application/x-openoffice-wmf;windows_formatname=&quot;Image WMF&quot;" manifest:full-path="ObjectReplacements/Object 13"/>
  <manifest:file-entry manifest:media-type="application/x-openoffice-wmf;windows_formatname=&quot;Image WMF&quot;" manifest:full-path="ObjectReplacements/Object 14"/>
  <manifest:file-entry manifest:media-type="application/x-openoffice-wmf;windows_formatname=&quot;Image WMF&quot;" manifest:full-path="ObjectReplacements/Object 15"/>
  <manifest:file-entry manifest:media-type="application/x-openoffice-wmf;windows_formatname=&quot;Image WMF&quot;" manifest:full-path="ObjectReplacements/Object 16"/>
  <manifest:file-entry manifest:media-type="application/x-openoffice-wmf;windows_formatname=&quot;Image WMF&quot;" manifest:full-path="ObjectReplacements/Object 17"/>
  <manifest:file-entry manifest:media-type="application/x-openoffice-wmf;windows_formatname=&quot;Image WMF&quot;" manifest:full-path="ObjectReplacements/Object 18"/>
  <manifest:file-entry manifest:media-type="application/x-openoffice-wmf;windows_formatname=&quot;Image WMF&quot;" manifest:full-path="ObjectReplacements/Object 19"/>
  <manifest:file-entry manifest:media-type="application/x-openoffice-wmf;windows_formatname=&quot;Image WMF&quot;" manifest:full-path="ObjectReplacements/Object 70"/>
  <manifest:file-entry manifest:media-type="application/x-openoffice-wmf;windows_formatname=&quot;Image WMF&quot;" manifest:full-path="ObjectReplacements/Object 71"/>
  <manifest:file-entry manifest:media-type="application/x-openoffice-wmf;windows_formatname=&quot;Image WMF&quot;" manifest:full-path="ObjectReplacements/Object 72"/>
  <manifest:file-entry manifest:media-type="application/x-openoffice-wmf;windows_formatname=&quot;Image WMF&quot;" manifest:full-path="ObjectReplacements/Object 73"/>
  <manifest:file-entry manifest:media-type="application/x-openoffice-wmf;windows_formatname=&quot;Image WMF&quot;" manifest:full-path="ObjectReplacements/Object 74"/>
  <manifest:file-entry manifest:media-type="application/x-openoffice-wmf;windows_formatname=&quot;Image WMF&quot;" manifest:full-path="ObjectReplacements/Object 75"/>
  <manifest:file-entry manifest:media-type="application/x-openoffice-wmf;windows_formatname=&quot;Image WMF&quot;" manifest:full-path="ObjectReplacements/Object 76"/>
  <manifest:file-entry manifest:media-type="application/x-openoffice-wmf;windows_formatname=&quot;Image WMF&quot;" manifest:full-path="ObjectReplacements/Object 77"/>
  <manifest:file-entry manifest:media-type="application/x-openoffice-wmf;windows_formatname=&quot;Image WMF&quot;" manifest:full-path="ObjectReplacements/Object 20"/>
  <manifest:file-entry manifest:media-type="application/x-openoffice-wmf;windows_formatname=&quot;Image WMF&quot;" manifest:full-path="ObjectReplacements/Object 78"/>
  <manifest:file-entry manifest:media-type="application/x-openoffice-wmf;windows_formatname=&quot;Image WMF&quot;" manifest:full-path="ObjectReplacements/Object 21"/>
  <manifest:file-entry manifest:media-type="application/x-openoffice-wmf;windows_formatname=&quot;Image WMF&quot;" manifest:full-path="ObjectReplacements/Object 79"/>
  <manifest:file-entry manifest:media-type="application/x-openoffice-wmf;windows_formatname=&quot;Image WMF&quot;" manifest:full-path="ObjectReplacements/Object 22"/>
  <manifest:file-entry manifest:media-type="application/x-openoffice-wmf;windows_formatname=&quot;Image WMF&quot;" manifest:full-path="ObjectReplacements/Object 23"/>
  <manifest:file-entry manifest:media-type="application/x-openoffice-wmf;windows_formatname=&quot;Image WMF&quot;" manifest:full-path="ObjectReplacements/Object 24"/>
  <manifest:file-entry manifest:media-type="application/x-openoffice-wmf;windows_formatname=&quot;Image WMF&quot;" manifest:full-path="ObjectReplacements/Object 25"/>
  <manifest:file-entry manifest:media-type="application/x-openoffice-wmf;windows_formatname=&quot;Image WMF&quot;" manifest:full-path="ObjectReplacements/Object 26"/>
  <manifest:file-entry manifest:media-type="application/x-openoffice-wmf;windows_formatname=&quot;Image WMF&quot;" manifest:full-path="ObjectReplacements/Object 27"/>
  <manifest:file-entry manifest:media-type="application/x-openoffice-wmf;windows_formatname=&quot;Image WMF&quot;" manifest:full-path="ObjectReplacements/Object 28"/>
  <manifest:file-entry manifest:media-type="application/x-openoffice-wmf;windows_formatname=&quot;Image WMF&quot;" manifest:full-path="ObjectReplacements/Object 29"/>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application/x-openoffice-wmf;windows_formatname=&quot;Image WMF&quot;" manifest:full-path="ObjectReplacements/Object 3"/>
  <manifest:file-entry manifest:media-type="application/x-openoffice-wmf;windows_formatname=&quot;Image WMF&quot;" manifest:full-path="ObjectReplacements/Object 4"/>
  <manifest:file-entry manifest:media-type="application/x-openoffice-wmf;windows_formatname=&quot;Image WMF&quot;" manifest:full-path="ObjectReplacements/Object 5"/>
  <manifest:file-entry manifest:media-type="application/x-openoffice-wmf;windows_formatname=&quot;Image WMF&quot;" manifest:full-path="ObjectReplacements/Object 6"/>
  <manifest:file-entry manifest:media-type="application/x-openoffice-wmf;windows_formatname=&quot;Image WMF&quot;" manifest:full-path="ObjectReplacements/Object 7"/>
  <manifest:file-entry manifest:media-type="application/x-openoffice-wmf;windows_formatname=&quot;Image WMF&quot;" manifest:full-path="ObjectReplacements/Object 8"/>
  <manifest:file-entry manifest:media-type="application/x-openoffice-wmf;windows_formatname=&quot;Image WMF&quot;" manifest:full-path="ObjectReplacements/Object 9"/>
  <manifest:file-entry manifest:media-type="application/x-openoffice-wmf;windows_formatname=&quot;Image WMF&quot;" manifest:full-path="ObjectReplacements/Object 80"/>
  <manifest:file-entry manifest:media-type="application/x-openoffice-wmf;windows_formatname=&quot;Image WMF&quot;" manifest:full-path="ObjectReplacements/Object 81"/>
  <manifest:file-entry manifest:media-type="application/x-openoffice-wmf;windows_formatname=&quot;Image WMF&quot;" manifest:full-path="ObjectReplacements/Object 82"/>
  <manifest:file-entry manifest:media-type="application/x-openoffice-wmf;windows_formatname=&quot;Image WMF&quot;" manifest:full-path="ObjectReplacements/Object 83"/>
  <manifest:file-entry manifest:media-type="application/x-openoffice-wmf;windows_formatname=&quot;Image WMF&quot;" manifest:full-path="ObjectReplacements/Object 84"/>
  <manifest:file-entry manifest:media-type="application/x-openoffice-wmf;windows_formatname=&quot;Image WMF&quot;" manifest:full-path="ObjectReplacements/Object 85"/>
  <manifest:file-entry manifest:media-type="application/x-openoffice-wmf;windows_formatname=&quot;Image WMF&quot;" manifest:full-path="ObjectReplacements/Object 86"/>
  <manifest:file-entry manifest:media-type="application/x-openoffice-wmf;windows_formatname=&quot;Image WMF&quot;" manifest:full-path="ObjectReplacements/Object 87"/>
  <manifest:file-entry manifest:media-type="application/x-openoffice-wmf;windows_formatname=&quot;Image WMF&quot;" manifest:full-path="ObjectReplacements/Object 30"/>
  <manifest:file-entry manifest:media-type="application/x-openoffice-wmf;windows_formatname=&quot;Image WMF&quot;" manifest:full-path="ObjectReplacements/Object 88"/>
  <manifest:file-entry manifest:media-type="application/x-openoffice-wmf;windows_formatname=&quot;Image WMF&quot;" manifest:full-path="ObjectReplacements/Object 31"/>
  <manifest:file-entry manifest:media-type="application/x-openoffice-wmf;windows_formatname=&quot;Image WMF&quot;" manifest:full-path="ObjectReplacements/Object 89"/>
  <manifest:file-entry manifest:media-type="application/x-openoffice-wmf;windows_formatname=&quot;Image WMF&quot;" manifest:full-path="ObjectReplacements/Object 32"/>
  <manifest:file-entry manifest:media-type="application/x-openoffice-wmf;windows_formatname=&quot;Image WMF&quot;" manifest:full-path="ObjectReplacements/Object 33"/>
  <manifest:file-entry manifest:media-type="application/x-openoffice-wmf;windows_formatname=&quot;Image WMF&quot;" manifest:full-path="ObjectReplacements/Object 34"/>
  <manifest:file-entry manifest:media-type="application/x-openoffice-wmf;windows_formatname=&quot;Image WMF&quot;" manifest:full-path="ObjectReplacements/Object 35"/>
  <manifest:file-entry manifest:media-type="application/x-openoffice-wmf;windows_formatname=&quot;Image WMF&quot;" manifest:full-path="ObjectReplacements/Object 36"/>
  <manifest:file-entry manifest:media-type="application/x-openoffice-wmf;windows_formatname=&quot;Image WMF&quot;" manifest:full-path="ObjectReplacements/Object 37"/>
  <manifest:file-entry manifest:media-type="application/x-openoffice-wmf;windows_formatname=&quot;Image WMF&quot;" manifest:full-path="ObjectReplacements/Object 38"/>
  <manifest:file-entry manifest:media-type="application/x-openoffice-wmf;windows_formatname=&quot;Image WMF&quot;" manifest:full-path="ObjectReplacements/Object 39"/>
  <manifest:file-entry manifest:media-type="" manifest:full-path="ObjectReplacements/"/>
  <manifest:file-entry manifest:media-type="text/xml" manifest:full-path="content.xml"/>
  <manifest:file-entry manifest:media-type="application/vnd.sun.star.oleobject" manifest:full-path="Object 50"/>
  <manifest:file-entry manifest:media-type="application/vnd.sun.star.oleobject" manifest:full-path="Object 51"/>
  <manifest:file-entry manifest:media-type="application/vnd.sun.star.oleobject" manifest:full-path="Object 52"/>
  <manifest:file-entry manifest:media-type="application/vnd.sun.star.oleobject" manifest:full-path="Object 53"/>
  <manifest:file-entry manifest:media-type="application/vnd.sun.star.oleobject" manifest:full-path="Object 54"/>
  <manifest:file-entry manifest:media-type="application/vnd.sun.star.oleobject" manifest:full-path="Object 55"/>
  <manifest:file-entry manifest:media-type="application/vnd.sun.star.oleobject" manifest:full-path="Object 56"/>
  <manifest:file-entry manifest:media-type="application/vnd.sun.star.oleobject" manifest:full-path="Object 57"/>
  <manifest:file-entry manifest:media-type="application/vnd.sun.star.oleobject" manifest:full-path="Object 58"/>
  <manifest:file-entry manifest:media-type="application/vnd.sun.star.oleobject" manifest:full-path="Object 59"/>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vnd.sun.star.oleobject" manifest:full-path="Object 60"/>
  <manifest:file-entry manifest:media-type="application/vnd.sun.star.oleobject" manifest:full-path="Object 61"/>
  <manifest:file-entry manifest:media-type="application/vnd.sun.star.oleobject" manifest:full-path="Object 62"/>
  <manifest:file-entry manifest:media-type="application/vnd.sun.star.oleobject" manifest:full-path="Object 63"/>
  <manifest:file-entry manifest:media-type="application/vnd.sun.star.oleobject" manifest:full-path="Object 64"/>
  <manifest:file-entry manifest:media-type="application/vnd.sun.star.oleobject" manifest:full-path="Object 65"/>
  <manifest:file-entry manifest:media-type="application/vnd.sun.star.oleobject" manifest:full-path="Object 66"/>
  <manifest:file-entry manifest:media-type="application/vnd.sun.star.oleobject" manifest:full-path="Object 67"/>
  <manifest:file-entry manifest:media-type="application/vnd.sun.star.oleobject" manifest:full-path="Object 10"/>
  <manifest:file-entry manifest:media-type="application/vnd.sun.star.oleobject" manifest:full-path="Object 68"/>
  <manifest:file-entry manifest:media-type="application/vnd.sun.star.oleobject" manifest:full-path="Object 11"/>
  <manifest:file-entry manifest:media-type="application/vnd.sun.star.oleobject" manifest:full-path="Object 69"/>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70"/>
  <manifest:file-entry manifest:media-type="application/vnd.sun.star.oleobject" manifest:full-path="Object 71"/>
  <manifest:file-entry manifest:media-type="application/vnd.sun.star.oleobject" manifest:full-path="Object 72"/>
  <manifest:file-entry manifest:media-type="application/vnd.sun.star.oleobject" manifest:full-path="Object 73"/>
  <manifest:file-entry manifest:media-type="application/vnd.sun.star.oleobject" manifest:full-path="Object 74"/>
  <manifest:file-entry manifest:media-type="application/vnd.sun.star.oleobject" manifest:full-path="Object 75"/>
  <manifest:file-entry manifest:media-type="application/vnd.sun.star.oleobject" manifest:full-path="Object 76"/>
  <manifest:file-entry manifest:media-type="application/vnd.sun.star.oleobject" manifest:full-path="Object 77"/>
  <manifest:file-entry manifest:media-type="application/vnd.sun.star.oleobject" manifest:full-path="Object 20"/>
  <manifest:file-entry manifest:media-type="application/vnd.sun.star.oleobject" manifest:full-path="Object 78"/>
  <manifest:file-entry manifest:media-type="application/vnd.sun.star.oleobject" manifest:full-path="Object 21"/>
  <manifest:file-entry manifest:media-type="application/vnd.sun.star.oleobject" manifest:full-path="Object 79"/>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application/vnd.sun.star.oleobject" manifest:full-path="Object 25"/>
  <manifest:file-entry manifest:media-type="application/vnd.sun.star.oleobject" manifest:full-path="Object 26"/>
  <manifest:file-entry manifest:media-type="application/vnd.sun.star.oleobject" manifest:full-path="Object 27"/>
  <manifest:file-entry manifest:media-type="application/vnd.sun.star.oleobject" manifest:full-path="Object 28"/>
  <manifest:file-entry manifest:media-type="application/vnd.sun.star.oleobject" manifest:full-path="Object 2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application/vnd.sun.star.oleobject" manifest:full-path="Object 80"/>
  <manifest:file-entry manifest:media-type="application/vnd.sun.star.oleobject" manifest:full-path="Object 81"/>
  <manifest:file-entry manifest:media-type="application/vnd.sun.star.oleobject" manifest:full-path="Object 82"/>
  <manifest:file-entry manifest:media-type="application/vnd.sun.star.oleobject" manifest:full-path="Object 83"/>
  <manifest:file-entry manifest:media-type="application/vnd.sun.star.oleobject" manifest:full-path="Object 84"/>
  <manifest:file-entry manifest:media-type="application/vnd.sun.star.oleobject" manifest:full-path="Object 85"/>
  <manifest:file-entry manifest:media-type="" manifest:full-path="Thumbnails/thumbnail.png"/>
  <manifest:file-entry manifest:media-type="" manifest:full-path="Thumbnails/"/>
  <manifest:file-entry manifest:media-type="application/vnd.sun.star.oleobject" manifest:full-path="Object 86"/>
  <manifest:file-entry manifest:media-type="application/vnd.sun.star.oleobject" manifest:full-path="Object 87"/>
  <manifest:file-entry manifest:media-type="application/vnd.sun.star.oleobject" manifest:full-path="Object 30"/>
  <manifest:file-entry manifest:media-type="application/vnd.sun.star.oleobject" manifest:full-path="Object 88"/>
  <manifest:file-entry manifest:media-type="application/vnd.sun.star.oleobject" manifest:full-path="Object 31"/>
  <manifest:file-entry manifest:media-type="application/vnd.sun.star.oleobject" manifest:full-path="Object 89"/>
  <manifest:file-entry manifest:media-type="application/vnd.sun.star.oleobject" manifest:full-path="Object 32"/>
  <manifest:file-entry manifest:media-type="text/xml" manifest:full-path="settings.xml"/>
  <manifest:file-entry manifest:media-type="application/vnd.sun.star.oleobject" manifest:full-path="Object 33"/>
  <manifest:file-entry manifest:media-type="application/vnd.sun.star.oleobject" manifest:full-path="Object 34"/>
  <manifest:file-entry manifest:media-type="application/vnd.sun.star.oleobject" manifest:full-path="Object 35"/>
  <manifest:file-entry manifest:media-type="application/vnd.sun.star.oleobject" manifest:full-path="Object 36"/>
  <manifest:file-entry manifest:media-type="application/vnd.sun.star.oleobject" manifest:full-path="Object 37"/>
  <manifest:file-entry manifest:media-type="application/vnd.sun.star.oleobject" manifest:full-path="Object 38"/>
  <manifest:file-entry manifest:media-type="application/vnd.sun.star.oleobject"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pt" fo:margin-bottom="0pt"/>
    </style:style>
    <style:style style:name="P2" style:family="paragraph" style:parent-style-name="Header_20_right">
      <style:paragraph-properties>
        <style:tab-stops>
          <style:tab-stop style:position="313.51pt"/>
          <style:tab-stop style:position="382.71pt"/>
          <style:tab-stop style:position="413.86pt"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paragraph-properties fo:text-align="start" style:justify-single-word="false"/>
    </style:style>
    <style:style style:name="P5" style:family="paragraph" style:parent-style-name="p">
      <style:paragraph-properties fo:break-before="page"/>
    </style:style>
    <style:style style:name="P6" style:family="paragraph" style:parent-style-name="p" style:master-page-name="">
      <style:paragraph-properties fo:keep-together="always" style:page-number="auto"/>
    </style:style>
    <style:style style:name="P7" style:family="paragraph" style:parent-style-name="li1b" style:master-page-name="">
      <style:paragraph-properties style:page-number="auto" fo:break-before="auto" fo:break-after="auto"/>
    </style:style>
    <style:style style:name="P8" style:family="paragraph" style:parent-style-name="Title" style:master-page-name="Standard">
      <style:paragraph-properties style:page-number="auto"/>
    </style:style>
    <style:style style:name="P9" style:family="paragraph" style:parent-style-name="Title" style:master-page-name="Standard">
      <style:paragraph-properties style:page-number="1" fo:break-before="auto" fo:break-after="auto"/>
    </style:style>
    <style:style style:name="P10" style:family="paragraph" style:parent-style-name="Title" style:master-page-name="Standard">
      <style:paragraph-properties style:page-number="auto" fo:break-before="page"/>
    </style:style>
    <style:style style:name="P11" style:family="paragraph" style:parent-style-name="Header_20_right">
      <style:paragraph-properties>
        <style:tab-stops>
          <style:tab-stop style:position="313.51pt"/>
          <style:tab-stop style:position="382.71pt"/>
          <style:tab-stop style:position="413.86pt" style:type="right"/>
        </style:tab-stops>
      </style:paragraph-properties>
    </style:style>
    <style:style style:name="T1" style:family="text"/>
    <style:style style:name="fr1" style:family="graphic" style:parent-style-name="OLE">
      <style:graphic-properties style:vertical-pos="from-top" style:vertical-rel="paragraph" style:horizontal-pos="from-left" style:horizontal-rel="paragraph" draw:ole-draw-aspect="1" draw:visible-area-top="0pt" draw:visible-area-width="115.03pt" draw:visible-area-height="34.04pt"/>
    </style:style>
    <style:style style:name="fr2" style:family="graphic" style:parent-style-name="OLE">
      <style:graphic-properties style:horizontal-pos="center" style:horizontal-rel="paragraph" draw:ole-draw-aspect="1" draw:visible-area-top="0pt" draw:visible-area-width="151.03pt" draw:visible-area-height="33.05pt"/>
    </style:style>
    <style:style style:name="fr3" style:family="graphic" style:parent-style-name="OLE">
      <style:graphic-properties style:vertical-pos="top" style:vertical-rel="baseline" style:horizontal-pos="center" style:horizontal-rel="paragraph" draw:ole-draw-aspect="1" draw:visible-area-top="0pt" draw:visible-area-width="201.43pt" draw:visible-area-height="34.44pt"/>
    </style:style>
    <style:style style:name="fr4" style:family="graphic" style:parent-style-name="OLE">
      <style:graphic-properties style:vertical-pos="top" style:vertical-rel="baseline" style:horizontal-pos="center" style:horizontal-rel="paragraph" draw:ole-draw-aspect="1" draw:visible-area-top="0pt" draw:visible-area-width="219.4pt" draw:visible-area-height="104.4pt"/>
    </style:style>
    <style:style style:name="fr5" style:family="graphic" style:parent-style-name="OLE">
      <style:graphic-properties style:vertical-pos="top" style:vertical-rel="baseline" style:horizontal-pos="center" style:horizontal-rel="paragraph" draw:ole-draw-aspect="1" draw:visible-area-top="0pt" draw:visible-area-width="208.4pt" draw:visible-area-height="37.42pt"/>
    </style:style>
    <style:style style:name="fr6" style:family="graphic" style:parent-style-name="OLE">
      <style:graphic-properties style:vertical-pos="top" style:vertical-rel="baseline" style:horizontal-pos="center" style:horizontal-rel="paragraph" draw:ole-draw-aspect="1" draw:visible-area-top="0pt" draw:visible-area-width="377.43pt" draw:visible-area-height="99.44pt"/>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ample MathType in OOo</text:p>
      <text:p text:style-name="p">Sample MathType equations</text:p>
      <text:p text:style-name="p"><draw:frame draw:style-name="fr1" draw:name="Object1" text:anchor-type="paragraph" svg:x="12.25pt" svg:y="12.39pt" svg:width="115.06pt" svg:height="34.04pt" draw:z-index="1"><draw:object-ole xlink:href="./Object 1" xlink:type="simple" xlink:show="embed" xlink:actuate="onLoad"/><draw:image xlink:href="./ObjectReplacements/Object 1" xlink:type="simple" xlink:show="embed" xlink:actuate="onLoad"/></draw:frame></text:p>
      <text:p text:style-name="p"/>
      <text:p text:style-name="p"><draw:frame draw:style-name="fr2" draw:name="Object2" text:anchor-type="paragraph" svg:width="151.06pt" svg:height="33.05pt" draw:z-index="5"><draw:object-ole xlink:href="./Object 2" xlink:type="simple" xlink:show="embed" xlink:actuate="onLoad"/><draw:image xlink:href="./ObjectReplacements/Object 2" xlink:type="simple" xlink:show="embed" xlink:actuate="onLoad"/></draw:frame></text:p>
      <text:p text:style-name="p"/>
      <text:p text:style-name="p"/>
      <text:p text:style-name="P4"/>
      <text:p text:style-name="p"/>
      <text:p text:style-name="Standard"/>
      <text:p text:style-name="p"/>
      <text:p text:style-name="p"/>
      <text:p text:style-name="P4"/>
      <text:p text:style-name="p"/>
      <text:p text:style-name="p"/>
      <text:p text:style-name="p"/>
      <text:p text:style-name="P5">Notice above that <text:span text:style-name="i-b">in dollar terms</text:span>, markup and gross margin are the same, i.e. the difference between selling price and cost price. The distinction arises <text:span text:style-name="i-b">in percentage terms</text:span>, when this amount is related either to cost price (for markup percentage), or to selling price (for gross margin percentage).</text:p>
      <text:p text:style-name="P6">As a result, the concepts of markup and gross margin are so closely related. If you know the percentage markup, it is easy to calculate the percentage gross margin, and vice versa. These are the relationships:</text:p>
      <text:list text:style-name="li1b">
        <text:list-item text:start-value="1">
          <text:p text:style-name="P7"><text:span text:style-name="i-b">If you know the percentage markup:</text:span></text:p>
        </text:list-item>
      </text:list>
      <text:p text:style-name="p-firstline-indent"><draw:frame draw:style-name="fr3" draw:name="Object5" text:anchor-type="as-char" svg:width="201.46pt" svg:height="34.44pt" draw:z-index="3"><draw:object-ole xlink:href="./Object 5" xlink:type="simple" xlink:show="embed" xlink:actuate="onLoad"/><draw:image xlink:href="./ObjectReplacements/Object 5" xlink:type="simple" xlink:show="embed" xlink:actuate="onLoad"/></draw:frame></text:p>
      <text:p text:style-name="p-firstline-indent">Using example 2 above to calculate the gross margin percentage</text:p>
      <text:p text:style-name="li1p"><draw:frame draw:style-name="fr4" draw:name="Object6" text:anchor-type="as-char" svg:width="219.4pt" svg:height="104.4pt" draw:z-index="20"><draw:object-ole xlink:href="./Object 6" xlink:type="simple" xlink:show="embed" xlink:actuate="onLoad"/><draw:image xlink:href="./ObjectReplacements/Object 6" xlink:type="simple" xlink:show="embed" xlink:actuate="onLoad"/></draw:frame></text:p>
      <text:list text:style-name="li1b">
        <text:list-item text:start-value="1">
          <text:p text:style-name="li1b"><text:span text:style-name="i-b">If you know the percentage gross margin:</text:span></text:p>
        </text:list-item>
      </text:list>
      <text:p text:style-name="li1p"><draw:frame draw:style-name="fr5" draw:name="Object7" text:anchor-type="as-char" svg:width="208.4pt" svg:height="37.39pt" draw:z-index="23"><draw:object-ole xlink:href="./Object 7" xlink:type="simple" xlink:show="embed" xlink:actuate="onLoad"/><draw:image xlink:href="./ObjectReplacements/Object 7" xlink:type="simple" xlink:show="embed" xlink:actuate="onLoad"/></draw:frame></text:p>
      <text:p text:style-name="li1p">Using example 2 above to calculate the markup percentage</text:p>
      <text:p text:style-name="li1p"><draw:frame draw:style-name="fr6" draw:name="Object8" text:anchor-type="as-char" svg:width="377.46pt" svg:height="99.44pt" draw:z-index="24"><draw:object-ole xlink:href="./Object 8" xlink:type="simple" xlink:show="embed" xlink:actuate="onLoad"/><draw:image xlink:href="./ObjectReplacements/Object 8" xlink:type="simple" xlink:show="embed" xlink:actuate="onLoad"/></draw:frame></text:p>
      <text:p text:style-name="p">While it is not necessary for you to remember these last two formulae, they do show the relationship between markups and gross margins, and are used frequently by managers in merchandising</text:p>
      <text:p text:style-name="P5">Notice above that <text:span text:style-name="i-b">in dollar terms</text:span>, markup and gross margin are the same, i.e. the difference between selling price and cost price. The distinction arises <text:span text:style-name="i-b">in percentage terms</text:span>, when this amount is related either to cost price (for markup percentage), or to selling price (for gross margin percentage).</text:p>
      <text:p text:style-name="P6">As a result, the concepts of markup and gross margin are so closely related. If you know the percentage markup, it is easy to calculate the percentage gross margin, and vice versa. These are the relationships:</text:p>
      <text:list text:style-name="li1b">
        <text:list-item text:start-value="1">
          <text:p text:style-name="P7"><text:span text:style-name="i-b">If you know the percentage markup:</text:span></text:p>
        </text:list-item>
      </text:list>
      <text:p text:style-name="p-firstline-indent"><draw:frame draw:style-name="fr3" draw:name="Object9" text:anchor-type="as-char" svg:width="201.46pt" svg:height="34.44pt" draw:z-index="13"><draw:object-ole xlink:href="./Object 9" xlink:type="simple" xlink:show="embed" xlink:actuate="onLoad"/><draw:image xlink:href="./ObjectReplacements/Object 9" xlink:type="simple" xlink:show="embed" xlink:actuate="onLoad"/></draw:frame></text:p>
      <text:p text:style-name="p-firstline-indent">Using example 2 above to calculate the gross margin percentage</text:p>
      <text:p text:style-name="li1p"><draw:frame draw:style-name="fr4" draw:name="Object10" text:anchor-type="as-char" svg:width="219.4pt" svg:height="104.4pt" draw:z-index="25"><draw:object-ole xlink:href="./Object 10" xlink:type="simple" xlink:show="embed" xlink:actuate="onLoad"/><draw:image xlink:href="./ObjectReplacements/Object 10" xlink:type="simple" xlink:show="embed" xlink:actuate="onLoad"/></draw:frame></text:p>
      <text:list text:style-name="li1b">
        <text:list-item text:start-value="1">
          <text:p text:style-name="li1b"><text:span text:style-name="i-b">If you know the percentage gross margin:</text:span></text:p>
        </text:list-item>
      </text:list>
      <text:p text:style-name="li1p"><draw:frame draw:style-name="fr5" draw:name="Object11" text:anchor-type="as-char" svg:width="208.4pt" svg:height="37.39pt" draw:z-index="29"><draw:object-ole xlink:href="./Object 11" xlink:type="simple" xlink:show="embed" xlink:actuate="onLoad"/><draw:image xlink:href="./ObjectReplacements/Object 11" xlink:type="simple" xlink:show="embed" xlink:actuate="onLoad"/></draw:frame></text:p>
      <text:p text:style-name="li1p">Using example 2 above to calculate the markup percentage</text:p>
      <text:p text:style-name="li1p"><draw:frame draw:style-name="fr6" draw:name="Object12" text:anchor-type="as-char" svg:width="377.46pt" svg:height="99.44pt" draw:z-index="31"><draw:object-ole xlink:href="./Object 12" xlink:type="simple" xlink:show="embed" xlink:actuate="onLoad"/><draw:image xlink:href="./ObjectReplacements/Object 12" xlink:type="simple" xlink:show="embed" xlink:actuate="onLoad"/></draw:frame></text:p>
      <text:p text:style-name="p">While it is not necessary for you to remember these last two formulae, they do show the relationship between markups and gross margins, and are used frequently by managers in merchandising operations when making pricing decisions.</text:p>
      <text:h text:style-name="h2n" text:outline-level="3">Service</text:h>
      <text:p text:style-name="P5">Notice above that <text:span text:style-name="i-b">in dollar terms</text:span>, markup and gross margin are the same, i.e. the difference between selling price and cost price. The distinction arises <text:span text:style-name="i-b">in percentage terms</text:span>, when this amount is related either to cost price (for markup percentage), or to selling price (for gross margin percentage).</text:p>
      <text:p text:style-name="P6">As a result, the concepts of markup and gross margin are so closely related. If you know the percentage markup, it is easy to calculate the percentage gross margin, and vice versa. These are the relationships:</text:p>
      <text:list text:style-name="li1b">
        <text:list-item text:start-value="1">
          <text:p text:style-name="P7"><text:span text:style-name="i-b">If you know the percentage markup:</text:span></text:p>
        </text:list-item>
      </text:list>
      <text:p text:style-name="p-firstline-indent"><draw:frame draw:style-name="fr3" draw:name="Object13" text:anchor-type="as-char" svg:width="201.46pt" svg:height="34.44pt" draw:z-index="7"><draw:object-ole xlink:href="./Object 13" xlink:type="simple" xlink:show="embed" xlink:actuate="onLoad"/><draw:image xlink:href="./ObjectReplacements/Object 13" xlink:type="simple" xlink:show="embed" xlink:actuate="onLoad"/></draw:frame></text:p>
      <text:p text:style-name="p-firstline-indent">Using example 2 above to calculate the gross margin percentage</text:p>
      <text:p text:style-name="li1p"><draw:frame draw:style-name="fr4" draw:name="Object14" text:anchor-type="as-char" svg:width="219.4pt" svg:height="104.4pt" draw:z-index="15"><draw:object-ole xlink:href="./Object 14" xlink:type="simple" xlink:show="embed" xlink:actuate="onLoad"/><draw:image xlink:href="./ObjectReplacements/Object 14" xlink:type="simple" xlink:show="embed" xlink:actuate="onLoad"/></draw:frame></text:p>
      <text:list text:style-name="li1b">
        <text:list-item text:start-value="1">
          <text:p text:style-name="li1b"><text:span text:style-name="i-b">If you know the percentage gross margin:</text:span></text:p>
        </text:list-item>
      </text:list>
      <text:p text:style-name="li1p"><draw:frame draw:style-name="fr5" draw:name="Object15" text:anchor-type="as-char" svg:width="208.4pt" svg:height="37.39pt" draw:z-index="21"><draw:object-ole xlink:href="./Object 15" xlink:type="simple" xlink:show="embed" xlink:actuate="onLoad"/><draw:image xlink:href="./ObjectReplacements/Object 15" xlink:type="simple" xlink:show="embed" xlink:actuate="onLoad"/></draw:frame></text:p>
      <text:p text:style-name="li1p">Using example 2 above to calculate the markup percentage</text:p>
      <text:p text:style-name="li1p"><draw:frame draw:style-name="fr6" draw:name="Object16" text:anchor-type="as-char" svg:width="377.46pt" svg:height="99.44pt" draw:z-index="28"><draw:object-ole xlink:href="./Object 16" xlink:type="simple" xlink:show="embed" xlink:actuate="onLoad"/><draw:image xlink:href="./ObjectReplacements/Object 16" xlink:type="simple" xlink:show="embed" xlink:actuate="onLoad"/></draw:frame></text:p>
      <text:p text:style-name="p">While it is not necessary for you to remember these last two formulae, they do show the relationship between markups and gross margins, and are used frequently by managers in merchandising operations when making pricing decisions.</text:p>
      <text:h text:style-name="h2n" text:outline-level="3">Service</text:h>
      <text:p text:style-name="P5">Notice above that <text:span text:style-name="i-b">in dollar terms</text:span>, markup and gross margin are the same, i.e. the difference between selling price and cost price. The distinction arises <text:span text:style-name="i-b">in percentage terms</text:span>, when this amount is related either to cost price (for markup percentage), or to selling price (for gross margin percentage).</text:p>
      <text:p text:style-name="P6">As a result, the concepts of markup and gross margin are so closely related. If you know the percentage markup, it is easy to calculate the percentage gross margin, and vice versa. These are the relationships:</text:p>
      <text:list text:style-name="li1b">
        <text:list-item text:start-value="1">
          <text:p text:style-name="P7"><text:span text:style-name="i-b">If you know the percentage markup:</text:span></text:p>
        </text:list-item>
      </text:list>
      <text:p text:style-name="p-firstline-indent"><draw:frame draw:style-name="fr3" draw:name="Object17" text:anchor-type="as-char" svg:width="201.46pt" svg:height="34.44pt" draw:z-index="33"><draw:object-ole xlink:href="./Object 17" xlink:type="simple" xlink:show="embed" xlink:actuate="onLoad"/><draw:image xlink:href="./ObjectReplacements/Object 17" xlink:type="simple" xlink:show="embed" xlink:actuate="onLoad"/></draw:frame></text:p>
      <text:p text:style-name="p-firstline-indent">Using example 2 above to calculate the gross margin percentage</text:p>
      <text:p text:style-name="li1p"><draw:frame draw:style-name="fr4" draw:name="Object18" text:anchor-type="as-char" svg:width="219.4pt" svg:height="104.4pt" draw:z-index="37"><draw:object-ole xlink:href="./Object 18" xlink:type="simple" xlink:show="embed" xlink:actuate="onLoad"/><draw:image xlink:href="./ObjectReplacements/Object 18" xlink:type="simple" xlink:show="embed" xlink:actuate="onLoad"/></draw:frame></text:p>
      <text:list text:style-name="li1b">
        <text:list-item text:start-value="1">
          <text:p text:style-name="li1b"><text:span text:style-name="i-b">If you know the percentage gross margin:</text:span></text:p>
        </text:list-item>
      </text:list>
      <text:p text:style-name="li1p"><draw:frame draw:style-name="fr5" draw:name="Object19" text:anchor-type="as-char" svg:width="208.4pt" svg:height="37.39pt" draw:z-index="41"><draw:object-ole xlink:href="./Object 19" xlink:type="simple" xlink:show="embed" xlink:actuate="onLoad"/><draw:image xlink:href="./ObjectReplacements/Object 19" xlink:type="simple" xlink:show="embed" xlink:actuate="onLoad"/></draw:frame></text:p>
      <text:p text:style-name="li1p">Using example 2 above to calculate the markup percentage</text:p>
      <text:p text:style-name="li1p"><draw:frame draw:style-name="fr6" draw:name="Object20" text:anchor-type="as-char" svg:width="377.46pt" svg:height="99.44pt" draw:z-index="0"><draw:object-ole xlink:href="./Object 20" xlink:type="simple" xlink:show="embed" xlink:actuate="onLoad"/><draw:image xlink:href="./ObjectReplacements/Object 20" xlink:type="simple" xlink:show="embed" xlink:actuate="onLoad"/></draw:frame></text:p>
      <text:p text:style-name="p">While it is not necessary for you to remember these last two formulae, they do show the relationship between markups and gross margins, and are used frequently by managers in merchandising operations when making pricing decisions.</text:p>
      <text:h text:style-name="h2n" text:outline-level="3">Service</text:h>
      <text:p text:style-name="P5">Notice above that <text:span text:style-name="i-b">in dollar terms</text:span>, markup and gross margin are the same, i.e. the difference between selling price and cost price. The distinction arises <text:span text:style-name="i-b">in percentage terms</text:span>, when this amount is related either to cost price (for markup percentage), or to selling price (for gross margin percentage).</text:p>
      <text:p text:style-name="P6">As a result, the concepts of markup and gross margin are so closely related. If you know the percentage markup, it is easy to calculate the percentage gross margin, and vice versa. These are the relationships:</text:p>
      <text:list text:style-name="li1b">
        <text:list-item text:start-value="1">
          <text:p text:style-name="P7"><text:span text:style-name="i-b">If you know the percentage markup:</text:span></text:p>
        </text:list-item>
      </text:list>
      <text:p text:style-name="p-firstline-indent"><draw:frame draw:style-name="fr3" draw:name="Object21" text:anchor-type="as-char" svg:width="201.46pt" svg:height="34.44pt" draw:z-index="2"><draw:object-ole xlink:href="./Object 21" xlink:type="simple" xlink:show="embed" xlink:actuate="onLoad"/><draw:image xlink:href="./ObjectReplacements/Object 21" xlink:type="simple" xlink:show="embed" xlink:actuate="onLoad"/></draw:frame></text:p>
      <text:p text:style-name="p-firstline-indent">Using example 2 above to calculate the gross margin percentage</text:p>
      <text:p text:style-name="li1p"><draw:frame draw:style-name="fr4" draw:name="Object22" text:anchor-type="as-char" svg:width="219.4pt" svg:height="104.4pt" draw:z-index="4"><draw:object-ole xlink:href="./Object 22" xlink:type="simple" xlink:show="embed" xlink:actuate="onLoad"/><draw:image xlink:href="./ObjectReplacements/Object 22" xlink:type="simple" xlink:show="embed" xlink:actuate="onLoad"/></draw:frame></text:p>
      <text:list text:style-name="li1b">
        <text:list-item text:start-value="1">
          <text:p text:style-name="li1b"><text:span text:style-name="i-b">If you know the percentage gross margin:</text:span></text:p>
        </text:list-item>
      </text:list>
      <text:p text:style-name="li1p"><draw:frame draw:style-name="fr5" draw:name="Object23" text:anchor-type="as-char" svg:width="208.4pt" svg:height="37.39pt" draw:z-index="6"><draw:object-ole xlink:href="./Object 23" xlink:type="simple" xlink:show="embed" xlink:actuate="onLoad"/><draw:image xlink:href="./ObjectReplacements/Object 23" xlink:type="simple" xlink:show="embed" xlink:actuate="onLoad"/></draw:frame></text:p>
      <text:p text:style-name="li1p">Using example 2 above to calculate the markup percentage</text:p>
      <text:p text:style-name="li1p"><draw:frame draw:style-name="fr6" draw:name="Object24" text:anchor-type="as-char" svg:width="377.46pt" svg:height="99.44pt" draw:z-index="8"><draw:object-ole xlink:href="./Object 24" xlink:type="simple" xlink:show="embed" xlink:actuate="onLoad"/><draw:image xlink:href="./ObjectReplacements/Object 24" xlink:type="simple" xlink:show="embed" xlink:actuate="onLoad"/></draw:frame></text:p>
      <text:p text:style-name="p">While it is not necessary for you to remember these last two formulae, they do show the relationship between markups and gross margins, and are used frequently by managers in merchandising operations when making pricing decisions.</text:p>
      <text:h text:style-name="h2n" text:outline-level="3">Service</text:h>
      <text:p text:style-name="P5">Notice above that <text:span text:style-name="i-b">in dollar terms</text:span>, markup and gross margin are the same, i.e. the difference between selling price and cost price. The distinction arises <text:span text:style-name="i-b">in percentage terms</text:span>, when this amount is related either to cost price (for markup percentage), or to selling price (for gross margin percentage).</text:p>
      <text:p text:style-name="P6">As a result, the concepts of markup and gross margin are so closely related. If you know the percentage markup, it is easy to calculate the percentage gross margin, and vice versa. These are the relationships:</text:p>
      <text:list text:style-name="li1b">
        <text:list-item text:start-value="1">
          <text:p text:style-name="P7"><text:span text:style-name="i-b">If you know the percentage markup:</text:span></text:p>
        </text:list-item>
      </text:list>
      <text:p text:style-name="p-firstline-indent"><draw:frame draw:style-name="fr3" draw:name="Object25" text:anchor-type="as-char" svg:width="201.46pt" svg:height="34.44pt" draw:z-index="10"><draw:object-ole xlink:href="./Object 25" xlink:type="simple" xlink:show="embed" xlink:actuate="onLoad"/><draw:image xlink:href="./ObjectReplacements/Object 25" xlink:type="simple" xlink:show="embed" xlink:actuate="onLoad"/></draw:frame></text:p>
      <text:p text:style-name="p-firstline-indent">Using example 2 above to calculate the gross margin percentage</text:p>
      <text:p text:style-name="li1p"><draw:frame draw:style-name="fr4" draw:name="Object26" text:anchor-type="as-char" svg:width="219.4pt" svg:height="104.4pt" draw:z-index="12"><draw:object-ole xlink:href="./Object 26" xlink:type="simple" xlink:show="embed" xlink:actuate="onLoad"/><draw:image xlink:href="./ObjectReplacements/Object 26" xlink:type="simple" xlink:show="embed" xlink:actuate="onLoad"/></draw:frame></text:p>
      <text:list text:style-name="li1b">
        <text:list-item text:start-value="1">
          <text:p text:style-name="li1b"><text:span text:style-name="i-b">If you know the percentage gross margin:</text:span></text:p>
        </text:list-item>
      </text:list>
      <text:p text:style-name="li1p"><draw:frame draw:style-name="fr5" draw:name="Object27" text:anchor-type="as-char" svg:width="208.4pt" svg:height="37.39pt" draw:z-index="14"><draw:object-ole xlink:href="./Object 27" xlink:type="simple" xlink:show="embed" xlink:actuate="onLoad"/><draw:image xlink:href="./ObjectReplacements/Object 27" xlink:type="simple" xlink:show="embed" xlink:actuate="onLoad"/></draw:frame></text:p>
      <text:p text:style-name="li1p">Using example 2 above to calculate the markup percentage</text:p>
      <text:p text:style-name="li1p"><draw:frame draw:style-name="fr6" draw:name="Object28" text:anchor-type="as-char" svg:width="377.46pt" svg:height="99.44pt" draw:z-index="16"><draw:object-ole xlink:href="./Object 28" xlink:type="simple" xlink:show="embed" xlink:actuate="onLoad"/><draw:image xlink:href="./ObjectReplacements/Object 28" xlink:type="simple" xlink:show="embed" xlink:actuate="onLoad"/></draw:frame></text:p>
      <text:p text:style-name="p">While it is not necessary for you to remember these last two formulae, they do show the relationship between markups and gross margins, and are used frequently by managers in merchandising operations when making pricing decisions.</text:p>
      <text:h text:style-name="h2n" text:outline-level="3">Service</text:h>
      <text:p text:style-name="P5">Notice above that <text:span text:style-name="i-b">in dollar terms</text:span>, markup and gross margin are the same, i.e. the difference between selling price and cost price. The distinction arises <text:span text:style-name="i-b">in percentage terms</text:span>, when this amount is related either to cost price (for markup percentage), or to selling price (for gross margin percentage).</text:p>
      <text:p text:style-name="P6">As a result, the concepts of markup and gross margin are so closely related. If you know the percentage markup, it is easy to calculate the percentage gross margin, and vice versa. These are the relationships:</text:p>
      <text:list text:style-name="li1b">
        <text:list-item text:start-value="1">
          <text:p text:style-name="P7"><text:span text:style-name="i-b">If you know the percentage markup:</text:span></text:p>
        </text:list-item>
      </text:list>
      <text:p text:style-name="p-firstline-indent"><draw:frame draw:style-name="fr3" draw:name="Object29" text:anchor-type="as-char" svg:width="201.46pt" svg:height="34.44pt" draw:z-index="43"><draw:object-ole xlink:href="./Object 29" xlink:type="simple" xlink:show="embed" xlink:actuate="onLoad"/><draw:image xlink:href="./ObjectReplacements/Object 29" xlink:type="simple" xlink:show="embed" xlink:actuate="onLoad"/></draw:frame></text:p>
      <text:p text:style-name="p-firstline-indent">Using example 2 above to calculate the gross margin percentage</text:p>
      <text:p text:style-name="li1p"><draw:frame draw:style-name="fr4" draw:name="Object30" text:anchor-type="as-char" svg:width="219.4pt" svg:height="104.4pt" draw:z-index="45"><draw:object-ole xlink:href="./Object 30" xlink:type="simple" xlink:show="embed" xlink:actuate="onLoad"/><draw:image xlink:href="./ObjectReplacements/Object 30" xlink:type="simple" xlink:show="embed" xlink:actuate="onLoad"/></draw:frame></text:p>
      <text:list text:style-name="li1b">
        <text:list-item text:start-value="1">
          <text:p text:style-name="li1b"><text:span text:style-name="i-b">If you know the percentage gross margin:</text:span></text:p>
        </text:list-item>
      </text:list>
      <text:p text:style-name="li1p"><draw:frame draw:style-name="fr5" draw:name="Object31" text:anchor-type="as-char" svg:width="208.4pt" svg:height="37.39pt" draw:z-index="35"><draw:object-ole xlink:href="./Object 31" xlink:type="simple" xlink:show="embed" xlink:actuate="onLoad"/><draw:image xlink:href="./ObjectReplacements/Object 31" xlink:type="simple" xlink:show="embed" xlink:actuate="onLoad"/></draw:frame></text:p>
      <text:p text:style-name="li1p">Using example 2 above to calculate the markup percentage</text:p>
      <text:p text:style-name="li1p"><draw:frame draw:style-name="fr6" draw:name="Object32" text:anchor-type="as-char" svg:width="377.46pt" svg:height="99.44pt" draw:z-index="49"><draw:object-ole xlink:href="./Object 32" xlink:type="simple" xlink:show="embed" xlink:actuate="onLoad"/><draw:image xlink:href="./ObjectReplacements/Object 32" xlink:type="simple" xlink:show="embed" xlink:actuate="onLoad"/></draw:frame></text:p>
      <text:p text:style-name="p">While it is not necessary for you to remember these last two formulae, they do show the relationship between markups and gross margins, and are used frequently by managers in merchandising operations when making pricing decisions.</text:p>
      <text:h text:style-name="h2n" text:outline-level="3">Service<text:bookmark text:name="_end_of_template_"/> </text:h>
      <text:p text:style-name="P9"><text:bookmark text:name="_Start_1"/>Sample MathType in OOo</text:p>
      <text:p text:style-name="p">Sample MathType equations</text:p>
      <text:p text:style-name="p"><draw:frame draw:style-name="fr1" draw:name="Object110" text:anchor-type="paragraph" svg:x="12.25pt" svg:y="12.39pt" svg:width="115.06pt" svg:height="34.04pt" draw:z-index="9"><draw:object-ole xlink:href="./Object 3" xlink:type="simple" xlink:show="embed" xlink:actuate="onLoad"/><draw:image xlink:href="./ObjectReplacements/Object 3" xlink:type="simple" xlink:show="embed" xlink:actuate="onLoad"/></draw:frame></text:p>
      <text:p text:style-name="p"/>
      <text:p text:style-name="p"><draw:frame draw:style-name="fr2" draw:name="Object210" text:anchor-type="paragraph" svg:width="151.06pt" svg:height="33.05pt" draw:z-index="11"><draw:object-ole xlink:href="./Object 4" xlink:type="simple" xlink:show="embed" xlink:actuate="onLoad"/><draw:image xlink:href="./ObjectReplacements/Object 4" xlink:type="simple" xlink:show="embed" xlink:actuate="onLoad"/></draw:frame></text:p>
      <text:p text:style-name="p"/>
      <text:p text:style-name="p"/>
      <text:p text:style-name="P4"/>
      <text:p text:style-name="p"/>
      <text:p text:style-name="Standard"/>
      <text:p text:style-name="p"/>
      <text:p text:style-name="p"/>
      <text:p text:style-name="P4"/>
      <text:p text:style-name="p"/>
      <text:p text:style-name="p"/>
      <text:p text:style-name="p"/>
      <text:p text:style-name="P5">Notice above that <text:span text:style-name="i-b">in dollar terms</text:span>, markup and gross margin are the same, i.e. the difference between selling price and cost price. The distinction arises <text:span text:style-name="i-b">in percentage terms</text:span>, when this amount is related either to cost price (for markup percentage), or to selling price (for gross margin percentage).</text:p>
      <text:p text:style-name="P6">As a result, the concepts of markup and gross margin are so closely related. If you know the percentage markup, it is easy to calculate the percentage gross margin, and vice versa. These are the relationships:</text:p>
      <text:list text:style-name="li1b">
        <text:list-item text:start-value="1">
          <text:p text:style-name="P7"><text:span text:style-name="i-b">If you know the percentage markup:</text:span></text:p>
        </text:list-item>
      </text:list>
      <text:p text:style-name="p-firstline-indent"><draw:frame draw:style-name="fr3" draw:name="Object51" text:anchor-type="as-char" svg:width="201.46pt" svg:height="34.44pt" draw:z-index="27"><draw:object-ole xlink:href="./Object 33" xlink:type="simple" xlink:show="embed" xlink:actuate="onLoad"/><draw:image xlink:href="./ObjectReplacements/Object 33" xlink:type="simple" xlink:show="embed" xlink:actuate="onLoad"/></draw:frame></text:p>
      <text:p text:style-name="p-firstline-indent">Using example 2 above to calculate the gross margin percentage</text:p>
      <text:p text:style-name="li1p"><draw:frame draw:style-name="fr4" draw:name="Object61" text:anchor-type="as-char" svg:width="219.4pt" svg:height="104.4pt" draw:z-index="39"><draw:object-ole xlink:href="./Object 34" xlink:type="simple" xlink:show="embed" xlink:actuate="onLoad"/><draw:image xlink:href="./ObjectReplacements/Object 34" xlink:type="simple" xlink:show="embed" xlink:actuate="onLoad"/></draw:frame></text:p>
      <text:list text:style-name="li1b">
        <text:list-item text:start-value="1">
          <text:p text:style-name="li1b"><text:span text:style-name="i-b">If you know the percentage gross margin:</text:span></text:p>
        </text:list-item>
      </text:list>
      <text:p text:style-name="li1p"><draw:frame draw:style-name="fr5" draw:name="Object71" text:anchor-type="as-char" svg:width="208.4pt" svg:height="37.39pt" draw:z-index="47"><draw:object-ole xlink:href="./Object 35" xlink:type="simple" xlink:show="embed" xlink:actuate="onLoad"/><draw:image xlink:href="./ObjectReplacements/Object 35" xlink:type="simple" xlink:show="embed" xlink:actuate="onLoad"/></draw:frame></text:p>
      <text:p text:style-name="li1p">Using example 2 above to calculate the markup percentage</text:p>
      <text:p text:style-name="li1p"><draw:frame draw:style-name="fr6" draw:name="Object81" text:anchor-type="as-char" svg:width="377.46pt" svg:height="99.44pt" draw:z-index="51"><draw:object-ole xlink:href="./Object 36" xlink:type="simple" xlink:show="embed" xlink:actuate="onLoad"/><draw:image xlink:href="./ObjectReplacements/Object 36" xlink:type="simple" xlink:show="embed" xlink:actuate="onLoad"/></draw:frame></text:p>
      <text:p text:style-name="p">While it is not necessary for you to remember these last two formulae, they do show the relationship between markups and gross margins, and are used frequently by managers in merchandising</text:p>
      <text:p text:style-name="P5">Notice above that <text:span text:style-name="i-b">in dollar terms</text:span>, markup and gross margin are the same, i.e. the difference between selling price and cost price. The distinction arises <text:span text:style-name="i-b">in percentage terms</text:span>, when this amount is related either to cost price (for markup percentage), or to selling price (for gross margin percentage).</text:p>
      <text:p text:style-name="P6">As a result, the concepts of markup and gross margin are so closely related. If you know the percentage markup, it is easy to calculate the percentage gross margin, and vice versa. These are the relationships:</text:p>
      <text:list text:style-name="li1b">
        <text:list-item text:start-value="1">
          <text:p text:style-name="P7"><text:span text:style-name="i-b">If you know the percentage markup:</text:span></text:p>
        </text:list-item>
      </text:list>
      <text:p text:style-name="p-firstline-indent"><draw:frame draw:style-name="fr3" draw:name="Object91" text:anchor-type="as-char" svg:width="201.46pt" svg:height="34.44pt" draw:z-index="53"><draw:object-ole xlink:href="./Object 37" xlink:type="simple" xlink:show="embed" xlink:actuate="onLoad"/><draw:image xlink:href="./ObjectReplacements/Object 37" xlink:type="simple" xlink:show="embed" xlink:actuate="onLoad"/></draw:frame></text:p>
      <text:p text:style-name="p-firstline-indent">Using example 2 above to calculate the gross margin percentage</text:p>
      <text:p text:style-name="li1p"><draw:frame draw:style-name="fr4" draw:name="Object101" text:anchor-type="as-char" svg:width="219.4pt" svg:height="104.4pt" draw:z-index="60"><draw:object-ole xlink:href="./Object 38" xlink:type="simple" xlink:show="embed" xlink:actuate="onLoad"/><draw:image xlink:href="./ObjectReplacements/Object 38" xlink:type="simple" xlink:show="embed" xlink:actuate="onLoad"/></draw:frame></text:p>
      <text:list text:style-name="li1b">
        <text:list-item text:start-value="1">
          <text:p text:style-name="li1b"><text:span text:style-name="i-b">If you know the percentage gross margin:</text:span></text:p>
        </text:list-item>
      </text:list>
      <text:p text:style-name="li1p"><draw:frame draw:style-name="fr5" draw:name="Object111" text:anchor-type="as-char" svg:width="208.4pt" svg:height="37.39pt" draw:z-index="61"><draw:object-ole xlink:href="./Object 39" xlink:type="simple" xlink:show="embed" xlink:actuate="onLoad"/><draw:image xlink:href="./ObjectReplacements/Object 39" xlink:type="simple" xlink:show="embed" xlink:actuate="onLoad"/></draw:frame></text:p>
      <text:p text:style-name="li1p">Using example 2 above to calculate the markup percentage</text:p>
      <text:p text:style-name="li1p"><draw:frame draw:style-name="fr6" draw:name="Object121" text:anchor-type="as-char" svg:width="377.46pt" svg:height="99.44pt" draw:z-index="18"><draw:object-ole xlink:href="./Object 40" xlink:type="simple" xlink:show="embed" xlink:actuate="onLoad"/><draw:image xlink:href="./ObjectReplacements/Object 40" xlink:type="simple" xlink:show="embed" xlink:actuate="onLoad"/></draw:frame></text:p>
      <text:p text:style-name="p">While it is not necessary for you to remember these last two formulae, they do show the relationship between markups and gross margins, and are used frequently by managers in merchandising operations when making pricing decisions.</text:p>
      <text:h text:style-name="h2n" text:outline-level="3">Service</text:h>
      <text:p text:style-name="P5">Notice above that <text:span text:style-name="i-b">in dollar terms</text:span>, markup and gross margin are the same, i.e. the difference between selling price and cost price. The distinction arises <text:span text:style-name="i-b">in percentage terms</text:span>, when this amount is related either to cost price (for markup percentage), or to selling price (for gross margin percentage).</text:p>
      <text:p text:style-name="P6">As a result, the concepts of markup and gross margin are so closely related. If you know the percentage markup, it is easy to calculate the percentage gross margin, and vice versa. These are the relationships:</text:p>
      <text:list text:style-name="li1b">
        <text:list-item text:start-value="1">
          <text:p text:style-name="P7"><text:span text:style-name="i-b">If you know the percentage markup:</text:span></text:p>
        </text:list-item>
      </text:list>
      <text:p text:style-name="p-firstline-indent"><draw:frame draw:style-name="fr3" draw:name="Object131" text:anchor-type="as-char" svg:width="201.46pt" svg:height="34.44pt" draw:z-index="22"><draw:object-ole xlink:href="./Object 41" xlink:type="simple" xlink:show="embed" xlink:actuate="onLoad"/><draw:image xlink:href="./ObjectReplacements/Object 41" xlink:type="simple" xlink:show="embed" xlink:actuate="onLoad"/></draw:frame></text:p>
      <text:p text:style-name="p-firstline-indent">Using example 2 above to calculate the gross margin percentage</text:p>
      <text:p text:style-name="li1p"><draw:frame draw:style-name="fr4" draw:name="Object141" text:anchor-type="as-char" svg:width="219.4pt" svg:height="104.4pt" draw:z-index="26"><draw:object-ole xlink:href="./Object 42" xlink:type="simple" xlink:show="embed" xlink:actuate="onLoad"/><draw:image xlink:href="./ObjectReplacements/Object 42" xlink:type="simple" xlink:show="embed" xlink:actuate="onLoad"/></draw:frame></text:p>
      <text:list text:style-name="li1b">
        <text:list-item text:start-value="1">
          <text:p text:style-name="li1b"><text:span text:style-name="i-b">If you know the percentage gross margin:</text:span></text:p>
        </text:list-item>
      </text:list>
      <text:p text:style-name="li1p"><draw:frame draw:style-name="fr5" draw:name="Object151" text:anchor-type="as-char" svg:width="208.4pt" svg:height="37.39pt" draw:z-index="30"><draw:object-ole xlink:href="./Object 43" xlink:type="simple" xlink:show="embed" xlink:actuate="onLoad"/><draw:image xlink:href="./ObjectReplacements/Object 43" xlink:type="simple" xlink:show="embed" xlink:actuate="onLoad"/></draw:frame></text:p>
      <text:p text:style-name="li1p">Using example 2 above to calculate the markup percentage</text:p>
      <text:p text:style-name="li1p"><draw:frame draw:style-name="fr6" draw:name="Object161" text:anchor-type="as-char" svg:width="377.46pt" svg:height="99.44pt" draw:z-index="32"><draw:object-ole xlink:href="./Object 44" xlink:type="simple" xlink:show="embed" xlink:actuate="onLoad"/><draw:image xlink:href="./ObjectReplacements/Object 44" xlink:type="simple" xlink:show="embed" xlink:actuate="onLoad"/></draw:frame></text:p>
      <text:p text:style-name="p">While it is not necessary for you to remember these last two formulae, they do show the relationship between markups and gross margins, and are used frequently by managers in merchandising operations when making pricing decisions.</text:p>
      <text:h text:style-name="h2n" text:outline-level="3">Service</text:h>
      <text:p text:style-name="P5">Notice above that <text:span text:style-name="i-b">in dollar terms</text:span>, markup and gross margin are the same, i.e. the difference between selling price and cost price. The distinction arises <text:span text:style-name="i-b">in percentage terms</text:span>, when this amount is related either to cost price (for markup percentage), or to selling price (for gross margin percentage).</text:p>
      <text:p text:style-name="P6">As a result, the concepts of markup and gross margin are so closely related. If you know the percentage markup, it is easy to calculate the percentage gross margin, and vice versa. These are the relationships:</text:p>
      <text:list text:style-name="li1b">
        <text:list-item text:start-value="1">
          <text:p text:style-name="P7"><text:span text:style-name="i-b">If you know the percentage markup:</text:span></text:p>
        </text:list-item>
      </text:list>
      <text:p text:style-name="p-firstline-indent"><draw:frame draw:style-name="fr3" draw:name="Object171" text:anchor-type="as-char" svg:width="201.46pt" svg:height="34.44pt" draw:z-index="34"><draw:object-ole xlink:href="./Object 45" xlink:type="simple" xlink:show="embed" xlink:actuate="onLoad"/><draw:image xlink:href="./ObjectReplacements/Object 45" xlink:type="simple" xlink:show="embed" xlink:actuate="onLoad"/></draw:frame></text:p>
      <text:p text:style-name="p-firstline-indent">Using example 2 above to calculate the gross margin percentage</text:p>
      <text:p text:style-name="li1p"><draw:frame draw:style-name="fr4" draw:name="Object181" text:anchor-type="as-char" svg:width="219.4pt" svg:height="104.4pt" draw:z-index="36"><draw:object-ole xlink:href="./Object 46" xlink:type="simple" xlink:show="embed" xlink:actuate="onLoad"/><draw:image xlink:href="./ObjectReplacements/Object 46" xlink:type="simple" xlink:show="embed" xlink:actuate="onLoad"/></draw:frame></text:p>
      <text:list text:style-name="li1b">
        <text:list-item text:start-value="1">
          <text:p text:style-name="li1b"><text:span text:style-name="i-b">If you know the percentage gross margin:</text:span></text:p>
        </text:list-item>
      </text:list>
      <text:p text:style-name="li1p"><draw:frame draw:style-name="fr5" draw:name="Object191" text:anchor-type="as-char" svg:width="208.4pt" svg:height="37.39pt" draw:z-index="38"><draw:object-ole xlink:href="./Object 47" xlink:type="simple" xlink:show="embed" xlink:actuate="onLoad"/><draw:image xlink:href="./ObjectReplacements/Object 47" xlink:type="simple" xlink:show="embed" xlink:actuate="onLoad"/></draw:frame></text:p>
      <text:p text:style-name="li1p">Using example 2 above to calculate the markup percentage</text:p>
      <text:p text:style-name="li1p"><draw:frame draw:style-name="fr6" draw:name="Object201" text:anchor-type="as-char" svg:width="377.46pt" svg:height="99.44pt" draw:z-index="40"><draw:object-ole xlink:href="./Object 48" xlink:type="simple" xlink:show="embed" xlink:actuate="onLoad"/><draw:image xlink:href="./ObjectReplacements/Object 48" xlink:type="simple" xlink:show="embed" xlink:actuate="onLoad"/></draw:frame></text:p>
      <text:p text:style-name="p">While it is not necessary for you to remember these last two formulae, they do show the relationship between markups and gross margins, and are used frequently by managers in merchandising operations when making pricing decisions.</text:p>
      <text:h text:style-name="h2n" text:outline-level="3">Service</text:h>
      <text:p text:style-name="P5">Notice above that <text:span text:style-name="i-b">in dollar terms</text:span>, markup and gross margin are the same, i.e. the difference between selling price and cost price. The distinction arises <text:span text:style-name="i-b">in percentage terms</text:span>, when this amount is related either to cost price (for markup percentage), or to selling price (for gross margin percentage).</text:p>
      <text:p text:style-name="P6">As a result, the concepts of markup and gross margin are so closely related. If you know the percentage markup, it is easy to calculate the percentage gross margin, and vice versa. These are the relationships:</text:p>
      <text:list text:style-name="li1b">
        <text:list-item text:start-value="1">
          <text:p text:style-name="P7"><text:span text:style-name="i-b">If you know the percentage markup:</text:span></text:p>
        </text:list-item>
      </text:list>
      <text:p text:style-name="p-firstline-indent"><draw:frame draw:style-name="fr3" draw:name="Object211" text:anchor-type="as-char" svg:width="201.46pt" svg:height="34.44pt" draw:z-index="42"><draw:object-ole xlink:href="./Object 49" xlink:type="simple" xlink:show="embed" xlink:actuate="onLoad"/><draw:image xlink:href="./ObjectReplacements/Object 49" xlink:type="simple" xlink:show="embed" xlink:actuate="onLoad"/></draw:frame></text:p>
      <text:p text:style-name="p-firstline-indent">Using example 2 above to calculate the gross margin percentage</text:p>
      <text:p text:style-name="li1p"><draw:frame draw:style-name="fr4" draw:name="Object221" text:anchor-type="as-char" svg:width="219.4pt" svg:height="104.4pt" draw:z-index="44"><draw:object-ole xlink:href="./Object 50" xlink:type="simple" xlink:show="embed" xlink:actuate="onLoad"/><draw:image xlink:href="./ObjectReplacements/Object 50" xlink:type="simple" xlink:show="embed" xlink:actuate="onLoad"/></draw:frame></text:p>
      <text:list text:style-name="li1b">
        <text:list-item text:start-value="1">
          <text:p text:style-name="li1b"><text:span text:style-name="i-b">If you know the percentage gross margin:</text:span></text:p>
        </text:list-item>
      </text:list>
      <text:p text:style-name="li1p"><draw:frame draw:style-name="fr5" draw:name="Object231" text:anchor-type="as-char" svg:width="208.4pt" svg:height="37.39pt" draw:z-index="46"><draw:object-ole xlink:href="./Object 51" xlink:type="simple" xlink:show="embed" xlink:actuate="onLoad"/><draw:image xlink:href="./ObjectReplacements/Object 51" xlink:type="simple" xlink:show="embed" xlink:actuate="onLoad"/></draw:frame></text:p>
      <text:p text:style-name="li1p">Using example 2 above to calculate the markup percentage</text:p>
      <text:p text:style-name="li1p"><draw:frame draw:style-name="fr6" draw:name="Object241" text:anchor-type="as-char" svg:width="377.46pt" svg:height="99.44pt" draw:z-index="48"><draw:object-ole xlink:href="./Object 52" xlink:type="simple" xlink:show="embed" xlink:actuate="onLoad"/><draw:image xlink:href="./ObjectReplacements/Object 52" xlink:type="simple" xlink:show="embed" xlink:actuate="onLoad"/></draw:frame></text:p>
      <text:p text:style-name="p">While it is not necessary for you to remember these last two formulae, they do show the relationship between markups and gross margins, and are used frequently by managers in merchandising operations when making pricing decisions.</text:p>
      <text:h text:style-name="h2n" text:outline-level="3">Service</text:h>
      <text:p text:style-name="P5">Notice above that <text:span text:style-name="i-b">in dollar terms</text:span>, markup and gross margin are the same, i.e. the difference between selling price and cost price. The distinction arises <text:span text:style-name="i-b">in percentage terms</text:span>, when this amount is related either to cost price (for markup percentage), or to selling price (for gross margin percentage).</text:p>
      <text:p text:style-name="P6">As a result, the concepts of markup and gross margin are so closely related. If you know the percentage markup, it is easy to calculate the percentage gross margin, and vice versa. These are the relationships:</text:p>
      <text:list text:style-name="li1b">
        <text:list-item text:start-value="1">
          <text:p text:style-name="P7"><text:span text:style-name="i-b">If you know the percentage markup:</text:span></text:p>
        </text:list-item>
      </text:list>
      <text:p text:style-name="p-firstline-indent"><draw:frame draw:style-name="fr3" draw:name="Object251" text:anchor-type="as-char" svg:width="201.46pt" svg:height="34.44pt" draw:z-index="50"><draw:object-ole xlink:href="./Object 53" xlink:type="simple" xlink:show="embed" xlink:actuate="onLoad"/><draw:image xlink:href="./ObjectReplacements/Object 53" xlink:type="simple" xlink:show="embed" xlink:actuate="onLoad"/></draw:frame></text:p>
      <text:p text:style-name="p-firstline-indent">Using example 2 above to calculate the gross margin percentage</text:p>
      <text:p text:style-name="li1p"><draw:frame draw:style-name="fr4" draw:name="Object261" text:anchor-type="as-char" svg:width="219.4pt" svg:height="104.4pt" draw:z-index="52"><draw:object-ole xlink:href="./Object 54" xlink:type="simple" xlink:show="embed" xlink:actuate="onLoad"/><draw:image xlink:href="./ObjectReplacements/Object 54" xlink:type="simple" xlink:show="embed" xlink:actuate="onLoad"/></draw:frame></text:p>
      <text:list text:style-name="li1b">
        <text:list-item text:start-value="1">
          <text:p text:style-name="li1b"><text:span text:style-name="i-b">If you know the percentage gross margin:</text:span></text:p>
        </text:list-item>
      </text:list>
      <text:p text:style-name="li1p"><draw:frame draw:style-name="fr5" draw:name="Object271" text:anchor-type="as-char" svg:width="208.4pt" svg:height="37.39pt" draw:z-index="54"><draw:object-ole xlink:href="./Object 55" xlink:type="simple" xlink:show="embed" xlink:actuate="onLoad"/><draw:image xlink:href="./ObjectReplacements/Object 55" xlink:type="simple" xlink:show="embed" xlink:actuate="onLoad"/></draw:frame></text:p>
      <text:p text:style-name="li1p">Using example 2 above to calculate the markup percentage</text:p>
      <text:p text:style-name="li1p"><draw:frame draw:style-name="fr6" draw:name="Object281" text:anchor-type="as-char" svg:width="377.46pt" svg:height="99.44pt" draw:z-index="55"><draw:object-ole xlink:href="./Object 56" xlink:type="simple" xlink:show="embed" xlink:actuate="onLoad"/><draw:image xlink:href="./ObjectReplacements/Object 56" xlink:type="simple" xlink:show="embed" xlink:actuate="onLoad"/></draw:frame></text:p>
      <text:p text:style-name="p">While it is not necessary for you to remember these last two formulae, they do show the relationship between markups and gross margins, and are used frequently by managers in merchandising operations when making pricing decisions.</text:p>
      <text:h text:style-name="h2n" text:outline-level="3">Service</text:h>
      <text:p text:style-name="P5">Notice above that <text:span text:style-name="i-b">in dollar terms</text:span>, markup and gross margin are the same, i.e. the difference between selling price and cost price. The distinction arises <text:span text:style-name="i-b">in percentage terms</text:span>, when this amount is related either to cost price (for markup percentage), or to selling price (for gross margin percentage).</text:p>
      <text:p text:style-name="P6">As a result, the concepts of markup and gross margin are so closely related. If you know the percentage markup, it is easy to calculate the percentage gross margin, and vice versa. These are the relationships:</text:p>
      <text:list text:style-name="li1b">
        <text:list-item text:start-value="1">
          <text:p text:style-name="P7"><text:span text:style-name="i-b">If you know the percentage markup:</text:span></text:p>
        </text:list-item>
      </text:list>
      <text:p text:style-name="p-firstline-indent"><draw:frame draw:style-name="fr3" draw:name="Object291" text:anchor-type="as-char" svg:width="201.46pt" svg:height="34.44pt" draw:z-index="56"><draw:object-ole xlink:href="./Object 57" xlink:type="simple" xlink:show="embed" xlink:actuate="onLoad"/><draw:image xlink:href="./ObjectReplacements/Object 57" xlink:type="simple" xlink:show="embed" xlink:actuate="onLoad"/></draw:frame></text:p>
      <text:p text:style-name="p-firstline-indent">Using example 2 above to calculate the gross margin percentage</text:p>
      <text:p text:style-name="li1p"><draw:frame draw:style-name="fr4" draw:name="Object301" text:anchor-type="as-char" svg:width="219.4pt" svg:height="104.4pt" draw:z-index="57"><draw:object-ole xlink:href="./Object 58" xlink:type="simple" xlink:show="embed" xlink:actuate="onLoad"/><draw:image xlink:href="./ObjectReplacements/Object 58" xlink:type="simple" xlink:show="embed" xlink:actuate="onLoad"/></draw:frame></text:p>
      <text:list text:style-name="li1b">
        <text:list-item text:start-value="1">
          <text:p text:style-name="li1b"><text:span text:style-name="i-b">If you know the percentage gross margin:</text:span></text:p>
        </text:list-item>
      </text:list>
      <text:p text:style-name="li1p"><draw:frame draw:style-name="fr5" draw:name="Object311" text:anchor-type="as-char" svg:width="208.4pt" svg:height="37.39pt" draw:z-index="58"><draw:object-ole xlink:href="./Object 59" xlink:type="simple" xlink:show="embed" xlink:actuate="onLoad"/><draw:image xlink:href="./ObjectReplacements/Object 59" xlink:type="simple" xlink:show="embed" xlink:actuate="onLoad"/></draw:frame></text:p>
      <text:p text:style-name="li1p">Using example 2 above to calculate the markup percentage</text:p>
      <text:p text:style-name="li1p"><draw:frame draw:style-name="fr6" draw:name="Object321" text:anchor-type="as-char" svg:width="377.46pt" svg:height="99.44pt" draw:z-index="59"><draw:object-ole xlink:href="./Object 60" xlink:type="simple" xlink:show="embed" xlink:actuate="onLoad"/><draw:image xlink:href="./ObjectReplacements/Object 60" xlink:type="simple" xlink:show="embed" xlink:actuate="onLoad"/></draw:frame></text:p>
      <text:p text:style-name="p">While it is not necessary for you to remember these last two formulae, they do show the relationship between markups and gross margins, and are used frequently by managers in merchandising operations when making pricing decisions.</text:p>
      <text:p text:style-name="Standard">Service<text:bookmark text:name="_End_1"/></text:p>
      <text:p text:style-name="P10"><text:bookmark text:name="_Start_2"/>Sample MathType in OOo</text:p>
      <text:p text:style-name="p">Sample MathType equations</text:p>
      <text:p text:style-name="p"><draw:frame draw:style-name="fr1" draw:name="Object112" text:anchor-type="paragraph" svg:x="12.25pt" svg:y="12.39pt" svg:width="115.06pt" svg:height="34.04pt" draw:z-index="17"><draw:object-ole xlink:href="./Object 61" xlink:type="simple" xlink:show="embed" xlink:actuate="onLoad"/><draw:image xlink:href="./ObjectReplacements/Object 61" xlink:type="simple" xlink:show="embed" xlink:actuate="onLoad"/></draw:frame></text:p>
      <text:p text:style-name="p"/>
      <text:p text:style-name="p"><draw:frame draw:style-name="fr2" draw:name="Object212" text:anchor-type="paragraph" svg:width="151.06pt" svg:height="33.05pt" draw:z-index="19"><draw:object-ole xlink:href="./Object 62" xlink:type="simple" xlink:show="embed" xlink:actuate="onLoad"/><draw:image xlink:href="./ObjectReplacements/Object 62" xlink:type="simple" xlink:show="embed" xlink:actuate="onLoad"/></draw:frame></text:p>
      <text:p text:style-name="p"/>
      <text:p text:style-name="p"/>
      <text:p text:style-name="P4"/>
      <text:p text:style-name="p"/>
      <text:p text:style-name="Standard"/>
      <text:p text:style-name="p"/>
      <text:p text:style-name="p"/>
      <text:p text:style-name="P4"/>
      <text:p text:style-name="p"/>
      <text:p text:style-name="p"/>
      <text:p text:style-name="p"/>
      <text:p text:style-name="P5">Notice above that <text:span text:style-name="i-b">in dollar terms</text:span>, markup and gross margin are the same, i.e. the difference between selling price and cost price. The distinction arises <text:span text:style-name="i-b">in percentage terms</text:span>, when this amount is related either to cost price (for markup percentage), or to selling price (for gross margin percentage).</text:p>
      <text:p text:style-name="P6">As a result, the concepts of markup and gross margin are so closely related. If you know the percentage markup, it is easy to calculate the percentage gross margin, and vice versa. These are the relationships:</text:p>
      <text:list text:style-name="li1b">
        <text:list-item text:start-value="1">
          <text:p text:style-name="P7"><text:span text:style-name="i-b">If you know the percentage markup:</text:span></text:p>
        </text:list-item>
      </text:list>
      <text:p text:style-name="p-firstline-indent"><draw:frame draw:style-name="fr3" draw:name="Object52" text:anchor-type="as-char" svg:width="201.46pt" svg:height="34.44pt" draw:z-index="62"><draw:object-ole xlink:href="./Object 63" xlink:type="simple" xlink:show="embed" xlink:actuate="onLoad"/><draw:image xlink:href="./ObjectReplacements/Object 63" xlink:type="simple" xlink:show="embed" xlink:actuate="onLoad"/></draw:frame></text:p>
      <text:p text:style-name="p-firstline-indent">Using example 2 above to calculate the gross margin percentage</text:p>
      <text:p text:style-name="li1p"><draw:frame draw:style-name="fr4" draw:name="Object62" text:anchor-type="as-char" svg:width="219.4pt" svg:height="104.4pt" draw:z-index="63"><draw:object-ole xlink:href="./Object 64" xlink:type="simple" xlink:show="embed" xlink:actuate="onLoad"/><draw:image xlink:href="./ObjectReplacements/Object 64" xlink:type="simple" xlink:show="embed" xlink:actuate="onLoad"/></draw:frame></text:p>
      <text:list text:style-name="li1b">
        <text:list-item text:start-value="1">
          <text:p text:style-name="li1b"><text:span text:style-name="i-b">If you know the percentage gross margin:</text:span></text:p>
        </text:list-item>
      </text:list>
      <text:p text:style-name="li1p"><draw:frame draw:style-name="fr5" draw:name="Object72" text:anchor-type="as-char" svg:width="208.4pt" svg:height="37.39pt" draw:z-index="64"><draw:object-ole xlink:href="./Object 65" xlink:type="simple" xlink:show="embed" xlink:actuate="onLoad"/><draw:image xlink:href="./ObjectReplacements/Object 65" xlink:type="simple" xlink:show="embed" xlink:actuate="onLoad"/></draw:frame></text:p>
      <text:p text:style-name="li1p">Using example 2 above to calculate the markup percentage</text:p>
      <text:p text:style-name="li1p"><draw:frame draw:style-name="fr6" draw:name="Object82" text:anchor-type="as-char" svg:width="377.46pt" svg:height="99.44pt" draw:z-index="65"><draw:object-ole xlink:href="./Object 66" xlink:type="simple" xlink:show="embed" xlink:actuate="onLoad"/><draw:image xlink:href="./ObjectReplacements/Object 66" xlink:type="simple" xlink:show="embed" xlink:actuate="onLoad"/></draw:frame></text:p>
      <text:p text:style-name="p">While it is not necessary for you to remember these last two formulae, they do show the relationship between markups and gross margins, and are used frequently by managers in merchandising</text:p>
      <text:p text:style-name="P5">Notice above that <text:span text:style-name="i-b">in dollar terms</text:span>, markup and gross margin are the same, i.e. the difference between selling price and cost price. The distinction arises <text:span text:style-name="i-b">in percentage terms</text:span>, when this amount is related either to cost price (for markup percentage), or to selling price (for gross margin percentage).</text:p>
      <text:p text:style-name="P6">As a result, the concepts of markup and gross margin are so closely related. If you know the percentage markup, it is easy to calculate the percentage gross margin, and vice versa. These are the relationships:</text:p>
      <text:list text:style-name="li1b">
        <text:list-item text:start-value="1">
          <text:p text:style-name="P7"><text:span text:style-name="i-b">If you know the percentage markup:</text:span></text:p>
        </text:list-item>
      </text:list>
      <text:p text:style-name="p-firstline-indent"><draw:frame draw:style-name="fr3" draw:name="Object92" text:anchor-type="as-char" svg:width="201.46pt" svg:height="34.44pt" draw:z-index="66"><draw:object-ole xlink:href="./Object 67" xlink:type="simple" xlink:show="embed" xlink:actuate="onLoad"/><draw:image xlink:href="./ObjectReplacements/Object 67" xlink:type="simple" xlink:show="embed" xlink:actuate="onLoad"/></draw:frame></text:p>
      <text:p text:style-name="p-firstline-indent">Using example 2 above to calculate the gross margin percentage</text:p>
      <text:p text:style-name="li1p"><draw:frame draw:style-name="fr4" draw:name="Object102" text:anchor-type="as-char" svg:width="219.4pt" svg:height="104.4pt" draw:z-index="67"><draw:object-ole xlink:href="./Object 68" xlink:type="simple" xlink:show="embed" xlink:actuate="onLoad"/><draw:image xlink:href="./ObjectReplacements/Object 68" xlink:type="simple" xlink:show="embed" xlink:actuate="onLoad"/></draw:frame></text:p>
      <text:list text:style-name="li1b">
        <text:list-item text:start-value="1">
          <text:p text:style-name="li1b"><text:span text:style-name="i-b">If you know the percentage gross margin:</text:span></text:p>
        </text:list-item>
      </text:list>
      <text:p text:style-name="li1p"><draw:frame draw:style-name="fr5" draw:name="Object113" text:anchor-type="as-char" svg:width="208.4pt" svg:height="37.39pt" draw:z-index="68"><draw:object-ole xlink:href="./Object 69" xlink:type="simple" xlink:show="embed" xlink:actuate="onLoad"/><draw:image xlink:href="./ObjectReplacements/Object 69" xlink:type="simple" xlink:show="embed" xlink:actuate="onLoad"/></draw:frame></text:p>
      <text:p text:style-name="li1p">Using example 2 above to calculate the markup percentage</text:p>
      <text:p text:style-name="li1p"><draw:frame draw:style-name="fr6" draw:name="Object122" text:anchor-type="as-char" svg:width="377.46pt" svg:height="99.44pt" draw:z-index="69"><draw:object-ole xlink:href="./Object 70" xlink:type="simple" xlink:show="embed" xlink:actuate="onLoad"/><draw:image xlink:href="./ObjectReplacements/Object 70" xlink:type="simple" xlink:show="embed" xlink:actuate="onLoad"/></draw:frame></text:p>
      <text:p text:style-name="p">While it is not necessary for you to remember these last two formulae, they do show the relationship between markups and gross margins, and are used frequently by managers in merchandising operations when making pricing decisions.</text:p>
      <text:h text:style-name="h2n" text:outline-level="3">Service</text:h>
      <text:p text:style-name="P5">Notice above that <text:span text:style-name="i-b">in dollar terms</text:span>, markup and gross margin are the same, i.e. the difference between selling price and cost price. The distinction arises <text:span text:style-name="i-b">in percentage terms</text:span>, when this amount is related either to cost price (for markup percentage), or to selling price (for gross margin percentage).</text:p>
      <text:p text:style-name="P6">As a result, the concepts of markup and gross margin are so closely related. If you know the percentage markup, it is easy to calculate the percentage gross margin, and vice versa. These are the relationships:</text:p>
      <text:list text:style-name="li1b">
        <text:list-item text:start-value="1">
          <text:p text:style-name="P7"><text:span text:style-name="i-b">If you know the percentage markup:</text:span></text:p>
        </text:list-item>
      </text:list>
      <text:p text:style-name="p-firstline-indent"><draw:frame draw:style-name="fr3" draw:name="Object132" text:anchor-type="as-char" svg:width="201.4pt" svg:height="34.41pt" draw:z-index="0"><draw:object-ole xlink:href="./Object 71" xlink:type="simple" xlink:show="embed" xlink:actuate="onLoad"/><draw:image xlink:href="./ObjectReplacements/Object 71" xlink:type="simple" xlink:show="embed" xlink:actuate="onLoad"/></draw:frame></text:p>
      <text:p text:style-name="p-firstline-indent">Using example 2 above to calculate the gross margin percentage</text:p>
      <text:p text:style-name="li1p"><draw:frame draw:style-name="fr4" draw:name="Object142" text:anchor-type="as-char" svg:width="219.34pt" svg:height="104.34pt" draw:z-index="0"><draw:object-ole xlink:href="./Object 72" xlink:type="simple" xlink:show="embed" xlink:actuate="onLoad"/><draw:image xlink:href="./ObjectReplacements/Object 72" xlink:type="simple" xlink:show="embed" xlink:actuate="onLoad"/></draw:frame></text:p>
      <text:list text:style-name="li1b">
        <text:list-item text:start-value="1">
          <text:p text:style-name="li1b"><text:span text:style-name="i-b">If you know the percentage gross margin:</text:span></text:p>
        </text:list-item>
      </text:list>
      <text:p text:style-name="li1p"><draw:frame draw:style-name="fr5" draw:name="Object152" text:anchor-type="as-char" svg:width="208.35pt" svg:height="37.39pt" draw:z-index="0"><draw:object-ole xlink:href="./Object 73" xlink:type="simple" xlink:show="embed" xlink:actuate="onLoad"/><draw:image xlink:href="./ObjectReplacements/Object 73" xlink:type="simple" xlink:show="embed" xlink:actuate="onLoad"/></draw:frame></text:p>
      <text:p text:style-name="li1p">Using example 2 above to calculate the markup percentage</text:p>
      <text:p text:style-name="li1p"><draw:frame draw:style-name="fr6" draw:name="Object162" text:anchor-type="as-char" svg:width="377.4pt" svg:height="99.41pt" draw:z-index="0"><draw:object-ole xlink:href="./Object 74" xlink:type="simple" xlink:show="embed" xlink:actuate="onLoad"/><draw:image xlink:href="./ObjectReplacements/Object 74" xlink:type="simple" xlink:show="embed" xlink:actuate="onLoad"/></draw:frame></text:p>
      <text:p text:style-name="p">While it is not necessary for you to remember these last two formulae, they do show the relationship between markups and gross margins, and are used frequently by managers in merchandising operations when making pricing decisions.</text:p>
      <text:h text:style-name="h2n" text:outline-level="3">Service</text:h>
      <text:p text:style-name="P5">Notice above that <text:span text:style-name="i-b">in dollar terms</text:span>, markup and gross margin are the same, i.e. the difference between selling price and cost price. The distinction arises <text:span text:style-name="i-b">in percentage terms</text:span>, when this amount is related either to cost price (for markup percentage), or to selling price (for gross margin percentage).</text:p>
      <text:p text:style-name="P6">As a result, the concepts of markup and gross margin are so closely related. If you know the percentage markup, it is easy to calculate the percentage gross margin, and vice versa. These are the relationships:</text:p>
      <text:list text:style-name="li1b">
        <text:list-item text:start-value="1">
          <text:p text:style-name="P7"><text:span text:style-name="i-b">If you know the percentage markup:</text:span></text:p>
        </text:list-item>
      </text:list>
      <text:p text:style-name="p-firstline-indent"><draw:frame draw:style-name="fr3" draw:name="Object172" text:anchor-type="as-char" svg:width="201.4pt" svg:height="34.41pt" draw:z-index="0"><draw:object-ole xlink:href="./Object 75" xlink:type="simple" xlink:show="embed" xlink:actuate="onLoad"/><draw:image xlink:href="./ObjectReplacements/Object 75" xlink:type="simple" xlink:show="embed" xlink:actuate="onLoad"/></draw:frame></text:p>
      <text:p text:style-name="p-firstline-indent">Using example 2 above to calculate the gross margin percentage</text:p>
      <text:p text:style-name="li1p"><draw:frame draw:style-name="fr4" draw:name="Object182" text:anchor-type="as-char" svg:width="219.34pt" svg:height="104.34pt" draw:z-index="0"><draw:object-ole xlink:href="./Object 76" xlink:type="simple" xlink:show="embed" xlink:actuate="onLoad"/><draw:image xlink:href="./ObjectReplacements/Object 76" xlink:type="simple" xlink:show="embed" xlink:actuate="onLoad"/></draw:frame></text:p>
      <text:list text:style-name="li1b">
        <text:list-item text:start-value="1">
          <text:p text:style-name="li1b"><text:span text:style-name="i-b">If you know the percentage gross margin:</text:span></text:p>
        </text:list-item>
      </text:list>
      <text:p text:style-name="li1p"><draw:frame draw:style-name="fr5" draw:name="Object192" text:anchor-type="as-char" svg:width="208.35pt" svg:height="37.39pt" draw:z-index="0"><draw:object-ole xlink:href="./Object 77" xlink:type="simple" xlink:show="embed" xlink:actuate="onLoad"/><draw:image xlink:href="./ObjectReplacements/Object 77" xlink:type="simple" xlink:show="embed" xlink:actuate="onLoad"/></draw:frame></text:p>
      <text:p text:style-name="li1p">Using example 2 above to calculate the markup percentage</text:p>
      <text:p text:style-name="li1p"><draw:frame draw:style-name="fr6" draw:name="Object202" text:anchor-type="as-char" svg:width="377.4pt" svg:height="99.41pt" draw:z-index="0"><draw:object-ole xlink:href="./Object 78" xlink:type="simple" xlink:show="embed" xlink:actuate="onLoad"/><draw:image xlink:href="./ObjectReplacements/Object 78" xlink:type="simple" xlink:show="embed" xlink:actuate="onLoad"/></draw:frame></text:p>
      <text:p text:style-name="p">While it is not necessary for you to remember these last two formulae, they do show the relationship between markups and gross margins, and are used frequently by managers in merchandising operations when making pricing decisions.</text:p>
      <text:h text:style-name="h2n" text:outline-level="3">Service</text:h>
      <text:p text:style-name="P5">Notice above that <text:span text:style-name="i-b">in dollar terms</text:span>, markup and gross margin are the same, i.e. the difference between selling price and cost price. The distinction arises <text:span text:style-name="i-b">in percentage terms</text:span>, when this amount is related either to cost price (for markup percentage), or to selling price (for gross margin percentage).</text:p>
      <text:p text:style-name="P6">As a result, the concepts of markup and gross margin are so closely related. If you know the percentage markup, it is easy to calculate the percentage gross margin, and vice versa. These are the relationships:</text:p>
      <text:list text:style-name="li1b">
        <text:list-item text:start-value="1">
          <text:p text:style-name="P7"><text:span text:style-name="i-b">If you know the percentage markup:</text:span></text:p>
        </text:list-item>
      </text:list>
      <text:p text:style-name="p-firstline-indent"><draw:frame draw:style-name="fr3" draw:name="Object213" text:anchor-type="as-char" svg:width="201.4pt" svg:height="34.41pt" draw:z-index="0"><draw:object-ole xlink:href="./Object 79" xlink:type="simple" xlink:show="embed" xlink:actuate="onLoad"/><draw:image xlink:href="./ObjectReplacements/Object 79" xlink:type="simple" xlink:show="embed" xlink:actuate="onLoad"/></draw:frame></text:p>
      <text:p text:style-name="p-firstline-indent">Using example 2 above to calculate the gross margin percentage</text:p>
      <text:p text:style-name="li1p"><draw:frame draw:style-name="fr4" draw:name="Object222" text:anchor-type="as-char" svg:width="219.34pt" svg:height="104.34pt" draw:z-index="0"><draw:object-ole xlink:href="./Object 80" xlink:type="simple" xlink:show="embed" xlink:actuate="onLoad"/><draw:image xlink:href="./ObjectReplacements/Object 80" xlink:type="simple" xlink:show="embed" xlink:actuate="onLoad"/></draw:frame></text:p>
      <text:list text:style-name="li1b">
        <text:list-item text:start-value="1">
          <text:p text:style-name="li1b"><text:span text:style-name="i-b">If you know the percentage gross margin:</text:span></text:p>
        </text:list-item>
      </text:list>
      <text:p text:style-name="li1p"><draw:frame draw:style-name="fr5" draw:name="Object232" text:anchor-type="as-char" svg:width="208.35pt" svg:height="37.39pt" draw:z-index="0"><draw:object-ole xlink:href="./Object 81" xlink:type="simple" xlink:show="embed" xlink:actuate="onLoad"/><draw:image xlink:href="./ObjectReplacements/Object 81" xlink:type="simple" xlink:show="embed" xlink:actuate="onLoad"/></draw:frame></text:p>
      <text:p text:style-name="li1p">Using example 2 above to calculate the markup percentage</text:p>
      <text:p text:style-name="li1p"><draw:frame draw:style-name="fr6" draw:name="Object242" text:anchor-type="as-char" svg:width="377.4pt" svg:height="99.41pt" draw:z-index="0"><draw:object-ole xlink:href="./Object 82" xlink:type="simple" xlink:show="embed" xlink:actuate="onLoad"/><draw:image xlink:href="./ObjectReplacements/Object 82" xlink:type="simple" xlink:show="embed" xlink:actuate="onLoad"/></draw:frame></text:p>
      <text:p text:style-name="p">While it is not necessary for you to remember these last two formulae, they do show the relationship between markups and gross margins, and are used frequently by managers in merchandising operations when making pricing decisions.</text:p>
      <text:h text:style-name="h2n" text:outline-level="3">Service</text:h>
      <text:p text:style-name="P5">Notice above that <text:span text:style-name="i-b">in dollar terms</text:span>, markup and gross margin are the same, i.e. the difference between selling price and cost price. The distinction arises <text:span text:style-name="i-b">in percentage terms</text:span>, when this amount is related either to cost price (for markup percentage), or to selling price (for gross margin percentage).</text:p>
      <text:p text:style-name="P6">As a result, the concepts of markup and gross margin are so closely related. If you know the percentage markup, it is easy to calculate the percentage gross margin, and vice versa. These are the relationships:</text:p>
      <text:list text:style-name="li1b">
        <text:list-item text:start-value="1">
          <text:p text:style-name="P7"><text:span text:style-name="i-b">If you know the percentage markup:</text:span></text:p>
        </text:list-item>
      </text:list>
      <text:p text:style-name="p-firstline-indent"><draw:frame draw:style-name="fr3" draw:name="Object252" text:anchor-type="as-char" svg:width="201.4pt" svg:height="34.41pt" draw:z-index="0"><draw:object-ole xlink:href="./Object 83" xlink:type="simple" xlink:show="embed" xlink:actuate="onLoad"/><draw:image xlink:href="./ObjectReplacements/Object 83" xlink:type="simple" xlink:show="embed" xlink:actuate="onLoad"/></draw:frame></text:p>
      <text:p text:style-name="p-firstline-indent">Using example 2 above to calculate the gross margin percentage</text:p>
      <text:p text:style-name="li1p"><draw:frame draw:style-name="fr4" draw:name="Object262" text:anchor-type="as-char" svg:width="219.34pt" svg:height="104.34pt" draw:z-index="0"><draw:object-ole xlink:href="./Object 84" xlink:type="simple" xlink:show="embed" xlink:actuate="onLoad"/><draw:image xlink:href="./ObjectReplacements/Object 84" xlink:type="simple" xlink:show="embed" xlink:actuate="onLoad"/></draw:frame></text:p>
      <text:list text:style-name="li1b">
        <text:list-item text:start-value="1">
          <text:p text:style-name="li1b"><text:span text:style-name="i-b">If you know the percentage gross margin:</text:span></text:p>
        </text:list-item>
      </text:list>
      <text:p text:style-name="li1p"><draw:frame draw:style-name="fr5" draw:name="Object272" text:anchor-type="as-char" svg:width="208.35pt" svg:height="37.39pt" draw:z-index="0"><draw:object-ole xlink:href="./Object 85" xlink:type="simple" xlink:show="embed" xlink:actuate="onLoad"/><draw:image xlink:href="./ObjectReplacements/Object 85" xlink:type="simple" xlink:show="embed" xlink:actuate="onLoad"/></draw:frame></text:p>
      <text:p text:style-name="li1p">Using example 2 above to calculate the markup percentage</text:p>
      <text:p text:style-name="li1p"><draw:frame draw:style-name="fr6" draw:name="Object282" text:anchor-type="as-char" svg:width="377.4pt" svg:height="99.41pt" draw:z-index="0"><draw:object-ole xlink:href="./Object 86" xlink:type="simple" xlink:show="embed" xlink:actuate="onLoad"/><draw:image xlink:href="./ObjectReplacements/Object 86" xlink:type="simple" xlink:show="embed" xlink:actuate="onLoad"/></draw:frame></text:p>
      <text:p text:style-name="p">While it is not necessary for you to remember these last two formulae, they do show the relationship between markups and gross margins, and are used frequently by managers in merchandising operations when making pricing decisions.</text:p>
      <text:h text:style-name="h2n" text:outline-level="3">Service</text:h>
      <text:p text:style-name="P5">Notice above that <text:span text:style-name="i-b">in dollar terms</text:span>, markup and gross margin are the same, i.e. the difference between selling price and cost price. The distinction arises <text:span text:style-name="i-b">in percentage terms</text:span>, when this amount is related either to cost price (for markup percentage), or to selling price (for gross margin percentage).</text:p>
      <text:p text:style-name="P6">As a result, the concepts of markup and gross margin are so closely related. If you know the percentage markup, it is easy to calculate the percentage gross margin, and vice versa. These are the relationships:</text:p>
      <text:list text:style-name="li1b">
        <text:list-item text:start-value="1">
          <text:p text:style-name="P7"><text:span text:style-name="i-b">If you know the percentage markup:</text:span></text:p>
        </text:list-item>
      </text:list>
      <text:p text:style-name="p-firstline-indent"><draw:frame draw:style-name="fr3" draw:name="Object292" text:anchor-type="as-char" svg:width="201.4pt" svg:height="34.41pt" draw:z-index="0"><draw:object-ole xlink:href="./Object 87" xlink:type="simple" xlink:show="embed" xlink:actuate="onLoad"/><draw:image xlink:href="./ObjectReplacements/Object 87" xlink:type="simple" xlink:show="embed" xlink:actuate="onLoad"/></draw:frame></text:p>
      <text:p text:style-name="p-firstline-indent">Using example 2 above to calculate the gross margin percentage</text:p>
      <text:p text:style-name="li1p"><draw:frame draw:style-name="fr4" draw:name="Object302" text:anchor-type="as-char" svg:width="219.34pt" svg:height="104.34pt" draw:z-index="0"><draw:object-ole xlink:href="./Object 88" xlink:type="simple" xlink:show="embed" xlink:actuate="onLoad"/><draw:image xlink:href="./ObjectReplacements/Object 88" xlink:type="simple" xlink:show="embed" xlink:actuate="onLoad"/></draw:frame></text:p>
      <text:list text:style-name="li1b">
        <text:list-item text:start-value="1">
          <text:p text:style-name="li1b"><text:span text:style-name="i-b">If you know the percentage gross margin:</text:span></text:p>
        </text:list-item>
      </text:list>
      <text:p text:style-name="li1p"><draw:frame draw:style-name="fr5" draw:name="Object312" text:anchor-type="as-char" svg:width="208.35pt" svg:height="37.39pt" draw:z-index="0"><draw:object-ole xlink:href="./Object 89" xlink:type="simple" xlink:show="embed" xlink:actuate="onLoad"/><draw:image xlink:href="./ObjectReplacements/Object 89" xlink:type="simple" xlink:show="embed" xlink:actuate="onLoad"/></draw:frame></text:p>
      <text:p text:style-name="li1p">Using example 2 above to calculate the markup percentage</text:p>
      <text:p text:style-name="li1p"><draw:frame draw:style-name="fr6" draw:name="Object322" text:anchor-type="as-char" svg:width="377.4pt" svg:height="99.41pt" draw:z-index="0"><draw:object-ole xlink:href="./Object 90" xlink:type="simple" xlink:show="embed" xlink:actuate="onLoad"/><draw:image xlink:href="./ObjectReplacements/Object 90" xlink:type="simple" xlink:show="embed" xlink:actuate="onLoad"/></draw:frame></text:p>
      <text:p text:style-name="p">While it is not necessary for you to remember these last two formulae, they do show the relationship between markups and gross margins, and are used frequently by managers in merchandising operations when making pricing decisions.</text:p>
      <text:p text:style-name="Standard">Service<text:bookmark text:name="_End_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8.5pt" draw:shadow-offset-y="8.5pt" draw:start-line-spacing-horizontal="8.02pt" draw:start-line-spacing-vertical="8.02pt" draw:end-line-spacing-horizontal="8.02pt" draw:end-line-spacing-vertical="8.02pt"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35.46pt"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5.95pt" fo:margin-bottom="5.95pt"/>
      <style:text-properties style:font-name="Times" fo:font-size="11pt" fo:font-style="normal" style:font-style-asian="italic" style:font-style-complex="italic"/>
    </style:style>
    <style:style style:name="Text_20_body" style:display-name="Text body" style:family="paragraph" style:class="text">
      <style:paragraph-properties fo:margin-top="0pt" fo:margin-bottom="11.91pt"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pt" fo:margin-right="0pt" fo:text-indent="17.01pt" style:auto-text-indent="false" text:number-lines="false" text:line-number="0" style:writing-mode="lr-tb"/>
    </style:style>
    <style:style style:name="Hanging_20_indent" style:display-name="Hanging indent" style:family="paragraph" style:parent-style-name="Text_20_body" style:class="text">
      <style:paragraph-properties fo:margin-left="17.01pt" fo:margin-right="0pt" fo:text-indent="-17.01pt" style:auto-text-indent="false">
        <style:tab-stops/>
      </style:paragraph-properties>
    </style:style>
    <style:style style:name="Heading" style:family="paragraph" style:next-style-name="Text_20_body" style:class="text">
      <style:paragraph-properties fo:margin-top="11.99pt" fo:margin-bottom="6.01pt"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36.85pt" fo:margin-bottom="13.89pt"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25.99pt" fo:margin-bottom="10.01pt"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18pt" fo:margin-bottom="6.01pt"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11.99pt" fo:margin-bottom="0pt"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11.99pt" fo:margin-bottom="0pt"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pt" fo:margin-bottom="0pt"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206.96pt" style:type="center"/>
          <style:tab-stop style:position="413.89pt" style:type="right"/>
        </style:tab-stops>
      </style:paragraph-properties>
    </style:style>
    <style:style style:name="Header_20_left" style:display-name="Header left" style:family="paragraph" style:parent-style-name="Standard" style:class="extra">
      <style:paragraph-properties fo:margin-top="0pt" fo:margin-bottom="0pt" text:number-lines="false" text:line-number="0">
        <style:tab-stops>
          <style:tab-stop style:position="19.84pt"/>
          <style:tab-stop style:position="413.89pt"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pt" fo:margin-bottom="0pt" fo:text-align="end" style:justify-single-word="false" text:number-lines="false" text:line-number="0">
        <style:tab-stops>
          <style:tab-stop style:position="276.41pt"/>
          <style:tab-stop style:position="382.71pt"/>
          <style:tab-stop style:position="413.86pt"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206.96pt" style:type="center"/>
          <style:tab-stop style:position="413.89pt"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pt" fo:margin-bottom="0pt"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6.01pt" fo:margin-bottom="6.01pt"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pt" fo:margin-bottom="0pt"/>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14.14pt" fo:margin-right="0pt" fo:text-indent="-14.14pt"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pt" fo:margin-right="0pt" fo:margin-top="23.81pt" fo:margin-bottom="5.95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margin-top="17.86pt" fo:margin-bottom="0pt" fo:text-indent="0pt" style:auto-text-indent="false">
        <style:tab-stops>
          <style:tab-stop style:position="413.89pt"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17.01pt" fo:margin-right="0pt" fo:margin-top="0pt" fo:margin-bottom="0pt" fo:text-indent="0pt" style:auto-text-indent="false">
        <style:tab-stops>
          <style:tab-stop style:position="399.74pt"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42.49pt" fo:margin-right="0pt" fo:margin-top="0pt" fo:margin-bottom="0pt" fo:text-indent="0pt" style:auto-text-indent="false">
        <style:tab-stops>
          <style:tab-stop style:position="385.6pt"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42.46pt" fo:margin-right="0pt" fo:text-indent="0pt" style:auto-text-indent="false">
        <style:tab-stops>
          <style:tab-stop style:position="371.45pt" style:type="right" style:leader-style="dotted" style:leader-text="."/>
        </style:tab-stops>
      </style:paragraph-properties>
    </style:style>
    <style:style style:name="Contents_20_5" style:display-name="Contents 5" style:family="paragraph" style:parent-style-name="Index" style:class="index">
      <style:paragraph-properties fo:margin-left="56.61pt" fo:margin-right="0pt" fo:text-indent="0pt" style:auto-text-indent="false">
        <style:tab-stops>
          <style:tab-stop style:position="357.31pt" style:type="right" style:leader-style="dotted" style:leader-text="."/>
        </style:tab-stops>
      </style:paragraph-properties>
    </style:style>
    <style:style style:name="Title" style:family="paragraph" style:next-style-name="p" style:class="chapter">
      <style:paragraph-properties fo:margin-top="0pt" fo:margin-bottom="14.14pt"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39.71pt" fo:margin-bottom="0pt"/>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pt" fo:margin-bottom="11.91pt"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pt" fo:margin-bottom="5.95pt"/>
    </style:style>
    <style:style style:name="li2b" style:family="paragraph" style:parent-style-name="Standard" style:list-style-name="li2b">
      <style:paragraph-properties fo:margin-top="0pt" fo:margin-bottom="5.95pt"/>
    </style:style>
    <style:style style:name="li3b" style:family="paragraph" style:parent-style-name="Standard" style:list-style-name="li3b">
      <style:paragraph-properties fo:margin-top="0pt" fo:margin-bottom="5.95pt"/>
    </style:style>
    <style:style style:name="li4b" style:family="paragraph" style:parent-style-name="Standard" style:list-style-name="li4b">
      <style:paragraph-properties fo:margin-top="0pt" fo:margin-bottom="5.95pt"/>
    </style:style>
    <style:style style:name="li5b" style:family="paragraph" style:parent-style-name="Standard" style:list-style-name="li5b">
      <style:paragraph-properties fo:margin-top="0pt" fo:margin-bottom="5.95pt"/>
    </style:style>
    <style:style style:name="li1p" style:family="paragraph" style:parent-style-name="Standard">
      <style:paragraph-properties fo:margin-left="17.01pt" fo:margin-right="0pt" fo:margin-top="0pt" fo:margin-bottom="5.95pt" fo:text-indent="0pt" style:auto-text-indent="false"/>
    </style:style>
    <style:style style:name="li2p" style:family="paragraph" style:parent-style-name="Standard">
      <style:paragraph-properties fo:margin-left="33.99pt" fo:margin-right="0pt" fo:margin-top="0pt" fo:margin-bottom="5.95pt" fo:text-indent="0pt" style:auto-text-indent="false"/>
    </style:style>
    <style:style style:name="li3p" style:family="paragraph" style:parent-style-name="Standard">
      <style:paragraph-properties fo:margin-left="51pt" fo:margin-right="0pt" fo:margin-top="0pt" fo:margin-bottom="5.95pt" fo:text-indent="0pt" style:auto-text-indent="false"/>
    </style:style>
    <style:style style:name="li4p" style:family="paragraph" style:parent-style-name="Standard">
      <style:paragraph-properties fo:margin-left="68.06pt" fo:margin-right="0pt" fo:margin-top="0pt" fo:margin-bottom="5.95pt" fo:text-indent="0pt" style:auto-text-indent="false"/>
    </style:style>
    <style:style style:name="li5p" style:family="paragraph" style:parent-style-name="Standard">
      <style:paragraph-properties fo:margin-left="85.04pt" fo:margin-right="0pt" fo:margin-top="0pt" fo:margin-bottom="5.95pt" fo:text-indent="0pt" style:auto-text-indent="false"/>
    </style:style>
    <style:style style:name="bq1" style:family="paragraph" style:parent-style-name="Standard">
      <style:paragraph-properties fo:margin-left="17.01pt" fo:margin-right="0pt" fo:margin-top="0pt" fo:margin-bottom="11.91pt" fo:text-indent="0pt" style:auto-text-indent="false"/>
      <style:text-properties fo:font-style="normal"/>
    </style:style>
    <style:style style:name="bq2" style:family="paragraph" style:parent-style-name="Standard">
      <style:paragraph-properties fo:margin-left="33.99pt" fo:margin-right="0pt" fo:margin-top="0pt" fo:margin-bottom="11.91pt" fo:text-indent="0pt" style:auto-text-indent="false"/>
      <style:text-properties fo:font-style="normal"/>
    </style:style>
    <style:style style:name="bq3" style:family="paragraph" style:parent-style-name="Standard">
      <style:paragraph-properties fo:margin-left="51pt" fo:margin-right="0pt" fo:margin-top="0pt" fo:margin-bottom="11.91pt" fo:text-indent="0pt" style:auto-text-indent="false"/>
      <style:text-properties fo:font-style="normal"/>
    </style:style>
    <style:style style:name="bq4" style:family="paragraph" style:parent-style-name="Standard">
      <style:paragraph-properties fo:margin-left="68.06pt" fo:margin-right="0pt" fo:margin-top="0pt" fo:margin-bottom="11.91pt" fo:text-indent="0pt" style:auto-text-indent="false"/>
      <style:text-properties fo:font-style="normal"/>
    </style:style>
    <style:style style:name="bq5" style:family="paragraph" style:parent-style-name="Standard">
      <style:paragraph-properties fo:margin-left="85.04pt" fo:margin-right="0pt" fo:margin-top="0pt" fo:margin-bottom="11.91pt" fo:text-indent="0pt" style:auto-text-indent="false"/>
      <style:text-properties fo:font-style="normal"/>
    </style:style>
    <style:style style:name="bq1source" style:family="paragraph" style:parent-style-name="Standard">
      <style:paragraph-properties fo:margin-left="17.01pt" fo:margin-right="0pt" fo:margin-top="0pt" fo:margin-bottom="11.91pt" fo:text-indent="0pt" style:auto-text-indent="false"/>
      <style:text-properties fo:font-style="normal"/>
    </style:style>
    <style:style style:name="bq2source" style:family="paragraph" style:parent-style-name="Standard">
      <style:paragraph-properties fo:margin-left="33.99pt" fo:margin-right="0pt" fo:margin-top="0pt" fo:margin-bottom="11.91pt" fo:text-indent="0pt" style:auto-text-indent="false"/>
      <style:text-properties fo:font-style="normal"/>
    </style:style>
    <style:style style:name="bq3source" style:family="paragraph" style:parent-style-name="Standard">
      <style:paragraph-properties fo:margin-left="51pt" fo:margin-right="0pt" fo:margin-top="0pt" fo:margin-bottom="11.91pt" fo:text-indent="0pt" style:auto-text-indent="false"/>
      <style:text-properties fo:font-style="normal"/>
    </style:style>
    <style:style style:name="bq4source" style:family="paragraph" style:parent-style-name="Standard">
      <style:paragraph-properties fo:margin-left="68.06pt" fo:margin-right="0pt" fo:margin-top="0pt" fo:margin-bottom="11.91pt" fo:text-indent="0pt" style:auto-text-indent="false"/>
      <style:text-properties fo:font-style="normal"/>
    </style:style>
    <style:style style:name="bq5source" style:family="paragraph" style:parent-style-name="Standard">
      <style:paragraph-properties fo:margin-left="85.04pt" fo:margin-right="0pt" fo:margin-top="0pt" fo:margin-bottom="11.91pt" fo:text-indent="0pt" style:auto-text-indent="false"/>
      <style:text-properties fo:font-style="normal"/>
    </style:style>
    <style:style style:name="pre1" style:family="paragraph">
      <style:paragraph-properties fo:margin-left="0pt" fo:margin-right="0pt" fo:margin-top="0pt" fo:margin-bottom="11.91pt" fo:text-indent="0pt" style:auto-text-indent="false" fo:background-color="#cccccc">
        <style:background-image/>
      </style:paragraph-properties>
      <style:text-properties style:font-name="Courier New" fo:font-size="10pt" style:font-size-asian="10pt"/>
    </style:style>
    <style:style style:name="pre2" style:family="paragraph">
      <style:paragraph-properties fo:margin-left="17.01pt" fo:margin-right="0pt" fo:margin-top="0pt" fo:margin-bottom="11.91pt" fo:text-indent="0pt" style:auto-text-indent="false" fo:background-color="#cccccc">
        <style:background-image/>
      </style:paragraph-properties>
      <style:text-properties style:font-name="Courier New" fo:font-size="10pt" style:font-size-asian="10pt"/>
    </style:style>
    <style:style style:name="pre3" style:family="paragraph">
      <style:paragraph-properties fo:margin-left="33.99pt" fo:margin-right="0pt" fo:margin-top="0pt" fo:margin-bottom="11.91pt" fo:text-indent="0pt"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51pt" fo:margin-right="0pt" fo:margin-top="0pt" fo:margin-bottom="11.91pt" fo:text-indent="0pt" style:auto-text-indent="false" fo:background-color="#cccccc">
        <style:background-image/>
      </style:paragraph-properties>
      <style:text-properties style:font-name="Courier New" fo:font-size="10pt" style:font-size-asian="10pt"/>
    </style:style>
    <style:style style:name="pre5" style:family="paragraph">
      <style:paragraph-properties fo:margin-left="68.06pt" fo:margin-right="0pt" fo:margin-top="0pt" fo:margin-bottom="11.91pt" fo:text-indent="0pt"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17.01pt" fo:margin-right="0pt" fo:margin-top="0pt" fo:margin-bottom="5.95pt" fo:text-indent="0pt" style:auto-text-indent="false"/>
    </style:style>
    <style:style style:name="dd2" style:family="paragraph" style:parent-style-name="Standard">
      <style:paragraph-properties fo:margin-left="33.99pt" fo:margin-right="0pt" fo:margin-top="0pt" fo:margin-bottom="5.95pt" fo:text-indent="0pt" style:auto-text-indent="false"/>
    </style:style>
    <style:style style:name="dd3" style:family="paragraph" style:parent-style-name="Standard">
      <style:paragraph-properties fo:margin-left="51pt" fo:margin-right="0pt" fo:margin-top="0pt" fo:margin-bottom="5.95pt" fo:text-indent="0pt" style:auto-text-indent="false"/>
    </style:style>
    <style:style style:name="dd4" style:family="paragraph" style:parent-style-name="Standard">
      <style:paragraph-properties fo:margin-left="68.06pt" fo:margin-right="0pt" fo:margin-top="0pt" fo:margin-bottom="5.95pt" fo:text-indent="0pt" style:auto-text-indent="false"/>
    </style:style>
    <style:style style:name="dd5" style:family="paragraph" style:parent-style-name="Standard">
      <style:paragraph-properties fo:margin-left="85.04pt" fo:margin-right="0pt" fo:margin-top="0pt" fo:margin-bottom="5.95pt" fo:text-indent="0pt" style:auto-text-indent="false"/>
    </style:style>
    <style:style style:name="dt1" style:family="paragraph" style:parent-style-name="Standard" style:next-style-name="dd1">
      <style:paragraph-properties fo:margin-left="0pt" fo:margin-right="0pt" fo:margin-top="0pt" fo:margin-bottom="5.95pt" fo:text-indent="0pt" style:auto-text-indent="false"/>
      <style:text-properties fo:font-weight="bold"/>
    </style:style>
    <style:style style:name="dt2" style:family="paragraph" style:parent-style-name="Standard" style:next-style-name="dd2">
      <style:paragraph-properties fo:margin-left="17.01pt" fo:margin-right="0pt" fo:margin-top="0pt" fo:margin-bottom="5.95pt" fo:text-indent="0pt" style:auto-text-indent="false"/>
      <style:text-properties fo:font-weight="bold"/>
    </style:style>
    <style:style style:name="dt3" style:family="paragraph" style:parent-style-name="Standard" style:next-style-name="dd3">
      <style:paragraph-properties fo:margin-left="33.99pt" fo:margin-right="0pt" fo:margin-top="0pt" fo:margin-bottom="5.95pt" fo:text-indent="0pt" style:auto-text-indent="false"/>
      <style:text-properties fo:font-weight="bold"/>
    </style:style>
    <style:style style:name="dt4" style:family="paragraph" style:parent-style-name="Standard" style:next-style-name="dd4">
      <style:paragraph-properties fo:margin-left="51pt" fo:margin-right="0pt" fo:margin-top="0pt" fo:margin-bottom="5.95pt" fo:text-indent="0pt" style:auto-text-indent="false"/>
      <style:text-properties fo:font-weight="bold"/>
    </style:style>
    <style:style style:name="dt5" style:family="paragraph" style:parent-style-name="Standard" style:next-style-name="dd5">
      <style:paragraph-properties fo:margin-left="68.06pt" fo:margin-right="0pt" fo:margin-top="0pt" fo:margin-bottom="5.95pt" fo:text-indent="0pt" style:auto-text-indent="false"/>
      <style:text-properties fo:font-weight="bold"/>
    </style:style>
    <style:style style:name="li1n" style:family="paragraph" style:parent-style-name="Standard" style:list-style-name="li1n">
      <style:paragraph-properties fo:margin-top="0pt" fo:margin-bottom="5.95pt"/>
    </style:style>
    <style:style style:name="li2n" style:family="paragraph" style:parent-style-name="Standard" style:list-style-name="li2n">
      <style:paragraph-properties fo:margin-top="0pt" fo:margin-bottom="5.95pt"/>
    </style:style>
    <style:style style:name="li3n" style:family="paragraph" style:parent-style-name="Standard" style:list-style-name="li3n">
      <style:paragraph-properties fo:margin-top="0pt" fo:margin-bottom="5.95pt"/>
    </style:style>
    <style:style style:name="li4n" style:family="paragraph" style:parent-style-name="Standard" style:list-style-name="li4n">
      <style:paragraph-properties fo:margin-top="0pt" fo:margin-bottom="5.95pt"/>
    </style:style>
    <style:style style:name="li5n" style:family="paragraph" style:parent-style-name="Standard" style:list-style-name="li5n">
      <style:paragraph-properties fo:margin-top="0pt" fo:margin-bottom="5.95pt"/>
    </style:style>
    <style:style style:name="li1i" style:family="paragraph" style:parent-style-name="Standard" style:list-style-name="li1i">
      <style:paragraph-properties fo:margin-top="0pt" fo:margin-bottom="5.95pt"/>
    </style:style>
    <style:style style:name="li2i" style:family="paragraph" style:parent-style-name="Standard" style:list-style-name="li2i">
      <style:paragraph-properties fo:margin-top="0pt" fo:margin-bottom="5.95pt"/>
    </style:style>
    <style:style style:name="li3i" style:family="paragraph" style:parent-style-name="Standard" style:list-style-name="li3i">
      <style:paragraph-properties fo:margin-top="0pt" fo:margin-bottom="5.95pt"/>
    </style:style>
    <style:style style:name="li4i" style:family="paragraph" style:parent-style-name="Standard" style:list-style-name="li4i">
      <style:paragraph-properties fo:margin-top="0pt" fo:margin-bottom="5.95pt"/>
    </style:style>
    <style:style style:name="li5i" style:family="paragraph" style:parent-style-name="Standard" style:list-style-name="li5i">
      <style:paragraph-properties fo:margin-top="0pt" fo:margin-bottom="5.95pt"/>
    </style:style>
    <style:style style:name="li1I" style:family="paragraph" style:parent-style-name="Standard" style:list-style-name="li1I">
      <style:paragraph-properties fo:margin-top="0pt" fo:margin-bottom="5.95pt"/>
    </style:style>
    <style:style style:name="li2I" style:family="paragraph" style:parent-style-name="Standard" style:list-style-name="li2I">
      <style:paragraph-properties fo:margin-top="0pt" fo:margin-bottom="5.95pt"/>
    </style:style>
    <style:style style:name="li3I" style:family="paragraph" style:parent-style-name="Standard" style:list-style-name="li3I">
      <style:paragraph-properties fo:margin-top="0pt" fo:margin-bottom="5.95pt"/>
    </style:style>
    <style:style style:name="li4I" style:family="paragraph" style:parent-style-name="Standard" style:list-style-name="li4I">
      <style:paragraph-properties fo:margin-top="0pt" fo:margin-bottom="5.95pt"/>
    </style:style>
    <style:style style:name="li5I" style:family="paragraph" style:parent-style-name="Standard" style:list-style-name="li5I">
      <style:paragraph-properties fo:margin-top="0pt" fo:margin-bottom="5.95pt"/>
    </style:style>
    <style:style style:name="li1a" style:family="paragraph" style:parent-style-name="Standard" style:list-style-name="li1a">
      <style:paragraph-properties fo:margin-top="0pt" fo:margin-bottom="5.95pt"/>
    </style:style>
    <style:style style:name="li2a" style:family="paragraph" style:parent-style-name="Standard" style:list-style-name="li2a">
      <style:paragraph-properties fo:margin-top="0pt" fo:margin-bottom="5.95pt"/>
    </style:style>
    <style:style style:name="li3a" style:family="paragraph" style:parent-style-name="Standard" style:list-style-name="li3a">
      <style:paragraph-properties fo:margin-top="0pt" fo:margin-bottom="5.95pt"/>
    </style:style>
    <style:style style:name="li4a" style:family="paragraph" style:parent-style-name="Standard" style:list-style-name="li4a">
      <style:paragraph-properties fo:margin-top="0pt" fo:margin-bottom="5.95pt"/>
    </style:style>
    <style:style style:name="li5a" style:family="paragraph" style:parent-style-name="Standard" style:list-style-name="li5a">
      <style:paragraph-properties fo:margin-top="0pt" fo:margin-bottom="5.95pt"/>
    </style:style>
    <style:style style:name="li1A" style:family="paragraph" style:parent-style-name="Standard" style:list-style-name="li1A">
      <style:paragraph-properties fo:margin-top="0pt" fo:margin-bottom="5.95pt"/>
    </style:style>
    <style:style style:name="li2A" style:family="paragraph" style:parent-style-name="Standard" style:list-style-name="li2A">
      <style:paragraph-properties fo:margin-top="0pt" fo:margin-bottom="5.95pt"/>
    </style:style>
    <style:style style:name="li3A" style:family="paragraph" style:parent-style-name="Standard" style:list-style-name="li3A">
      <style:paragraph-properties fo:margin-top="0pt" fo:margin-bottom="5.95pt"/>
    </style:style>
    <style:style style:name="li4A" style:family="paragraph" style:parent-style-name="Standard" style:list-style-name="li4A">
      <style:paragraph-properties fo:margin-top="0pt" fo:margin-bottom="5.95pt"/>
    </style:style>
    <style:style style:name="li5A" style:family="paragraph" style:parent-style-name="Standard" style:list-style-name="li5A">
      <style:paragraph-properties fo:margin-top="0pt" fo:margin-bottom="5.95pt"/>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pt" fo:margin-right="0pt" fo:text-indent="17.01pt"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1.39pt" fo:border-left="none" fo:border-right="none" fo:border-top="none" fo:border-bottom="0.06pt solid #000000">
        <style:tab-stops/>
        <style:background-image/>
      </style:paragraph-properties>
      <style:text-properties fo:font-size="16pt"/>
    </style:style>
    <style:style style:name="h-reading" style:family="paragraph" style:parent-style-name="Heading_20_6">
      <style:paragraph-properties fo:padding="1.39pt" fo:border-left="none" fo:border-right="none" fo:border-top="none" fo:border-bottom="0.06pt solid #000000"/>
    </style:style>
    <style:style style:name="h-learning" style:family="paragraph" style:parent-style-name="Heading_20_6">
      <style:paragraph-properties fo:padding="1.39pt" fo:border-left="none" fo:border-right="none" fo:border-top="none" fo:border-bottom="0.06pt solid #000000"/>
    </style:style>
    <style:style style:name="h-reflection" style:family="paragraph" style:parent-style-name="Heading_20_6">
      <style:paragraph-properties fo:padding="1.39pt" fo:border-left="none" fo:border-right="none" fo:border-top="none" fo:border-bottom="0.06pt solid #000000"/>
    </style:style>
    <style:style style:name="h-note" style:family="paragraph" style:parent-style-name="Heading_20_6">
      <style:paragraph-properties fo:padding="1.39pt" fo:border-left="none" fo:border-right="none" fo:border-top="none" fo:border-bottom="0.06pt solid #000000"/>
    </style:style>
    <style:style style:name="h-slide" style:family="paragraph" style:parent-style-name="h-note"/>
    <style:style style:name="h-example" style:family="paragraph" style:parent-style-name="Heading_20_6">
      <style:paragraph-properties fo:padding="1.39pt" fo:border-left="none" fo:border-right="none" fo:border-top="none" fo:border-bottom="0.06pt solid #000000"/>
    </style:style>
    <style:style style:name="h-discussion" style:family="paragraph" style:parent-style-name="h-casestudy"/>
    <style:style style:name="h-casestudy" style:family="paragraph" style:parent-style-name="Heading_20_6">
      <style:paragraph-properties fo:padding="1.39pt" fo:border-left="none" fo:border-right="none" fo:border-top="none" fo:border-bottom="0.06pt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none" style:vertical-pos="top" style:vertical-rel="paragraph" style:horizontal-pos="center" style:horizontal-rel="paragraph"/>
    </style:style>
    <style:style style:name="OLE" style:family="graphic">
      <style:graphic-properties text:anchor-type="paragraph" svg:x="0pt" svg:y="0pt" style:wrap="non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14.14pt"/>
      </text:list-level-style-number>
      <text:list-level-style-number text:level="2" text:style-name="Numbering_20_Symbols" style:num-suffix="." style:num-format="1">
        <style:list-level-properties text:space-before="14.2pt" text:min-label-width="14.14pt"/>
      </text:list-level-style-number>
      <text:list-level-style-number text:level="3" text:style-name="Numbering_20_Symbols" style:num-suffix="." style:num-format="1">
        <style:list-level-properties text:space-before="28.35pt" text:min-label-width="14.14pt"/>
      </text:list-level-style-number>
      <text:list-level-style-number text:level="4" text:style-name="Numbering_20_Symbols" style:num-suffix="." style:num-format="1">
        <style:list-level-properties text:space-before="42.55pt" text:min-label-width="14.14pt"/>
      </text:list-level-style-number>
      <text:list-level-style-number text:level="5" text:style-name="Numbering_20_Symbols" style:num-suffix="." style:num-format="1">
        <style:list-level-properties text:space-before="56.69pt" text:min-label-width="14.14pt"/>
      </text:list-level-style-number>
      <text:list-level-style-number text:level="6" text:style-name="Numbering_20_Symbols" style:num-suffix="." style:num-format="1">
        <style:list-level-properties text:space-before="70.89pt" text:min-label-width="14.14pt"/>
      </text:list-level-style-number>
      <text:list-level-style-number text:level="7" text:style-name="Numbering_20_Symbols" style:num-suffix="." style:num-format="1">
        <style:list-level-properties text:space-before="85.07pt" text:min-label-width="14.14pt"/>
      </text:list-level-style-number>
      <text:list-level-style-number text:level="8" text:style-name="Numbering_20_Symbols" style:num-suffix="." style:num-format="1">
        <style:list-level-properties text:space-before="99.27pt" text:min-label-width="14.14pt"/>
      </text:list-level-style-number>
      <text:list-level-style-number text:level="9" text:style-name="Numbering_20_Symbols" style:num-suffix="." style:num-format="1">
        <style:list-level-properties text:space-before="113.41pt" text:min-label-width="14.14pt"/>
      </text:list-level-style-number>
      <text:list-level-style-number text:level="10" text:style-name="Numbering_20_Symbols" style:num-suffix="." style:num-format="1">
        <style:list-level-properties text:space-before="127.62pt" text:min-label-width="14.14pt"/>
      </text:list-level-style-number>
    </text:list-style>
    <text:list-style style:name="li1b">
      <text:list-level-style-bullet text:level="1" text:style-name="Bullet_20_Symbols" text:bullet-char="●">
        <style:list-level-properties text:min-label-width="17.01pt"/>
        <style:text-properties style:font-name="Times New Roman1"/>
      </text:list-level-style-bullet>
      <text:list-level-style-bullet text:level="2" text:style-name="Bullet_20_Symbols" text:bullet-char="●">
        <style:list-level-properties text:min-label-width="17.01pt"/>
        <style:text-properties style:font-name="Times New Roman1"/>
      </text:list-level-style-bullet>
      <text:list-level-style-bullet text:level="3" text:style-name="Bullet_20_Symbols" text:bullet-char="●">
        <style:list-level-properties text:min-label-width="17.01pt"/>
        <style:text-properties style:font-name="Times New Roman1"/>
      </text:list-level-style-bullet>
      <text:list-level-style-bullet text:level="4" text:style-name="Bullet_20_Symbols" text:bullet-char="●">
        <style:list-level-properties text:min-label-width="17.01pt"/>
        <style:text-properties style:font-name="Times New Roman1"/>
      </text:list-level-style-bullet>
      <text:list-level-style-bullet text:level="5" text:style-name="Bullet_20_Symbols" text:bullet-char="●">
        <style:list-level-properties text:min-label-width="17.01pt"/>
        <style:text-properties style:font-name="Times New Roman1"/>
      </text:list-level-style-bullet>
      <text:list-level-style-bullet text:level="6" text:style-name="Bullet_20_Symbols" text:bullet-char="●">
        <style:list-level-properties text:min-label-width="17.01pt"/>
        <style:text-properties style:font-name="Times New Roman1"/>
      </text:list-level-style-bullet>
      <text:list-level-style-bullet text:level="7" text:style-name="Bullet_20_Symbols" text:bullet-char="●">
        <style:list-level-properties text:min-label-width="17.01pt"/>
        <style:text-properties style:font-name="Times New Roman1"/>
      </text:list-level-style-bullet>
      <text:list-level-style-bullet text:level="8" text:style-name="Bullet_20_Symbols" text:bullet-char="●">
        <style:list-level-properties text:min-label-width="17.01pt"/>
        <style:text-properties style:font-name="Times New Roman1"/>
      </text:list-level-style-bullet>
      <text:list-level-style-bullet text:level="9" text:style-name="Bullet_20_Symbols" text:bullet-char="●">
        <style:list-level-properties text:min-label-width="17.01pt"/>
        <style:text-properties style:font-name="Times New Roman1"/>
      </text:list-level-style-bullet>
      <text:list-level-style-bullet text:level="10" text:style-name="Bullet_20_Symbols" text:bullet-char="●">
        <style:list-level-properties text:min-label-width="17.01pt"/>
        <style:text-properties style:font-name="Times New Roman1"/>
      </text:list-level-style-bullet>
    </text:list-style>
    <text:list-style style:name="li2b">
      <text:list-level-style-bullet text:level="1" text:style-name="Bullet_20_Symbols" text:bullet-char="●">
        <style:list-level-properties text:space-before="16.98pt" text:min-label-width="17.01pt"/>
        <style:text-properties style:font-name="Times New Roman1"/>
      </text:list-level-style-bullet>
      <text:list-level-style-bullet text:level="2" text:style-name="Bullet_20_Symbols" text:bullet-char="●">
        <style:list-level-properties text:space-before="16.98pt" text:min-label-width="17.01pt"/>
        <style:text-properties style:font-name="Times New Roman1"/>
      </text:list-level-style-bullet>
      <text:list-level-style-bullet text:level="3" text:style-name="Bullet_20_Symbols" text:bullet-char="●">
        <style:list-level-properties text:space-before="16.98pt" text:min-label-width="17.01pt"/>
        <style:text-properties style:font-name="Times New Roman1"/>
      </text:list-level-style-bullet>
      <text:list-level-style-bullet text:level="4" text:style-name="Bullet_20_Symbols" text:bullet-char="●">
        <style:list-level-properties text:space-before="16.98pt" text:min-label-width="17.01pt"/>
        <style:text-properties style:font-name="Times New Roman1"/>
      </text:list-level-style-bullet>
      <text:list-level-style-bullet text:level="5" text:style-name="Bullet_20_Symbols" text:bullet-char="●">
        <style:list-level-properties text:space-before="16.98pt" text:min-label-width="17.01pt"/>
        <style:text-properties style:font-name="Times New Roman1"/>
      </text:list-level-style-bullet>
      <text:list-level-style-bullet text:level="6" text:style-name="Bullet_20_Symbols" text:bullet-char="●">
        <style:list-level-properties text:space-before="16.98pt" text:min-label-width="17.01pt"/>
        <style:text-properties style:font-name="Times New Roman1"/>
      </text:list-level-style-bullet>
      <text:list-level-style-bullet text:level="7" text:style-name="Bullet_20_Symbols" text:bullet-char="●">
        <style:list-level-properties text:space-before="16.98pt" text:min-label-width="17.01pt"/>
        <style:text-properties style:font-name="Times New Roman1"/>
      </text:list-level-style-bullet>
      <text:list-level-style-bullet text:level="8" text:style-name="Bullet_20_Symbols" text:bullet-char="●">
        <style:list-level-properties text:space-before="16.98pt" text:min-label-width="17.01pt"/>
        <style:text-properties style:font-name="Times New Roman1"/>
      </text:list-level-style-bullet>
      <text:list-level-style-bullet text:level="9" text:style-name="Bullet_20_Symbols" text:bullet-char="●">
        <style:list-level-properties text:space-before="16.98pt" text:min-label-width="17.01pt"/>
        <style:text-properties style:font-name="Times New Roman1"/>
      </text:list-level-style-bullet>
      <text:list-level-style-bullet text:level="10" text:style-name="Bullet_20_Symbols" text:bullet-char="●">
        <style:list-level-properties text:space-before="16.98pt" text:min-label-width="17.01pt"/>
        <style:text-properties style:font-name="Times New Roman1"/>
      </text:list-level-style-bullet>
    </text:list-style>
    <text:list-style style:name="li3b">
      <text:list-level-style-bullet text:level="1" text:style-name="Bullet_20_Symbols" text:bullet-char="●">
        <style:list-level-properties text:space-before="33.99pt" text:min-label-width="17.01pt"/>
        <style:text-properties style:font-name="Times New Roman1"/>
      </text:list-level-style-bullet>
      <text:list-level-style-bullet text:level="2" text:style-name="Bullet_20_Symbols" text:bullet-char="●">
        <style:list-level-properties text:space-before="33.99pt" text:min-label-width="17.01pt"/>
        <style:text-properties style:font-name="Times New Roman1"/>
      </text:list-level-style-bullet>
      <text:list-level-style-bullet text:level="3" text:style-name="Bullet_20_Symbols" text:bullet-char="●">
        <style:list-level-properties text:space-before="33.99pt" text:min-label-width="17.01pt"/>
        <style:text-properties style:font-name="Times New Roman1"/>
      </text:list-level-style-bullet>
      <text:list-level-style-bullet text:level="4" text:style-name="Bullet_20_Symbols" text:bullet-char="●">
        <style:list-level-properties text:space-before="33.99pt" text:min-label-width="17.01pt"/>
        <style:text-properties style:font-name="Times New Roman1"/>
      </text:list-level-style-bullet>
      <text:list-level-style-bullet text:level="5" text:style-name="Bullet_20_Symbols" text:bullet-char="●">
        <style:list-level-properties text:space-before="33.99pt" text:min-label-width="17.01pt"/>
        <style:text-properties style:font-name="Times New Roman1"/>
      </text:list-level-style-bullet>
      <text:list-level-style-bullet text:level="6" text:style-name="Bullet_20_Symbols" text:bullet-char="●">
        <style:list-level-properties text:space-before="33.99pt" text:min-label-width="17.01pt"/>
        <style:text-properties style:font-name="Times New Roman1"/>
      </text:list-level-style-bullet>
      <text:list-level-style-bullet text:level="7" text:style-name="Bullet_20_Symbols" text:bullet-char="●">
        <style:list-level-properties text:space-before="33.99pt" text:min-label-width="17.01pt"/>
        <style:text-properties style:font-name="Times New Roman1"/>
      </text:list-level-style-bullet>
      <text:list-level-style-bullet text:level="8" text:style-name="Bullet_20_Symbols" text:bullet-char="●">
        <style:list-level-properties text:space-before="33.99pt" text:min-label-width="17.01pt"/>
        <style:text-properties style:font-name="Times New Roman1"/>
      </text:list-level-style-bullet>
      <text:list-level-style-bullet text:level="9" text:style-name="Bullet_20_Symbols" text:bullet-char="●">
        <style:list-level-properties text:space-before="33.99pt" text:min-label-width="17.01pt"/>
        <style:text-properties style:font-name="Times New Roman1"/>
      </text:list-level-style-bullet>
      <text:list-level-style-bullet text:level="10" text:style-name="Bullet_20_Symbols" text:bullet-char="●">
        <style:list-level-properties text:space-before="33.99pt" text:min-label-width="17.01pt"/>
        <style:text-properties style:font-name="Times New Roman1"/>
      </text:list-level-style-bullet>
    </text:list-style>
    <text:list-style style:name="li4b">
      <text:list-level-style-bullet text:level="1" text:style-name="Bullet_20_Symbols" text:bullet-char="●">
        <style:list-level-properties text:space-before="51.05pt" text:min-label-width="17.01pt"/>
        <style:text-properties style:font-name="Times New Roman1"/>
      </text:list-level-style-bullet>
      <text:list-level-style-bullet text:level="2" text:style-name="Bullet_20_Symbols" text:bullet-char="●">
        <style:list-level-properties text:space-before="51.05pt" text:min-label-width="17.01pt"/>
        <style:text-properties style:font-name="Times New Roman1"/>
      </text:list-level-style-bullet>
      <text:list-level-style-bullet text:level="3" text:style-name="Bullet_20_Symbols" text:bullet-char="●">
        <style:list-level-properties text:space-before="51.05pt" text:min-label-width="17.01pt"/>
        <style:text-properties style:font-name="Times New Roman1"/>
      </text:list-level-style-bullet>
      <text:list-level-style-bullet text:level="4" text:style-name="Bullet_20_Symbols" text:bullet-char="●">
        <style:list-level-properties text:space-before="51.05pt" text:min-label-width="17.01pt"/>
        <style:text-properties style:font-name="Times New Roman1"/>
      </text:list-level-style-bullet>
      <text:list-level-style-bullet text:level="5" text:style-name="Bullet_20_Symbols" text:bullet-char="●">
        <style:list-level-properties text:space-before="51.05pt" text:min-label-width="17.01pt"/>
        <style:text-properties style:font-name="Times New Roman1"/>
      </text:list-level-style-bullet>
      <text:list-level-style-bullet text:level="6" text:style-name="Bullet_20_Symbols" text:bullet-char="●">
        <style:list-level-properties text:space-before="51.05pt" text:min-label-width="17.01pt"/>
        <style:text-properties style:font-name="Times New Roman1"/>
      </text:list-level-style-bullet>
      <text:list-level-style-bullet text:level="7" text:style-name="Bullet_20_Symbols" text:bullet-char="●">
        <style:list-level-properties text:space-before="51.05pt" text:min-label-width="17.01pt"/>
        <style:text-properties style:font-name="Times New Roman1"/>
      </text:list-level-style-bullet>
      <text:list-level-style-bullet text:level="8" text:style-name="Bullet_20_Symbols" text:bullet-char="●">
        <style:list-level-properties text:space-before="51.05pt" text:min-label-width="17.01pt"/>
        <style:text-properties style:font-name="Times New Roman1"/>
      </text:list-level-style-bullet>
      <text:list-level-style-bullet text:level="9" text:style-name="Bullet_20_Symbols" text:bullet-char="●">
        <style:list-level-properties text:space-before="51.05pt" text:min-label-width="17.01pt"/>
        <style:text-properties style:font-name="Times New Roman1"/>
      </text:list-level-style-bullet>
      <text:list-level-style-bullet text:level="10" text:style-name="Bullet_20_Symbols" text:bullet-char="●">
        <style:list-level-properties text:space-before="51.05pt" text:min-label-width="17.01pt"/>
        <style:text-properties style:font-name="Times New Roman1"/>
      </text:list-level-style-bullet>
    </text:list-style>
    <text:list-style style:name="li5b">
      <text:list-level-style-bullet text:level="1" text:style-name="Bullet_20_Symbols" text:bullet-char="●">
        <style:list-level-properties text:space-before="68.03pt" text:min-label-width="17.01pt"/>
        <style:text-properties style:font-name="Times New Roman1"/>
      </text:list-level-style-bullet>
      <text:list-level-style-bullet text:level="2" text:style-name="Bullet_20_Symbols" text:bullet-char="●">
        <style:list-level-properties text:space-before="68.03pt" text:min-label-width="17.01pt"/>
        <style:text-properties style:font-name="Times New Roman1"/>
      </text:list-level-style-bullet>
      <text:list-level-style-bullet text:level="3" text:style-name="Bullet_20_Symbols" text:bullet-char="●">
        <style:list-level-properties text:space-before="68.03pt" text:min-label-width="17.01pt"/>
        <style:text-properties style:font-name="Times New Roman1"/>
      </text:list-level-style-bullet>
      <text:list-level-style-bullet text:level="4" text:style-name="Bullet_20_Symbols" text:bullet-char="●">
        <style:list-level-properties text:space-before="68.03pt" text:min-label-width="17.01pt"/>
        <style:text-properties style:font-name="Times New Roman1"/>
      </text:list-level-style-bullet>
      <text:list-level-style-bullet text:level="5" text:style-name="Bullet_20_Symbols" text:bullet-char="●">
        <style:list-level-properties text:space-before="68.03pt" text:min-label-width="17.01pt"/>
        <style:text-properties style:font-name="Times New Roman1"/>
      </text:list-level-style-bullet>
      <text:list-level-style-bullet text:level="6" text:style-name="Bullet_20_Symbols" text:bullet-char="●">
        <style:list-level-properties text:space-before="68.03pt" text:min-label-width="17.01pt"/>
        <style:text-properties style:font-name="Times New Roman1"/>
      </text:list-level-style-bullet>
      <text:list-level-style-bullet text:level="7" text:style-name="Bullet_20_Symbols" text:bullet-char="●">
        <style:list-level-properties text:space-before="68.03pt" text:min-label-width="17.01pt"/>
        <style:text-properties style:font-name="Times New Roman1"/>
      </text:list-level-style-bullet>
      <text:list-level-style-bullet text:level="8" text:style-name="Bullet_20_Symbols" text:bullet-char="●">
        <style:list-level-properties text:space-before="68.03pt" text:min-label-width="17.01pt"/>
        <style:text-properties style:font-name="Times New Roman1"/>
      </text:list-level-style-bullet>
      <text:list-level-style-bullet text:level="9" text:style-name="Bullet_20_Symbols" text:bullet-char="●">
        <style:list-level-properties text:space-before="68.03pt" text:min-label-width="17.01pt"/>
        <style:text-properties style:font-name="Times New Roman1"/>
      </text:list-level-style-bullet>
      <text:list-level-style-bullet text:level="10" text:style-name="Bullet_20_Symbols" text:bullet-char="●">
        <style:list-level-properties text:space-before="68.03pt" text:min-label-width="17.01pt"/>
        <style:text-properties style:font-name="Times New Roman1"/>
      </text:list-level-style-bullet>
    </text:list-style>
    <text:list-style style:name="li1n">
      <text:list-level-style-number text:level="1" style:num-suffix="." style:num-format="1">
        <style:list-level-properties text:min-label-width="17.01pt"/>
      </text:list-level-style-number>
      <text:list-level-style-number text:level="2" style:num-suffix="." style:num-format="1">
        <style:list-level-properties text:min-label-width="17.01pt"/>
      </text:list-level-style-number>
      <text:list-level-style-number text:level="3" style:num-suffix="." style:num-format="1">
        <style:list-level-properties text:min-label-width="17.01pt"/>
      </text:list-level-style-number>
      <text:list-level-style-number text:level="4" style:num-suffix="." style:num-format="1">
        <style:list-level-properties text:min-label-width="17.01pt"/>
      </text:list-level-style-number>
      <text:list-level-style-number text:level="5" style:num-suffix="." style:num-format="1">
        <style:list-level-properties text:min-label-width="17.01pt"/>
      </text:list-level-style-number>
      <text:list-level-style-number text:level="6" style:num-suffix="." style:num-format="1">
        <style:list-level-properties text:min-label-width="17.01pt"/>
      </text:list-level-style-number>
      <text:list-level-style-number text:level="7" style:num-suffix="." style:num-format="1">
        <style:list-level-properties text:min-label-width="17.01pt"/>
      </text:list-level-style-number>
      <text:list-level-style-number text:level="8" style:num-suffix="." style:num-format="1">
        <style:list-level-properties text:min-label-width="17.01pt"/>
      </text:list-level-style-number>
      <text:list-level-style-number text:level="9" style:num-suffix="." style:num-format="1">
        <style:list-level-properties text:min-label-width="17.01pt"/>
      </text:list-level-style-number>
      <text:list-level-style-number text:level="10" style:num-suffix="." style:num-format="1">
        <style:list-level-properties text:min-label-width="17.01pt"/>
      </text:list-level-style-number>
    </text:list-style>
    <text:list-style style:name="li2n">
      <text:list-level-style-number text:level="1" style:num-suffix="." style:num-format="1">
        <style:list-level-properties text:space-before="16.98pt" text:min-label-width="17.01pt"/>
      </text:list-level-style-number>
      <text:list-level-style-number text:level="2" style:num-suffix="." style:num-format="1">
        <style:list-level-properties text:space-before="16.98pt" text:min-label-width="17.01pt"/>
      </text:list-level-style-number>
      <text:list-level-style-number text:level="3" style:num-suffix="." style:num-format="1">
        <style:list-level-properties text:space-before="16.98pt" text:min-label-width="17.01pt"/>
      </text:list-level-style-number>
      <text:list-level-style-number text:level="4" style:num-suffix="." style:num-format="1">
        <style:list-level-properties text:space-before="16.98pt" text:min-label-width="17.01pt"/>
      </text:list-level-style-number>
      <text:list-level-style-number text:level="5" style:num-suffix="." style:num-format="1">
        <style:list-level-properties text:space-before="16.98pt" text:min-label-width="17.01pt"/>
      </text:list-level-style-number>
      <text:list-level-style-number text:level="6" style:num-suffix="." style:num-format="1">
        <style:list-level-properties text:space-before="16.98pt" text:min-label-width="17.01pt"/>
      </text:list-level-style-number>
      <text:list-level-style-number text:level="7" style:num-suffix="." style:num-format="1">
        <style:list-level-properties text:space-before="16.98pt" text:min-label-width="17.01pt"/>
      </text:list-level-style-number>
      <text:list-level-style-number text:level="8" style:num-suffix="." style:num-format="1">
        <style:list-level-properties text:space-before="16.98pt" text:min-label-width="17.01pt"/>
      </text:list-level-style-number>
      <text:list-level-style-number text:level="9" style:num-suffix="." style:num-format="1">
        <style:list-level-properties text:space-before="16.98pt" text:min-label-width="17.01pt"/>
      </text:list-level-style-number>
      <text:list-level-style-number text:level="10" style:num-suffix="." style:num-format="1">
        <style:list-level-properties text:space-before="16.98pt" text:min-label-width="17.01pt"/>
      </text:list-level-style-number>
    </text:list-style>
    <text:list-style style:name="li3n">
      <text:list-level-style-number text:level="1" style:num-suffix="." style:num-format="1">
        <style:list-level-properties text:space-before="33.99pt" text:min-label-width="17.01pt"/>
      </text:list-level-style-number>
      <text:list-level-style-number text:level="2" style:num-suffix="." style:num-format="1">
        <style:list-level-properties text:space-before="33.99pt" text:min-label-width="17.01pt"/>
      </text:list-level-style-number>
      <text:list-level-style-number text:level="3" style:num-suffix="." style:num-format="1">
        <style:list-level-properties text:space-before="33.99pt" text:min-label-width="17.01pt"/>
      </text:list-level-style-number>
      <text:list-level-style-number text:level="4" style:num-suffix="." style:num-format="1">
        <style:list-level-properties text:space-before="33.99pt" text:min-label-width="17.01pt"/>
      </text:list-level-style-number>
      <text:list-level-style-number text:level="5" style:num-suffix="." style:num-format="1">
        <style:list-level-properties text:space-before="33.99pt" text:min-label-width="17.01pt"/>
      </text:list-level-style-number>
      <text:list-level-style-number text:level="6" style:num-suffix="." style:num-format="1">
        <style:list-level-properties text:space-before="33.99pt" text:min-label-width="17.01pt"/>
      </text:list-level-style-number>
      <text:list-level-style-number text:level="7" style:num-suffix="." style:num-format="1">
        <style:list-level-properties text:space-before="33.99pt" text:min-label-width="17.01pt"/>
      </text:list-level-style-number>
      <text:list-level-style-number text:level="8" style:num-suffix="." style:num-format="1">
        <style:list-level-properties text:space-before="33.99pt" text:min-label-width="17.01pt"/>
      </text:list-level-style-number>
      <text:list-level-style-number text:level="9" style:num-suffix="." style:num-format="1">
        <style:list-level-properties text:space-before="33.99pt" text:min-label-width="17.01pt"/>
      </text:list-level-style-number>
      <text:list-level-style-number text:level="10" style:num-suffix="." style:num-format="1">
        <style:list-level-properties text:space-before="33.99pt" text:min-label-width="17.01pt"/>
      </text:list-level-style-number>
    </text:list-style>
    <text:list-style style:name="li4n">
      <text:list-level-style-number text:level="1" style:num-suffix="." style:num-format="1">
        <style:list-level-properties text:space-before="51.05pt" text:min-label-width="17.01pt"/>
      </text:list-level-style-number>
      <text:list-level-style-number text:level="2" style:num-suffix="." style:num-format="1">
        <style:list-level-properties text:space-before="51.05pt" text:min-label-width="17.01pt"/>
      </text:list-level-style-number>
      <text:list-level-style-number text:level="3" style:num-suffix="." style:num-format="1">
        <style:list-level-properties text:space-before="51.05pt" text:min-label-width="17.01pt"/>
      </text:list-level-style-number>
      <text:list-level-style-number text:level="4" style:num-suffix="." style:num-format="1">
        <style:list-level-properties text:space-before="51.05pt" text:min-label-width="17.01pt"/>
      </text:list-level-style-number>
      <text:list-level-style-number text:level="5" style:num-suffix="." style:num-format="1">
        <style:list-level-properties text:space-before="51.05pt" text:min-label-width="17.01pt"/>
      </text:list-level-style-number>
      <text:list-level-style-number text:level="6" style:num-suffix="." style:num-format="1">
        <style:list-level-properties text:space-before="51.05pt" text:min-label-width="17.01pt"/>
      </text:list-level-style-number>
      <text:list-level-style-number text:level="7" style:num-suffix="." style:num-format="1">
        <style:list-level-properties text:space-before="51.05pt" text:min-label-width="17.01pt"/>
      </text:list-level-style-number>
      <text:list-level-style-number text:level="8" style:num-suffix="." style:num-format="1">
        <style:list-level-properties text:space-before="51.05pt" text:min-label-width="17.01pt"/>
      </text:list-level-style-number>
      <text:list-level-style-number text:level="9" style:num-suffix="." style:num-format="1">
        <style:list-level-properties text:space-before="51.05pt" text:min-label-width="17.01pt"/>
      </text:list-level-style-number>
      <text:list-level-style-number text:level="10" style:num-suffix="." style:num-format="1">
        <style:list-level-properties text:space-before="51.05pt" text:min-label-width="17.01pt"/>
      </text:list-level-style-number>
    </text:list-style>
    <text:list-style style:name="li5n">
      <text:list-level-style-number text:level="1" style:num-suffix="." style:num-format="1">
        <style:list-level-properties text:space-before="68.03pt" text:min-label-width="17.01pt"/>
      </text:list-level-style-number>
      <text:list-level-style-number text:level="2" style:num-suffix="." style:num-format="1">
        <style:list-level-properties text:space-before="68.03pt" text:min-label-width="17.01pt"/>
      </text:list-level-style-number>
      <text:list-level-style-number text:level="3" style:num-suffix="." style:num-format="1">
        <style:list-level-properties text:space-before="68.03pt" text:min-label-width="17.01pt"/>
      </text:list-level-style-number>
      <text:list-level-style-number text:level="4" style:num-suffix="." style:num-format="1">
        <style:list-level-properties text:space-before="68.03pt" text:min-label-width="17.01pt"/>
      </text:list-level-style-number>
      <text:list-level-style-number text:level="5" style:num-suffix="." style:num-format="1">
        <style:list-level-properties text:space-before="68.03pt" text:min-label-width="17.01pt"/>
      </text:list-level-style-number>
      <text:list-level-style-number text:level="6" style:num-suffix="." style:num-format="1">
        <style:list-level-properties text:space-before="68.03pt" text:min-label-width="17.01pt"/>
      </text:list-level-style-number>
      <text:list-level-style-number text:level="7" style:num-suffix="." style:num-format="1">
        <style:list-level-properties text:space-before="68.03pt" text:min-label-width="17.01pt"/>
      </text:list-level-style-number>
      <text:list-level-style-number text:level="8" style:num-suffix="." style:num-format="1">
        <style:list-level-properties text:space-before="68.03pt" text:min-label-width="17.01pt"/>
      </text:list-level-style-number>
      <text:list-level-style-number text:level="9" style:num-suffix="." style:num-format="1">
        <style:list-level-properties text:space-before="68.03pt" text:min-label-width="17.01pt"/>
      </text:list-level-style-number>
      <text:list-level-style-number text:level="10" style:num-suffix="." style:num-format="1">
        <style:list-level-properties text:space-before="68.03pt" text:min-label-width="17.01pt"/>
      </text:list-level-style-number>
    </text:list-style>
    <text:list-style style:name="li1a">
      <text:list-level-style-number text:level="1" text:style-name="Numbering_20_Symbols" style:num-suffix="." style:num-format="a">
        <style:list-level-properties text:min-label-width="17.01pt"/>
      </text:list-level-style-number>
      <text:list-level-style-number text:level="2" text:style-name="Numbering_20_Symbols" style:num-suffix="." style:num-format="a">
        <style:list-level-properties text:min-label-width="17.01pt"/>
      </text:list-level-style-number>
      <text:list-level-style-number text:level="3" text:style-name="Numbering_20_Symbols" style:num-suffix="." style:num-format="a">
        <style:list-level-properties text:min-label-width="17.01pt"/>
      </text:list-level-style-number>
      <text:list-level-style-number text:level="4" text:style-name="Numbering_20_Symbols" style:num-suffix="." style:num-format="a">
        <style:list-level-properties text:min-label-width="17.01pt"/>
      </text:list-level-style-number>
      <text:list-level-style-number text:level="5" text:style-name="Numbering_20_Symbols" style:num-suffix="." style:num-format="a">
        <style:list-level-properties text:min-label-width="17.01pt"/>
      </text:list-level-style-number>
      <text:list-level-style-number text:level="6" text:style-name="Numbering_20_Symbols" style:num-suffix="." style:num-format="a">
        <style:list-level-properties text:min-label-width="17.01pt"/>
      </text:list-level-style-number>
      <text:list-level-style-number text:level="7" text:style-name="Numbering_20_Symbols" style:num-suffix="." style:num-format="a">
        <style:list-level-properties text:min-label-width="17.01pt"/>
      </text:list-level-style-number>
      <text:list-level-style-number text:level="8" text:style-name="Numbering_20_Symbols" style:num-suffix="." style:num-format="a">
        <style:list-level-properties text:min-label-width="17.01pt"/>
      </text:list-level-style-number>
      <text:list-level-style-number text:level="9" text:style-name="Numbering_20_Symbols" style:num-suffix="." style:num-format="a">
        <style:list-level-properties text:min-label-width="17.01pt"/>
      </text:list-level-style-number>
      <text:list-level-style-number text:level="10" text:style-name="Numbering_20_Symbols" style:num-suffix="." style:num-format="a">
        <style:list-level-properties text:min-label-width="17.01pt"/>
      </text:list-level-style-number>
    </text:list-style>
    <text:list-style style:name="li2a">
      <text:list-level-style-number text:level="1" text:style-name="Numbering_20_Symbols" style:num-suffix="." style:num-format="a">
        <style:list-level-properties text:space-before="16.98pt" text:min-label-width="17.01pt"/>
      </text:list-level-style-number>
      <text:list-level-style-number text:level="2" text:style-name="Numbering_20_Symbols" style:num-suffix="." style:num-format="a">
        <style:list-level-properties text:space-before="16.98pt" text:min-label-width="17.01pt"/>
      </text:list-level-style-number>
      <text:list-level-style-number text:level="3" text:style-name="Numbering_20_Symbols" style:num-suffix="." style:num-format="a">
        <style:list-level-properties text:space-before="16.98pt" text:min-label-width="17.01pt"/>
      </text:list-level-style-number>
      <text:list-level-style-number text:level="4" text:style-name="Numbering_20_Symbols" style:num-suffix="." style:num-format="a">
        <style:list-level-properties text:space-before="16.98pt" text:min-label-width="17.01pt"/>
      </text:list-level-style-number>
      <text:list-level-style-number text:level="5" text:style-name="Numbering_20_Symbols" style:num-suffix="." style:num-format="a">
        <style:list-level-properties text:space-before="16.98pt" text:min-label-width="17.01pt"/>
      </text:list-level-style-number>
      <text:list-level-style-number text:level="6" text:style-name="Numbering_20_Symbols" style:num-suffix="." style:num-format="a">
        <style:list-level-properties text:space-before="16.98pt" text:min-label-width="17.01pt"/>
      </text:list-level-style-number>
      <text:list-level-style-number text:level="7" text:style-name="Numbering_20_Symbols" style:num-suffix="." style:num-format="a">
        <style:list-level-properties text:space-before="16.98pt" text:min-label-width="17.01pt"/>
      </text:list-level-style-number>
      <text:list-level-style-number text:level="8" text:style-name="Numbering_20_Symbols" style:num-suffix="." style:num-format="a">
        <style:list-level-properties text:space-before="16.98pt" text:min-label-width="17.01pt"/>
      </text:list-level-style-number>
      <text:list-level-style-number text:level="9" text:style-name="Numbering_20_Symbols" style:num-suffix="." style:num-format="a">
        <style:list-level-properties text:space-before="16.98pt" text:min-label-width="17.01pt"/>
      </text:list-level-style-number>
      <text:list-level-style-number text:level="10" text:style-name="Numbering_20_Symbols" style:num-suffix="." style:num-format="a">
        <style:list-level-properties text:space-before="16.98pt" text:min-label-width="17.01pt"/>
      </text:list-level-style-number>
    </text:list-style>
    <text:list-style style:name="li3a">
      <text:list-level-style-number text:level="1" text:style-name="Numbering_20_Symbols" style:num-suffix="." style:num-format="a">
        <style:list-level-properties text:space-before="33.99pt" text:min-label-width="17.01pt"/>
      </text:list-level-style-number>
      <text:list-level-style-number text:level="2" text:style-name="Numbering_20_Symbols" style:num-suffix="." style:num-format="a">
        <style:list-level-properties text:space-before="33.99pt" text:min-label-width="17.01pt"/>
      </text:list-level-style-number>
      <text:list-level-style-number text:level="3" text:style-name="Numbering_20_Symbols" style:num-suffix="." style:num-format="a">
        <style:list-level-properties text:space-before="33.99pt" text:min-label-width="17.01pt"/>
      </text:list-level-style-number>
      <text:list-level-style-number text:level="4" text:style-name="Numbering_20_Symbols" style:num-suffix="." style:num-format="a">
        <style:list-level-properties text:space-before="33.99pt" text:min-label-width="17.01pt"/>
      </text:list-level-style-number>
      <text:list-level-style-number text:level="5" text:style-name="Numbering_20_Symbols" style:num-suffix="." style:num-format="a">
        <style:list-level-properties text:space-before="33.99pt" text:min-label-width="17.01pt"/>
      </text:list-level-style-number>
      <text:list-level-style-number text:level="6" text:style-name="Numbering_20_Symbols" style:num-suffix="." style:num-format="a">
        <style:list-level-properties text:space-before="33.99pt" text:min-label-width="17.01pt"/>
      </text:list-level-style-number>
      <text:list-level-style-number text:level="7" text:style-name="Numbering_20_Symbols" style:num-suffix="." style:num-format="a">
        <style:list-level-properties text:space-before="33.99pt" text:min-label-width="17.01pt"/>
      </text:list-level-style-number>
      <text:list-level-style-number text:level="8" text:style-name="Numbering_20_Symbols" style:num-suffix="." style:num-format="a">
        <style:list-level-properties text:space-before="33.99pt" text:min-label-width="17.01pt"/>
      </text:list-level-style-number>
      <text:list-level-style-number text:level="9" text:style-name="Numbering_20_Symbols" style:num-suffix="." style:num-format="a">
        <style:list-level-properties text:space-before="33.99pt" text:min-label-width="17.01pt"/>
      </text:list-level-style-number>
      <text:list-level-style-number text:level="10" text:style-name="Numbering_20_Symbols" style:num-suffix="." style:num-format="a">
        <style:list-level-properties text:space-before="33.99pt" text:min-label-width="17.01pt"/>
      </text:list-level-style-number>
    </text:list-style>
    <text:list-style style:name="li4a">
      <text:list-level-style-number text:level="1" text:style-name="Numbering_20_Symbols" style:num-suffix="." style:num-format="a">
        <style:list-level-properties text:space-before="51.05pt" text:min-label-width="17.01pt"/>
      </text:list-level-style-number>
      <text:list-level-style-number text:level="2" text:style-name="Numbering_20_Symbols" style:num-suffix="." style:num-format="a">
        <style:list-level-properties text:space-before="51.05pt" text:min-label-width="17.01pt"/>
      </text:list-level-style-number>
      <text:list-level-style-number text:level="3" text:style-name="Numbering_20_Symbols" style:num-suffix="." style:num-format="a">
        <style:list-level-properties text:space-before="51.05pt" text:min-label-width="17.01pt"/>
      </text:list-level-style-number>
      <text:list-level-style-number text:level="4" text:style-name="Numbering_20_Symbols" style:num-suffix="." style:num-format="a">
        <style:list-level-properties text:space-before="51.05pt" text:min-label-width="17.01pt"/>
      </text:list-level-style-number>
      <text:list-level-style-number text:level="5" text:style-name="Numbering_20_Symbols" style:num-suffix="." style:num-format="a">
        <style:list-level-properties text:space-before="51.05pt" text:min-label-width="17.01pt"/>
      </text:list-level-style-number>
      <text:list-level-style-number text:level="6" text:style-name="Numbering_20_Symbols" style:num-suffix="." style:num-format="a">
        <style:list-level-properties text:space-before="51.05pt" text:min-label-width="17.01pt"/>
      </text:list-level-style-number>
      <text:list-level-style-number text:level="7" text:style-name="Numbering_20_Symbols" style:num-suffix="." style:num-format="a">
        <style:list-level-properties text:space-before="51.05pt" text:min-label-width="17.01pt"/>
      </text:list-level-style-number>
      <text:list-level-style-number text:level="8" text:style-name="Numbering_20_Symbols" style:num-suffix="." style:num-format="a">
        <style:list-level-properties text:space-before="51.05pt" text:min-label-width="17.01pt"/>
      </text:list-level-style-number>
      <text:list-level-style-number text:level="9" text:style-name="Numbering_20_Symbols" style:num-suffix="." style:num-format="a">
        <style:list-level-properties text:space-before="51.05pt" text:min-label-width="17.01pt"/>
      </text:list-level-style-number>
      <text:list-level-style-number text:level="10" text:style-name="Numbering_20_Symbols" style:num-suffix="." style:num-format="a">
        <style:list-level-properties text:space-before="51.05pt" text:min-label-width="17.01pt"/>
      </text:list-level-style-number>
    </text:list-style>
    <text:list-style style:name="li5a">
      <text:list-level-style-number text:level="1" text:style-name="Numbering_20_Symbols" style:num-suffix="." style:num-format="a">
        <style:list-level-properties text:space-before="68.03pt" text:min-label-width="17.01pt"/>
      </text:list-level-style-number>
      <text:list-level-style-number text:level="2" text:style-name="Numbering_20_Symbols" style:num-suffix="." style:num-format="a">
        <style:list-level-properties text:space-before="68.03pt" text:min-label-width="17.01pt"/>
      </text:list-level-style-number>
      <text:list-level-style-number text:level="3" text:style-name="Numbering_20_Symbols" style:num-suffix="." style:num-format="a">
        <style:list-level-properties text:space-before="68.03pt" text:min-label-width="17.01pt"/>
      </text:list-level-style-number>
      <text:list-level-style-number text:level="4" text:style-name="Numbering_20_Symbols" style:num-suffix="." style:num-format="a">
        <style:list-level-properties text:space-before="68.03pt" text:min-label-width="17.01pt"/>
      </text:list-level-style-number>
      <text:list-level-style-number text:level="5" text:style-name="Numbering_20_Symbols" style:num-suffix="." style:num-format="a">
        <style:list-level-properties text:space-before="68.03pt" text:min-label-width="17.01pt"/>
      </text:list-level-style-number>
      <text:list-level-style-number text:level="6" text:style-name="Numbering_20_Symbols" style:num-suffix="." style:num-format="a">
        <style:list-level-properties text:space-before="68.03pt" text:min-label-width="17.01pt"/>
      </text:list-level-style-number>
      <text:list-level-style-number text:level="7" text:style-name="Numbering_20_Symbols" style:num-suffix="." style:num-format="a">
        <style:list-level-properties text:space-before="68.03pt" text:min-label-width="17.01pt"/>
      </text:list-level-style-number>
      <text:list-level-style-number text:level="8" text:style-name="Numbering_20_Symbols" style:num-suffix="." style:num-format="a">
        <style:list-level-properties text:space-before="68.03pt" text:min-label-width="17.01pt"/>
      </text:list-level-style-number>
      <text:list-level-style-number text:level="9" text:style-name="Numbering_20_Symbols" style:num-suffix="." style:num-format="a">
        <style:list-level-properties text:space-before="68.03pt" text:min-label-width="17.01pt"/>
      </text:list-level-style-number>
      <text:list-level-style-number text:level="10" text:style-name="Numbering_20_Symbols" style:num-suffix="." style:num-format="a">
        <style:list-level-properties text:space-before="68.03pt" text:min-label-width="17.01pt"/>
      </text:list-level-style-number>
    </text:list-style>
    <text:list-style style:name="li1A">
      <text:list-level-style-number text:level="1" text:style-name="Numbering_20_Symbols" style:num-suffix="." style:num-format="A">
        <style:list-level-properties text:min-label-width="17.01pt"/>
      </text:list-level-style-number>
      <text:list-level-style-number text:level="2" text:style-name="Numbering_20_Symbols" style:num-suffix="." style:num-format="A">
        <style:list-level-properties text:min-label-width="17.01pt"/>
      </text:list-level-style-number>
      <text:list-level-style-number text:level="3" text:style-name="Numbering_20_Symbols" style:num-suffix="." style:num-format="A">
        <style:list-level-properties text:min-label-width="17.01pt"/>
      </text:list-level-style-number>
      <text:list-level-style-number text:level="4" text:style-name="Numbering_20_Symbols" style:num-suffix="." style:num-format="A">
        <style:list-level-properties text:min-label-width="17.01pt"/>
      </text:list-level-style-number>
      <text:list-level-style-number text:level="5" text:style-name="Numbering_20_Symbols" style:num-suffix="." style:num-format="A">
        <style:list-level-properties text:min-label-width="17.01pt"/>
      </text:list-level-style-number>
      <text:list-level-style-number text:level="6" text:style-name="Numbering_20_Symbols" style:num-suffix="." style:num-format="A">
        <style:list-level-properties text:min-label-width="17.01pt"/>
      </text:list-level-style-number>
      <text:list-level-style-number text:level="7" text:style-name="Numbering_20_Symbols" style:num-suffix="." style:num-format="A">
        <style:list-level-properties text:min-label-width="17.01pt"/>
      </text:list-level-style-number>
      <text:list-level-style-number text:level="8" text:style-name="Numbering_20_Symbols" style:num-suffix="." style:num-format="A">
        <style:list-level-properties text:min-label-width="17.01pt"/>
      </text:list-level-style-number>
      <text:list-level-style-number text:level="9" text:style-name="Numbering_20_Symbols" style:num-suffix="." style:num-format="A">
        <style:list-level-properties text:min-label-width="17.01pt"/>
      </text:list-level-style-number>
      <text:list-level-style-number text:level="10" text:style-name="Numbering_20_Symbols" style:num-suffix="." style:num-format="A">
        <style:list-level-properties text:min-label-width="17.01pt"/>
      </text:list-level-style-number>
    </text:list-style>
    <text:list-style style:name="li2A">
      <text:list-level-style-number text:level="1" text:style-name="Numbering_20_Symbols" style:num-suffix="." style:num-format="A">
        <style:list-level-properties text:space-before="16.98pt" text:min-label-width="17.01pt"/>
      </text:list-level-style-number>
      <text:list-level-style-number text:level="2" text:style-name="Numbering_20_Symbols" style:num-suffix="." style:num-format="A">
        <style:list-level-properties text:space-before="16.98pt" text:min-label-width="17.01pt"/>
      </text:list-level-style-number>
      <text:list-level-style-number text:level="3" text:style-name="Numbering_20_Symbols" style:num-suffix="." style:num-format="A">
        <style:list-level-properties text:space-before="16.98pt" text:min-label-width="17.01pt"/>
      </text:list-level-style-number>
      <text:list-level-style-number text:level="4" text:style-name="Numbering_20_Symbols" style:num-suffix="." style:num-format="A">
        <style:list-level-properties text:space-before="16.98pt" text:min-label-width="17.01pt"/>
      </text:list-level-style-number>
      <text:list-level-style-number text:level="5" text:style-name="Numbering_20_Symbols" style:num-suffix="." style:num-format="A">
        <style:list-level-properties text:space-before="16.98pt" text:min-label-width="17.01pt"/>
      </text:list-level-style-number>
      <text:list-level-style-number text:level="6" text:style-name="Numbering_20_Symbols" style:num-suffix="." style:num-format="A">
        <style:list-level-properties text:space-before="16.98pt" text:min-label-width="17.01pt"/>
      </text:list-level-style-number>
      <text:list-level-style-number text:level="7" text:style-name="Numbering_20_Symbols" style:num-suffix="." style:num-format="A">
        <style:list-level-properties text:space-before="16.98pt" text:min-label-width="17.01pt"/>
      </text:list-level-style-number>
      <text:list-level-style-number text:level="8" text:style-name="Numbering_20_Symbols" style:num-suffix="." style:num-format="A">
        <style:list-level-properties text:space-before="16.98pt" text:min-label-width="17.01pt"/>
      </text:list-level-style-number>
      <text:list-level-style-number text:level="9" text:style-name="Numbering_20_Symbols" style:num-suffix="." style:num-format="A">
        <style:list-level-properties text:space-before="16.98pt" text:min-label-width="17.01pt"/>
      </text:list-level-style-number>
      <text:list-level-style-number text:level="10" text:style-name="Numbering_20_Symbols" style:num-suffix="." style:num-format="A">
        <style:list-level-properties text:space-before="16.98pt" text:min-label-width="17.01pt"/>
      </text:list-level-style-number>
    </text:list-style>
    <text:list-style style:name="li3A">
      <text:list-level-style-number text:level="1" text:style-name="Numbering_20_Symbols" style:num-suffix="." style:num-format="A">
        <style:list-level-properties text:space-before="33.99pt" text:min-label-width="17.01pt"/>
      </text:list-level-style-number>
      <text:list-level-style-number text:level="2" text:style-name="Numbering_20_Symbols" style:num-suffix="." style:num-format="A">
        <style:list-level-properties text:space-before="33.99pt" text:min-label-width="17.01pt"/>
      </text:list-level-style-number>
      <text:list-level-style-number text:level="3" text:style-name="Numbering_20_Symbols" style:num-suffix="." style:num-format="A">
        <style:list-level-properties text:space-before="33.99pt" text:min-label-width="17.01pt"/>
      </text:list-level-style-number>
      <text:list-level-style-number text:level="4" text:style-name="Numbering_20_Symbols" style:num-suffix="." style:num-format="A">
        <style:list-level-properties text:space-before="33.99pt" text:min-label-width="17.01pt"/>
      </text:list-level-style-number>
      <text:list-level-style-number text:level="5" text:style-name="Numbering_20_Symbols" style:num-suffix="." style:num-format="A">
        <style:list-level-properties text:space-before="33.99pt" text:min-label-width="17.01pt"/>
      </text:list-level-style-number>
      <text:list-level-style-number text:level="6" text:style-name="Numbering_20_Symbols" style:num-suffix="." style:num-format="A">
        <style:list-level-properties text:space-before="33.99pt" text:min-label-width="17.01pt"/>
      </text:list-level-style-number>
      <text:list-level-style-number text:level="7" text:style-name="Numbering_20_Symbols" style:num-suffix="." style:num-format="A">
        <style:list-level-properties text:space-before="33.99pt" text:min-label-width="17.01pt"/>
      </text:list-level-style-number>
      <text:list-level-style-number text:level="8" text:style-name="Numbering_20_Symbols" style:num-suffix="." style:num-format="A">
        <style:list-level-properties text:space-before="33.99pt" text:min-label-width="17.01pt"/>
      </text:list-level-style-number>
      <text:list-level-style-number text:level="9" text:style-name="Numbering_20_Symbols" style:num-suffix="." style:num-format="A">
        <style:list-level-properties text:space-before="33.99pt" text:min-label-width="17.01pt"/>
      </text:list-level-style-number>
      <text:list-level-style-number text:level="10" text:style-name="Numbering_20_Symbols" style:num-suffix="." style:num-format="A">
        <style:list-level-properties text:space-before="33.99pt" text:min-label-width="17.01pt"/>
      </text:list-level-style-number>
    </text:list-style>
    <text:list-style style:name="li4A">
      <text:list-level-style-number text:level="1" text:style-name="Numbering_20_Symbols" style:num-suffix="." style:num-format="A">
        <style:list-level-properties text:space-before="51.05pt" text:min-label-width="17.01pt"/>
      </text:list-level-style-number>
      <text:list-level-style-number text:level="2" text:style-name="Numbering_20_Symbols" style:num-suffix="." style:num-format="A">
        <style:list-level-properties text:space-before="51.05pt" text:min-label-width="17.01pt"/>
      </text:list-level-style-number>
      <text:list-level-style-number text:level="3" text:style-name="Numbering_20_Symbols" style:num-suffix="." style:num-format="A">
        <style:list-level-properties text:space-before="51.05pt" text:min-label-width="17.01pt"/>
      </text:list-level-style-number>
      <text:list-level-style-number text:level="4" text:style-name="Numbering_20_Symbols" style:num-suffix="." style:num-format="A">
        <style:list-level-properties text:space-before="51.05pt" text:min-label-width="17.01pt"/>
      </text:list-level-style-number>
      <text:list-level-style-number text:level="5" text:style-name="Numbering_20_Symbols" style:num-suffix="." style:num-format="A">
        <style:list-level-properties text:space-before="51.05pt" text:min-label-width="17.01pt"/>
      </text:list-level-style-number>
      <text:list-level-style-number text:level="6" text:style-name="Numbering_20_Symbols" style:num-suffix="." style:num-format="A">
        <style:list-level-properties text:space-before="51.05pt" text:min-label-width="17.01pt"/>
      </text:list-level-style-number>
      <text:list-level-style-number text:level="7" text:style-name="Numbering_20_Symbols" style:num-suffix="." style:num-format="A">
        <style:list-level-properties text:space-before="51.05pt" text:min-label-width="17.01pt"/>
      </text:list-level-style-number>
      <text:list-level-style-number text:level="8" text:style-name="Numbering_20_Symbols" style:num-suffix="." style:num-format="A">
        <style:list-level-properties text:space-before="51.05pt" text:min-label-width="17.01pt"/>
      </text:list-level-style-number>
      <text:list-level-style-number text:level="9" text:style-name="Numbering_20_Symbols" style:num-suffix="." style:num-format="A">
        <style:list-level-properties text:space-before="51.05pt" text:min-label-width="17.01pt"/>
      </text:list-level-style-number>
      <text:list-level-style-number text:level="10" text:style-name="Numbering_20_Symbols" style:num-suffix="." style:num-format="A">
        <style:list-level-properties text:space-before="51.05pt" text:min-label-width="17.01pt"/>
      </text:list-level-style-number>
    </text:list-style>
    <text:list-style style:name="li5A">
      <text:list-level-style-number text:level="1" text:style-name="Numbering_20_Symbols" style:num-suffix="." style:num-format="A">
        <style:list-level-properties text:space-before="68.03pt" text:min-label-width="17.01pt"/>
      </text:list-level-style-number>
      <text:list-level-style-number text:level="2" text:style-name="Numbering_20_Symbols" style:num-suffix="." style:num-format="A">
        <style:list-level-properties text:space-before="68.03pt" text:min-label-width="17.01pt"/>
      </text:list-level-style-number>
      <text:list-level-style-number text:level="3" text:style-name="Numbering_20_Symbols" style:num-suffix="." style:num-format="A">
        <style:list-level-properties text:space-before="68.03pt" text:min-label-width="17.01pt"/>
      </text:list-level-style-number>
      <text:list-level-style-number text:level="4" text:style-name="Numbering_20_Symbols" style:num-suffix="." style:num-format="A">
        <style:list-level-properties text:space-before="68.03pt" text:min-label-width="17.01pt"/>
      </text:list-level-style-number>
      <text:list-level-style-number text:level="5" text:style-name="Numbering_20_Symbols" style:num-suffix="." style:num-format="A">
        <style:list-level-properties text:space-before="68.03pt" text:min-label-width="17.01pt"/>
      </text:list-level-style-number>
      <text:list-level-style-number text:level="6" text:style-name="Numbering_20_Symbols" style:num-suffix="." style:num-format="A">
        <style:list-level-properties text:space-before="68.03pt" text:min-label-width="17.01pt"/>
      </text:list-level-style-number>
      <text:list-level-style-number text:level="7" text:style-name="Numbering_20_Symbols" style:num-suffix="." style:num-format="A">
        <style:list-level-properties text:space-before="68.03pt" text:min-label-width="17.01pt"/>
      </text:list-level-style-number>
      <text:list-level-style-number text:level="8" text:style-name="Numbering_20_Symbols" style:num-suffix="." style:num-format="A">
        <style:list-level-properties text:space-before="68.03pt" text:min-label-width="17.01pt"/>
      </text:list-level-style-number>
      <text:list-level-style-number text:level="9" text:style-name="Numbering_20_Symbols" style:num-suffix="." style:num-format="A">
        <style:list-level-properties text:space-before="68.03pt" text:min-label-width="17.01pt"/>
      </text:list-level-style-number>
      <text:list-level-style-number text:level="10" text:style-name="Numbering_20_Symbols" style:num-suffix="." style:num-format="A">
        <style:list-level-properties text:space-before="68.03pt" text:min-label-width="17.01pt"/>
      </text:list-level-style-number>
    </text:list-style>
    <text:list-style style:name="li1i">
      <text:list-level-style-number text:level="1" text:style-name="Numbering_20_Symbols" style:num-suffix="." style:num-format="i">
        <style:list-level-properties text:min-label-width="17.01pt"/>
      </text:list-level-style-number>
      <text:list-level-style-number text:level="2" text:style-name="Numbering_20_Symbols" style:num-suffix="." style:num-format="i">
        <style:list-level-properties text:min-label-width="17.01pt"/>
      </text:list-level-style-number>
      <text:list-level-style-number text:level="3" text:style-name="Numbering_20_Symbols" style:num-suffix="." style:num-format="i">
        <style:list-level-properties text:min-label-width="17.01pt"/>
      </text:list-level-style-number>
      <text:list-level-style-number text:level="4" text:style-name="Numbering_20_Symbols" style:num-suffix="." style:num-format="i">
        <style:list-level-properties text:min-label-width="17.01pt"/>
      </text:list-level-style-number>
      <text:list-level-style-number text:level="5" text:style-name="Numbering_20_Symbols" style:num-suffix="." style:num-format="i">
        <style:list-level-properties text:min-label-width="17.01pt"/>
      </text:list-level-style-number>
      <text:list-level-style-number text:level="6" text:style-name="Numbering_20_Symbols" style:num-suffix="." style:num-format="i">
        <style:list-level-properties text:min-label-width="17.01pt"/>
      </text:list-level-style-number>
      <text:list-level-style-number text:level="7" text:style-name="Numbering_20_Symbols" style:num-suffix="." style:num-format="i">
        <style:list-level-properties text:min-label-width="17.01pt"/>
      </text:list-level-style-number>
      <text:list-level-style-number text:level="8" text:style-name="Numbering_20_Symbols" style:num-suffix="." style:num-format="i">
        <style:list-level-properties text:min-label-width="17.01pt"/>
      </text:list-level-style-number>
      <text:list-level-style-number text:level="9" text:style-name="Numbering_20_Symbols" style:num-suffix="." style:num-format="i">
        <style:list-level-properties text:min-label-width="17.01pt"/>
      </text:list-level-style-number>
      <text:list-level-style-number text:level="10" text:style-name="Numbering_20_Symbols" style:num-suffix="." style:num-format="i">
        <style:list-level-properties text:min-label-width="17.01pt"/>
      </text:list-level-style-number>
    </text:list-style>
    <text:list-style style:name="li2i">
      <text:list-level-style-number text:level="1" text:style-name="Numbering_20_Symbols" style:num-suffix="." style:num-format="i">
        <style:list-level-properties text:space-before="16.98pt" text:min-label-width="17.01pt"/>
      </text:list-level-style-number>
      <text:list-level-style-number text:level="2" text:style-name="Numbering_20_Symbols" style:num-suffix="." style:num-format="i">
        <style:list-level-properties text:space-before="16.98pt" text:min-label-width="17.01pt"/>
      </text:list-level-style-number>
      <text:list-level-style-number text:level="3" text:style-name="Numbering_20_Symbols" style:num-suffix="." style:num-format="i">
        <style:list-level-properties text:space-before="16.98pt" text:min-label-width="17.01pt"/>
      </text:list-level-style-number>
      <text:list-level-style-number text:level="4" text:style-name="Numbering_20_Symbols" style:num-suffix="." style:num-format="i">
        <style:list-level-properties text:space-before="16.98pt" text:min-label-width="17.01pt"/>
      </text:list-level-style-number>
      <text:list-level-style-number text:level="5" text:style-name="Numbering_20_Symbols" style:num-suffix="." style:num-format="i">
        <style:list-level-properties text:space-before="16.98pt" text:min-label-width="17.01pt"/>
      </text:list-level-style-number>
      <text:list-level-style-number text:level="6" text:style-name="Numbering_20_Symbols" style:num-suffix="." style:num-format="i">
        <style:list-level-properties text:space-before="16.98pt" text:min-label-width="17.01pt"/>
      </text:list-level-style-number>
      <text:list-level-style-number text:level="7" text:style-name="Numbering_20_Symbols" style:num-suffix="." style:num-format="i">
        <style:list-level-properties text:space-before="16.98pt" text:min-label-width="17.01pt"/>
      </text:list-level-style-number>
      <text:list-level-style-number text:level="8" text:style-name="Numbering_20_Symbols" style:num-suffix="." style:num-format="i">
        <style:list-level-properties text:space-before="16.98pt" text:min-label-width="17.01pt"/>
      </text:list-level-style-number>
      <text:list-level-style-number text:level="9" text:style-name="Numbering_20_Symbols" style:num-suffix="." style:num-format="i">
        <style:list-level-properties text:space-before="16.98pt" text:min-label-width="17.01pt"/>
      </text:list-level-style-number>
      <text:list-level-style-number text:level="10" text:style-name="Numbering_20_Symbols" style:num-suffix="." style:num-format="i">
        <style:list-level-properties text:space-before="16.98pt" text:min-label-width="17.01pt"/>
      </text:list-level-style-number>
    </text:list-style>
    <text:list-style style:name="li3i">
      <text:list-level-style-number text:level="1" text:style-name="Numbering_20_Symbols" style:num-suffix="." style:num-format="i">
        <style:list-level-properties text:space-before="33.99pt" text:min-label-width="17.01pt"/>
      </text:list-level-style-number>
      <text:list-level-style-number text:level="2" text:style-name="Numbering_20_Symbols" style:num-suffix="." style:num-format="i">
        <style:list-level-properties text:space-before="33.99pt" text:min-label-width="17.01pt"/>
      </text:list-level-style-number>
      <text:list-level-style-number text:level="3" text:style-name="Numbering_20_Symbols" style:num-suffix="." style:num-format="i">
        <style:list-level-properties text:space-before="33.99pt" text:min-label-width="17.01pt"/>
      </text:list-level-style-number>
      <text:list-level-style-number text:level="4" text:style-name="Numbering_20_Symbols" style:num-suffix="." style:num-format="i">
        <style:list-level-properties text:space-before="33.99pt" text:min-label-width="17.01pt"/>
      </text:list-level-style-number>
      <text:list-level-style-number text:level="5" text:style-name="Numbering_20_Symbols" style:num-suffix="." style:num-format="i">
        <style:list-level-properties text:space-before="33.99pt" text:min-label-width="17.01pt"/>
      </text:list-level-style-number>
      <text:list-level-style-number text:level="6" text:style-name="Numbering_20_Symbols" style:num-suffix="." style:num-format="i">
        <style:list-level-properties text:space-before="33.99pt" text:min-label-width="17.01pt"/>
      </text:list-level-style-number>
      <text:list-level-style-number text:level="7" text:style-name="Numbering_20_Symbols" style:num-suffix="." style:num-format="i">
        <style:list-level-properties text:space-before="33.99pt" text:min-label-width="17.01pt"/>
      </text:list-level-style-number>
      <text:list-level-style-number text:level="8" text:style-name="Numbering_20_Symbols" style:num-suffix="." style:num-format="i">
        <style:list-level-properties text:space-before="33.99pt" text:min-label-width="17.01pt"/>
      </text:list-level-style-number>
      <text:list-level-style-number text:level="9" text:style-name="Numbering_20_Symbols" style:num-suffix="." style:num-format="i">
        <style:list-level-properties text:space-before="33.99pt" text:min-label-width="17.01pt"/>
      </text:list-level-style-number>
      <text:list-level-style-number text:level="10" text:style-name="Numbering_20_Symbols" style:num-suffix="." style:num-format="i">
        <style:list-level-properties text:space-before="33.99pt" text:min-label-width="17.01pt"/>
      </text:list-level-style-number>
    </text:list-style>
    <text:list-style style:name="li4i">
      <text:list-level-style-number text:level="1" text:style-name="Numbering_20_Symbols" style:num-suffix="." style:num-format="i">
        <style:list-level-properties text:space-before="51.05pt" text:min-label-width="17.01pt"/>
      </text:list-level-style-number>
      <text:list-level-style-number text:level="2" text:style-name="Numbering_20_Symbols" style:num-suffix="." style:num-format="i">
        <style:list-level-properties text:space-before="51.05pt" text:min-label-width="17.01pt"/>
      </text:list-level-style-number>
      <text:list-level-style-number text:level="3" text:style-name="Numbering_20_Symbols" style:num-suffix="." style:num-format="i">
        <style:list-level-properties text:space-before="51.05pt" text:min-label-width="17.01pt"/>
      </text:list-level-style-number>
      <text:list-level-style-number text:level="4" text:style-name="Numbering_20_Symbols" style:num-suffix="." style:num-format="i">
        <style:list-level-properties text:space-before="51.05pt" text:min-label-width="17.01pt"/>
      </text:list-level-style-number>
      <text:list-level-style-number text:level="5" text:style-name="Numbering_20_Symbols" style:num-suffix="." style:num-format="i">
        <style:list-level-properties text:space-before="51.05pt" text:min-label-width="17.01pt"/>
      </text:list-level-style-number>
      <text:list-level-style-number text:level="6" text:style-name="Numbering_20_Symbols" style:num-suffix="." style:num-format="i">
        <style:list-level-properties text:space-before="51.05pt" text:min-label-width="17.01pt"/>
      </text:list-level-style-number>
      <text:list-level-style-number text:level="7" text:style-name="Numbering_20_Symbols" style:num-suffix="." style:num-format="i">
        <style:list-level-properties text:space-before="51.05pt" text:min-label-width="17.01pt"/>
      </text:list-level-style-number>
      <text:list-level-style-number text:level="8" text:style-name="Numbering_20_Symbols" style:num-suffix="." style:num-format="i">
        <style:list-level-properties text:space-before="51.05pt" text:min-label-width="17.01pt"/>
      </text:list-level-style-number>
      <text:list-level-style-number text:level="9" text:style-name="Numbering_20_Symbols" style:num-suffix="." style:num-format="i">
        <style:list-level-properties text:space-before="51.05pt" text:min-label-width="17.01pt"/>
      </text:list-level-style-number>
      <text:list-level-style-number text:level="10" text:style-name="Numbering_20_Symbols" style:num-suffix="." style:num-format="i">
        <style:list-level-properties text:space-before="51.05pt" text:min-label-width="17.01pt"/>
      </text:list-level-style-number>
    </text:list-style>
    <text:list-style style:name="li5i">
      <text:list-level-style-number text:level="1" text:style-name="Numbering_20_Symbols" style:num-suffix="." style:num-format="i">
        <style:list-level-properties text:space-before="68.03pt" text:min-label-width="17.01pt"/>
      </text:list-level-style-number>
      <text:list-level-style-number text:level="2" text:style-name="Numbering_20_Symbols" style:num-suffix="." style:num-format="i">
        <style:list-level-properties text:space-before="68.03pt" text:min-label-width="17.01pt"/>
      </text:list-level-style-number>
      <text:list-level-style-number text:level="3" text:style-name="Numbering_20_Symbols" style:num-suffix="." style:num-format="i">
        <style:list-level-properties text:space-before="68.03pt" text:min-label-width="17.01pt"/>
      </text:list-level-style-number>
      <text:list-level-style-number text:level="4" text:style-name="Numbering_20_Symbols" style:num-suffix="." style:num-format="i">
        <style:list-level-properties text:space-before="68.03pt" text:min-label-width="17.01pt"/>
      </text:list-level-style-number>
      <text:list-level-style-number text:level="5" text:style-name="Numbering_20_Symbols" style:num-suffix="." style:num-format="i">
        <style:list-level-properties text:space-before="68.03pt" text:min-label-width="17.01pt"/>
      </text:list-level-style-number>
      <text:list-level-style-number text:level="6" text:style-name="Numbering_20_Symbols" style:num-suffix="." style:num-format="i">
        <style:list-level-properties text:space-before="68.03pt" text:min-label-width="17.01pt"/>
      </text:list-level-style-number>
      <text:list-level-style-number text:level="7" text:style-name="Numbering_20_Symbols" style:num-suffix="." style:num-format="i">
        <style:list-level-properties text:space-before="68.03pt" text:min-label-width="17.01pt"/>
      </text:list-level-style-number>
      <text:list-level-style-number text:level="8" text:style-name="Numbering_20_Symbols" style:num-suffix="." style:num-format="i">
        <style:list-level-properties text:space-before="68.03pt" text:min-label-width="17.01pt"/>
      </text:list-level-style-number>
      <text:list-level-style-number text:level="9" text:style-name="Numbering_20_Symbols" style:num-suffix="." style:num-format="i">
        <style:list-level-properties text:space-before="68.03pt" text:min-label-width="17.01pt"/>
      </text:list-level-style-number>
      <text:list-level-style-number text:level="10" text:style-name="Numbering_20_Symbols" style:num-suffix="." style:num-format="i">
        <style:list-level-properties text:space-before="68.03pt" text:min-label-width="17.01pt"/>
      </text:list-level-style-number>
    </text:list-style>
    <text:list-style style:name="li1I">
      <text:list-level-style-number text:level="1" text:style-name="Numbering_20_Symbols" style:num-suffix="." style:num-format="I">
        <style:list-level-properties text:min-label-width="17.01pt"/>
      </text:list-level-style-number>
      <text:list-level-style-number text:level="2" text:style-name="Numbering_20_Symbols" style:num-suffix="." style:num-format="I">
        <style:list-level-properties text:min-label-width="17.01pt"/>
      </text:list-level-style-number>
      <text:list-level-style-number text:level="3" text:style-name="Numbering_20_Symbols" style:num-suffix="." style:num-format="I">
        <style:list-level-properties text:min-label-width="17.01pt"/>
      </text:list-level-style-number>
      <text:list-level-style-number text:level="4" text:style-name="Numbering_20_Symbols" style:num-suffix="." style:num-format="I">
        <style:list-level-properties text:min-label-width="17.01pt"/>
      </text:list-level-style-number>
      <text:list-level-style-number text:level="5" text:style-name="Numbering_20_Symbols" style:num-suffix="." style:num-format="I">
        <style:list-level-properties text:min-label-width="17.01pt"/>
      </text:list-level-style-number>
      <text:list-level-style-number text:level="6" text:style-name="Numbering_20_Symbols" style:num-suffix="." style:num-format="I">
        <style:list-level-properties text:min-label-width="17.01pt"/>
      </text:list-level-style-number>
      <text:list-level-style-number text:level="7" text:style-name="Numbering_20_Symbols" style:num-suffix="." style:num-format="I">
        <style:list-level-properties text:min-label-width="17.01pt"/>
      </text:list-level-style-number>
      <text:list-level-style-number text:level="8" text:style-name="Numbering_20_Symbols" style:num-suffix="." style:num-format="I">
        <style:list-level-properties text:min-label-width="17.01pt"/>
      </text:list-level-style-number>
      <text:list-level-style-number text:level="9" text:style-name="Numbering_20_Symbols" style:num-suffix="." style:num-format="I">
        <style:list-level-properties text:min-label-width="17.01pt"/>
      </text:list-level-style-number>
      <text:list-level-style-number text:level="10" text:style-name="Numbering_20_Symbols" style:num-suffix="." style:num-format="I">
        <style:list-level-properties text:min-label-width="17.01pt"/>
      </text:list-level-style-number>
    </text:list-style>
    <text:list-style style:name="li2I">
      <text:list-level-style-number text:level="1" text:style-name="Numbering_20_Symbols" style:num-suffix="." style:num-format="I">
        <style:list-level-properties text:space-before="16.98pt" text:min-label-width="17.01pt"/>
      </text:list-level-style-number>
      <text:list-level-style-number text:level="2" text:style-name="Numbering_20_Symbols" style:num-suffix="." style:num-format="I">
        <style:list-level-properties text:space-before="16.98pt" text:min-label-width="17.01pt"/>
      </text:list-level-style-number>
      <text:list-level-style-number text:level="3" text:style-name="Numbering_20_Symbols" style:num-suffix="." style:num-format="I">
        <style:list-level-properties text:space-before="16.98pt" text:min-label-width="17.01pt"/>
      </text:list-level-style-number>
      <text:list-level-style-number text:level="4" text:style-name="Numbering_20_Symbols" style:num-suffix="." style:num-format="I">
        <style:list-level-properties text:space-before="16.98pt" text:min-label-width="17.01pt"/>
      </text:list-level-style-number>
      <text:list-level-style-number text:level="5" text:style-name="Numbering_20_Symbols" style:num-suffix="." style:num-format="I">
        <style:list-level-properties text:space-before="16.98pt" text:min-label-width="17.01pt"/>
      </text:list-level-style-number>
      <text:list-level-style-number text:level="6" text:style-name="Numbering_20_Symbols" style:num-suffix="." style:num-format="I">
        <style:list-level-properties text:space-before="16.98pt" text:min-label-width="17.01pt"/>
      </text:list-level-style-number>
      <text:list-level-style-number text:level="7" text:style-name="Numbering_20_Symbols" style:num-suffix="." style:num-format="I">
        <style:list-level-properties text:space-before="16.98pt" text:min-label-width="17.01pt"/>
      </text:list-level-style-number>
      <text:list-level-style-number text:level="8" text:style-name="Numbering_20_Symbols" style:num-suffix="." style:num-format="I">
        <style:list-level-properties text:space-before="16.98pt" text:min-label-width="17.01pt"/>
      </text:list-level-style-number>
      <text:list-level-style-number text:level="9" text:style-name="Numbering_20_Symbols" style:num-suffix="." style:num-format="I">
        <style:list-level-properties text:space-before="16.98pt" text:min-label-width="17.01pt"/>
      </text:list-level-style-number>
      <text:list-level-style-number text:level="10" text:style-name="Numbering_20_Symbols" style:num-suffix="." style:num-format="I">
        <style:list-level-properties text:space-before="16.98pt" text:min-label-width="17.01pt"/>
      </text:list-level-style-number>
    </text:list-style>
    <text:list-style style:name="li3I">
      <text:list-level-style-number text:level="1" text:style-name="Numbering_20_Symbols" style:num-suffix="." style:num-format="I">
        <style:list-level-properties text:space-before="33.99pt" text:min-label-width="17.01pt"/>
      </text:list-level-style-number>
      <text:list-level-style-number text:level="2" text:style-name="Numbering_20_Symbols" style:num-suffix="." style:num-format="I">
        <style:list-level-properties text:space-before="33.99pt" text:min-label-width="17.01pt"/>
      </text:list-level-style-number>
      <text:list-level-style-number text:level="3" text:style-name="Numbering_20_Symbols" style:num-suffix="." style:num-format="I">
        <style:list-level-properties text:space-before="33.99pt" text:min-label-width="17.01pt"/>
      </text:list-level-style-number>
      <text:list-level-style-number text:level="4" text:style-name="Numbering_20_Symbols" style:num-suffix="." style:num-format="I">
        <style:list-level-properties text:space-before="33.99pt" text:min-label-width="17.01pt"/>
      </text:list-level-style-number>
      <text:list-level-style-number text:level="5" text:style-name="Numbering_20_Symbols" style:num-suffix="." style:num-format="I">
        <style:list-level-properties text:space-before="33.99pt" text:min-label-width="17.01pt"/>
      </text:list-level-style-number>
      <text:list-level-style-number text:level="6" text:style-name="Numbering_20_Symbols" style:num-suffix="." style:num-format="I">
        <style:list-level-properties text:space-before="33.99pt" text:min-label-width="17.01pt"/>
      </text:list-level-style-number>
      <text:list-level-style-number text:level="7" text:style-name="Numbering_20_Symbols" style:num-suffix="." style:num-format="I">
        <style:list-level-properties text:space-before="33.99pt" text:min-label-width="17.01pt"/>
      </text:list-level-style-number>
      <text:list-level-style-number text:level="8" text:style-name="Numbering_20_Symbols" style:num-suffix="." style:num-format="I">
        <style:list-level-properties text:space-before="33.99pt" text:min-label-width="17.01pt"/>
      </text:list-level-style-number>
      <text:list-level-style-number text:level="9" text:style-name="Numbering_20_Symbols" style:num-suffix="." style:num-format="I">
        <style:list-level-properties text:space-before="33.99pt" text:min-label-width="17.01pt"/>
      </text:list-level-style-number>
      <text:list-level-style-number text:level="10" text:style-name="Numbering_20_Symbols" style:num-suffix="." style:num-format="I">
        <style:list-level-properties text:space-before="33.99pt" text:min-label-width="17.01pt"/>
      </text:list-level-style-number>
    </text:list-style>
    <text:list-style style:name="li4I">
      <text:list-level-style-number text:level="1" text:style-name="Numbering_20_Symbols" style:num-suffix="." style:num-format="I">
        <style:list-level-properties text:space-before="51.05pt" text:min-label-width="17.01pt"/>
      </text:list-level-style-number>
      <text:list-level-style-number text:level="2" text:style-name="Numbering_20_Symbols" style:num-suffix="." style:num-format="I">
        <style:list-level-properties text:space-before="51.05pt" text:min-label-width="17.01pt"/>
      </text:list-level-style-number>
      <text:list-level-style-number text:level="3" text:style-name="Numbering_20_Symbols" style:num-suffix="." style:num-format="I">
        <style:list-level-properties text:space-before="51.05pt" text:min-label-width="17.01pt"/>
      </text:list-level-style-number>
      <text:list-level-style-number text:level="4" text:style-name="Numbering_20_Symbols" style:num-suffix="." style:num-format="I">
        <style:list-level-properties text:space-before="51.05pt" text:min-label-width="17.01pt"/>
      </text:list-level-style-number>
      <text:list-level-style-number text:level="5" text:style-name="Numbering_20_Symbols" style:num-suffix="." style:num-format="I">
        <style:list-level-properties text:space-before="51.05pt" text:min-label-width="17.01pt"/>
      </text:list-level-style-number>
      <text:list-level-style-number text:level="6" text:style-name="Numbering_20_Symbols" style:num-suffix="." style:num-format="I">
        <style:list-level-properties text:space-before="51.05pt" text:min-label-width="17.01pt"/>
      </text:list-level-style-number>
      <text:list-level-style-number text:level="7" text:style-name="Numbering_20_Symbols" style:num-suffix="." style:num-format="I">
        <style:list-level-properties text:space-before="51.05pt" text:min-label-width="17.01pt"/>
      </text:list-level-style-number>
      <text:list-level-style-number text:level="8" text:style-name="Numbering_20_Symbols" style:num-suffix="." style:num-format="I">
        <style:list-level-properties text:space-before="51.05pt" text:min-label-width="17.01pt"/>
      </text:list-level-style-number>
      <text:list-level-style-number text:level="9" text:style-name="Numbering_20_Symbols" style:num-suffix="." style:num-format="I">
        <style:list-level-properties text:space-before="51.05pt" text:min-label-width="17.01pt"/>
      </text:list-level-style-number>
      <text:list-level-style-number text:level="10" text:style-name="Numbering_20_Symbols" style:num-suffix="." style:num-format="I">
        <style:list-level-properties text:space-before="51.05pt" text:min-label-width="17.01pt"/>
      </text:list-level-style-number>
    </text:list-style>
    <text:list-style style:name="li5I">
      <text:list-level-style-number text:level="1" text:style-name="Numbering_20_Symbols" style:num-suffix="." style:num-format="I">
        <style:list-level-properties text:space-before="68.03pt" text:min-label-width="17.01pt"/>
      </text:list-level-style-number>
      <text:list-level-style-number text:level="2" text:style-name="Numbering_20_Symbols" style:num-suffix="." style:num-format="I">
        <style:list-level-properties text:space-before="68.03pt" text:min-label-width="17.01pt"/>
      </text:list-level-style-number>
      <text:list-level-style-number text:level="3" text:style-name="Numbering_20_Symbols" style:num-suffix="." style:num-format="I">
        <style:list-level-properties text:space-before="68.03pt" text:min-label-width="17.01pt"/>
      </text:list-level-style-number>
      <text:list-level-style-number text:level="4" text:style-name="Numbering_20_Symbols" style:num-suffix="." style:num-format="I">
        <style:list-level-properties text:space-before="68.03pt" text:min-label-width="17.01pt"/>
      </text:list-level-style-number>
      <text:list-level-style-number text:level="5" text:style-name="Numbering_20_Symbols" style:num-suffix="." style:num-format="I">
        <style:list-level-properties text:space-before="68.03pt" text:min-label-width="17.01pt"/>
      </text:list-level-style-number>
      <text:list-level-style-number text:level="6" text:style-name="Numbering_20_Symbols" style:num-suffix="." style:num-format="I">
        <style:list-level-properties text:space-before="68.03pt" text:min-label-width="17.01pt"/>
      </text:list-level-style-number>
      <text:list-level-style-number text:level="7" text:style-name="Numbering_20_Symbols" style:num-suffix="." style:num-format="I">
        <style:list-level-properties text:space-before="68.03pt" text:min-label-width="17.01pt"/>
      </text:list-level-style-number>
      <text:list-level-style-number text:level="8" text:style-name="Numbering_20_Symbols" style:num-suffix="." style:num-format="I">
        <style:list-level-properties text:space-before="68.03pt" text:min-label-width="17.01pt"/>
      </text:list-level-style-number>
      <text:list-level-style-number text:level="9" text:style-name="Numbering_20_Symbols" style:num-suffix="." style:num-format="I">
        <style:list-level-properties text:space-before="68.03pt" text:min-label-width="17.01pt"/>
      </text:list-level-style-number>
      <text:list-level-style-number text:level="10" text:style-name="Numbering_20_Symbols" style:num-suffix="." style:num-format="I">
        <style:list-level-properties text:space-before="68.03pt" text:min-label-width="17.01pt"/>
      </text:list-level-style-number>
    </text:list-style>
    <text:list-style style:name="chapter">
      <text:list-level-style-number text:level="1" style:num-prefix="Chapter " style:num-suffix="  " style:num-format="1">
        <style:list-level-properties text:min-label-width="14.14pt"/>
      </text:list-level-style-number>
      <text:list-level-style-number text:level="2" style:num-suffix="  " style:num-format="1" text:display-levels="2">
        <style:list-level-properties text:min-label-width="14.14pt"/>
      </text:list-level-style-number>
      <text:list-level-style-number text:level="3" style:num-suffix="  " style:num-format="1" text:display-levels="3">
        <style:list-level-properties text:min-label-width="14.14pt"/>
      </text:list-level-style-number>
      <text:list-level-style-number text:level="4" style:num-suffix="  " style:num-format="1" text:display-levels="4">
        <style:list-level-properties text:min-label-width="14.14pt"/>
      </text:list-level-style-number>
      <text:list-level-style-number text:level="5" style:num-suffix="  " style:num-format="1" text:display-levels="5">
        <style:list-level-properties text:min-label-width="14.14pt"/>
      </text:list-level-style-number>
      <text:list-level-style-number text:level="6" style:num-suffix="  " style:num-format="1" text:display-levels="6">
        <style:list-level-properties text:min-label-width="14.14pt"/>
      </text:list-level-style-number>
      <text:list-level-style-number text:level="7" style:num-suffix="  " style:num-format="1" text:display-levels="7">
        <style:list-level-properties text:min-label-width="14.14pt"/>
      </text:list-level-style-number>
      <text:list-level-style-number text:level="8" style:num-suffix="  " style:num-format="1" text:display-levels="8">
        <style:list-level-properties text:min-label-width="14.14pt"/>
      </text:list-level-style-number>
      <text:list-level-style-number text:level="9" style:num-suffix="  " style:num-format="1" text:display-levels="9">
        <style:list-level-properties text:min-label-width="14.14pt"/>
      </text:list-level-style-number>
      <text:list-level-style-number text:level="10" style:num-suffix="  " style:num-format="1" text:display-levels="10">
        <style:list-level-properties text:min-label-width="14.14pt"/>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14.14pt" style:num-format="1" text:number-position="left" text:increment="5"/>
  </office:styles>
  <office:automatic-styles>
    <style:style style:name="BodyFooter" style:family="table" style:master-page-name="">
      <style:table-properties style:width="413.85pt" style:page-number="0" table:align="left"/>
    </style:style>
    <style:style style:name="BodyFooter.A" style:family="table-column">
      <style:table-column-properties style:column-width="384.15pt"/>
    </style:style>
    <style:style style:name="BodyFooter.B" style:family="table-column">
      <style:table-column-properties style:column-width="29.7pt"/>
    </style:style>
    <style:style style:name="BodyFooter.A1" style:family="table-cell">
      <style:table-cell-properties fo:background-color="transparent">
        <style:background-image/>
      </style:table-cell-properties>
    </style:style>
    <style:style style:name="Table1" style:family="table" style:master-page-name="">
      <style:table-properties style:width="413.85pt" style:page-number="0" table:align="left"/>
    </style:style>
    <style:style style:name="Table1.A" style:family="table-column">
      <style:table-column-properties style:column-width="29.7pt"/>
    </style:style>
    <style:style style:name="Table1.B" style:family="table-column">
      <style:table-column-properties style:column-width="384.15pt"/>
    </style:style>
    <style:style style:name="Table2" style:family="table" style:master-page-name="">
      <style:table-properties style:width="413.85pt" style:page-number="0" table:align="left"/>
    </style:style>
    <style:style style:name="Table2.A" style:family="table-column">
      <style:table-column-properties style:column-width="392.7pt"/>
    </style:style>
    <style:style style:name="Table2.B" style:family="table-column">
      <style:table-column-properties style:column-width="21.15pt"/>
    </style:style>
    <style:style style:name="Table2.A1" style:family="table-cell">
      <style:table-cell-properties fo:background-color="transparent">
        <style:background-image/>
      </style:table-cell-properties>
    </style:style>
    <style:style style:name="Table3" style:family="table" style:master-page-name="">
      <style:table-properties style:width="413.85pt" style:page-number="0" table:align="left"/>
    </style:style>
    <style:style style:name="Table3.A" style:family="table-column">
      <style:table-column-properties style:column-width="21.05pt"/>
    </style:style>
    <style:style style:name="Table3.B" style:family="table-column">
      <style:table-column-properties style:column-width="392.8pt"/>
    </style:style>
    <style:style style:name="Table4" style:family="table" style:master-page-name="">
      <style:table-properties style:width="413.85pt" style:page-number="0" table:align="left"/>
    </style:style>
    <style:style style:name="Table4.A" style:family="table-column">
      <style:table-column-properties style:column-width="392.7pt"/>
    </style:style>
    <style:style style:name="Table4.B" style:family="table-column">
      <style:table-column-properties style:column-width="21.15pt"/>
    </style:style>
    <style:style style:name="Table4.A1" style:family="table-cell">
      <style:table-cell-properties fo:background-color="transparent">
        <style:background-image/>
      </style:table-cell-properties>
    </style:style>
    <style:style style:name="Table5" style:family="table" style:master-page-name="">
      <style:table-properties style:width="413.85pt" style:page-number="0" table:align="left"/>
    </style:style>
    <style:style style:name="Table5.A" style:family="table-column">
      <style:table-column-properties style:column-width="21.05pt"/>
    </style:style>
    <style:style style:name="Table5.B" style:family="table-column">
      <style:table-column-properties style:column-width="392.8pt"/>
    </style:style>
    <style:style style:name="Table6" style:family="table" style:master-page-name="">
      <style:table-properties style:width="413.85pt" style:page-number="0" table:align="left"/>
    </style:style>
    <style:style style:name="Table6.A" style:family="table-column">
      <style:table-column-properties style:column-width="392.7pt"/>
    </style:style>
    <style:style style:name="Table6.B" style:family="table-column">
      <style:table-column-properties style:column-width="21.15pt"/>
    </style:style>
    <style:style style:name="Table6.A1" style:family="table-cell">
      <style:table-cell-properties fo:background-color="transparent">
        <style:background-image/>
      </style:table-cell-properties>
    </style:style>
    <style:style style:name="Table7" style:family="table" style:master-page-name="">
      <style:table-properties style:width="413.85pt" style:page-number="0" table:align="left"/>
    </style:style>
    <style:style style:name="Table7.A" style:family="table-column">
      <style:table-column-properties style:column-width="21.05pt"/>
    </style:style>
    <style:style style:name="Table7.B" style:family="table-column">
      <style:table-column-properties style:column-width="392.8pt"/>
    </style:style>
    <style:style style:name="Table8" style:family="table" style:master-page-name="">
      <style:table-properties style:width="413.85pt" style:page-number="0" table:align="left"/>
    </style:style>
    <style:style style:name="Table8.A" style:family="table-column">
      <style:table-column-properties style:column-width="392.7pt"/>
    </style:style>
    <style:style style:name="Table8.B" style:family="table-column">
      <style:table-column-properties style:column-width="21.15pt"/>
    </style:style>
    <style:style style:name="Table8.A1" style:family="table-cell">
      <style:table-cell-properties fo:background-color="transparent">
        <style:background-image/>
      </style:table-cell-properties>
    </style:style>
    <style:style style:name="Table9" style:family="table" style:master-page-name="">
      <style:table-properties style:width="413.85pt" style:page-number="0" table:align="left"/>
    </style:style>
    <style:style style:name="Table9.A" style:family="table-column">
      <style:table-column-properties style:column-width="21.05pt"/>
    </style:style>
    <style:style style:name="Table9.B" style:family="table-column">
      <style:table-column-properties style:column-width="392.8pt"/>
    </style:style>
    <style:style style:name="Table10" style:family="table" style:master-page-name="">
      <style:table-properties style:width="413.85pt" style:page-number="0" table:align="left"/>
    </style:style>
    <style:style style:name="Table10.A" style:family="table-column">
      <style:table-column-properties style:column-width="392.7pt"/>
    </style:style>
    <style:style style:name="Table10.B" style:family="table-column">
      <style:table-column-properties style:column-width="21.15pt"/>
    </style:style>
    <style:style style:name="Table10.A1" style:family="table-cell">
      <style:table-cell-properties fo:background-color="transparent">
        <style:background-image/>
      </style:table-cell-properties>
    </style:style>
    <style:style style:name="Table11" style:family="table" style:master-page-name="">
      <style:table-properties style:width="413.85pt" style:page-number="0" table:align="left"/>
    </style:style>
    <style:style style:name="Table11.A" style:family="table-column">
      <style:table-column-properties style:column-width="21.05pt"/>
    </style:style>
    <style:style style:name="Table11.B" style:family="table-column">
      <style:table-column-properties style:column-width="392.8pt"/>
    </style:style>
    <style:style style:name="Table12" style:family="table" style:master-page-name="">
      <style:table-properties style:width="413.85pt" style:page-number="0" table:align="left"/>
    </style:style>
    <style:style style:name="Table12.A" style:family="table-column">
      <style:table-column-properties style:column-width="392.7pt"/>
    </style:style>
    <style:style style:name="Table12.B" style:family="table-column">
      <style:table-column-properties style:column-width="21.15pt"/>
    </style:style>
    <style:style style:name="Table12.A1" style:family="table-cell">
      <style:table-cell-properties fo:background-color="transparent">
        <style:background-image/>
      </style:table-cell-properties>
    </style:style>
    <style:style style:name="Table13" style:family="table" style:master-page-name="">
      <style:table-properties style:width="413.85pt" style:page-number="0" table:align="left"/>
    </style:style>
    <style:style style:name="Table13.A" style:family="table-column">
      <style:table-column-properties style:column-width="21.05pt"/>
    </style:style>
    <style:style style:name="Table13.B" style:family="table-column">
      <style:table-column-properties style:column-width="392.8pt"/>
    </style:style>
    <style:style style:name="Table14" style:family="table" style:master-page-name="">
      <style:table-properties style:width="413.85pt" style:page-number="0" table:align="left"/>
    </style:style>
    <style:style style:name="Table14.A" style:family="table-column">
      <style:table-column-properties style:column-width="392.7pt"/>
    </style:style>
    <style:style style:name="Table14.B" style:family="table-column">
      <style:table-column-properties style:column-width="21.15pt"/>
    </style:style>
    <style:style style:name="Table14.A1" style:family="table-cell">
      <style:table-cell-properties fo:background-color="transparent">
        <style:background-image/>
      </style:table-cell-properties>
    </style:style>
    <style:style style:name="Table15" style:family="table" style:master-page-name="">
      <style:table-properties style:width="413.85pt" style:page-number="0" table:align="left"/>
    </style:style>
    <style:style style:name="Table15.A" style:family="table-column">
      <style:table-column-properties style:column-width="21.05pt"/>
    </style:style>
    <style:style style:name="Table15.B" style:family="table-column">
      <style:table-column-properties style:column-width="392.8pt"/>
    </style:style>
    <style:style style:name="Table16" style:family="table" style:master-page-name="">
      <style:table-properties style:width="413.85pt" style:page-number="0" table:align="left"/>
    </style:style>
    <style:style style:name="Table16.A" style:family="table-column">
      <style:table-column-properties style:column-width="392.7pt"/>
    </style:style>
    <style:style style:name="Table16.B" style:family="table-column">
      <style:table-column-properties style:column-width="21.15pt"/>
    </style:style>
    <style:style style:name="Table16.A1" style:family="table-cell">
      <style:table-cell-properties fo:background-color="transparent">
        <style:background-image/>
      </style:table-cell-properties>
    </style:style>
    <style:style style:name="Table17" style:family="table" style:master-page-name="">
      <style:table-properties style:width="413.85pt" style:page-number="0" table:align="left"/>
    </style:style>
    <style:style style:name="Table17.A" style:family="table-column">
      <style:table-column-properties style:column-width="21.05pt"/>
    </style:style>
    <style:style style:name="Table17.B" style:family="table-column">
      <style:table-column-properties style:column-width="392.8pt"/>
    </style:style>
    <style:style style:name="Table18" style:family="table" style:master-page-name="">
      <style:table-properties style:width="413.85pt" style:page-number="0" table:align="left"/>
    </style:style>
    <style:style style:name="Table18.A" style:family="table-column">
      <style:table-column-properties style:column-width="392.7pt"/>
    </style:style>
    <style:style style:name="Table18.B" style:family="table-column">
      <style:table-column-properties style:column-width="21.15pt"/>
    </style:style>
    <style:style style:name="Table18.A1" style:family="table-cell">
      <style:table-cell-properties fo:background-color="transparent">
        <style:background-image/>
      </style:table-cell-properties>
    </style:style>
    <style:style style:name="Table19" style:family="table" style:master-page-name="">
      <style:table-properties style:width="413.85pt" style:page-number="0" table:align="left"/>
    </style:style>
    <style:style style:name="Table19.A" style:family="table-column">
      <style:table-column-properties style:column-width="21.05pt"/>
    </style:style>
    <style:style style:name="Table19.B" style:family="table-column">
      <style:table-column-properties style:column-width="392.8pt"/>
    </style:style>
    <style:style style:name="Table20" style:family="table" style:master-page-name="">
      <style:table-properties style:width="413.85pt" style:page-number="0" table:align="left"/>
    </style:style>
    <style:style style:name="Table20.A" style:family="table-column">
      <style:table-column-properties style:column-width="392.7pt"/>
    </style:style>
    <style:style style:name="Table20.B" style:family="table-column">
      <style:table-column-properties style:column-width="21.15pt"/>
    </style:style>
    <style:style style:name="Table20.A1" style:family="table-cell">
      <style:table-cell-properties fo:background-color="transparent">
        <style:background-image/>
      </style:table-cell-properties>
    </style:style>
    <style:style style:name="Table21" style:family="table" style:master-page-name="">
      <style:table-properties style:width="413.85pt" style:page-number="0" table:align="left"/>
    </style:style>
    <style:style style:name="Table21.A" style:family="table-column">
      <style:table-column-properties style:column-width="21.05pt"/>
    </style:style>
    <style:style style:name="Table21.B" style:family="table-column">
      <style:table-column-properties style:column-width="392.8pt"/>
    </style:style>
    <style:style style:name="Table22" style:family="table" style:master-page-name="">
      <style:table-properties style:width="413.85pt" style:page-number="0" table:align="left"/>
    </style:style>
    <style:style style:name="Table22.A" style:family="table-column">
      <style:table-column-properties style:column-width="392.7pt"/>
    </style:style>
    <style:style style:name="Table22.B" style:family="table-column">
      <style:table-column-properties style:column-width="21.15pt"/>
    </style:style>
    <style:style style:name="Table22.A1" style:family="table-cell">
      <style:table-cell-properties fo:background-color="transparent">
        <style:background-image/>
      </style:table-cell-properties>
    </style:style>
    <style:style style:name="Table23" style:family="table" style:master-page-name="">
      <style:table-properties style:width="413.85pt" style:page-number="0" table:align="left"/>
    </style:style>
    <style:style style:name="Table23.A" style:family="table-column">
      <style:table-column-properties style:column-width="21.05pt"/>
    </style:style>
    <style:style style:name="Table23.B" style:family="table-column">
      <style:table-column-properties style:column-width="392.8pt"/>
    </style:style>
    <style:style style:name="Table24" style:family="table" style:master-page-name="">
      <style:table-properties style:width="413.85pt" style:page-number="0" table:align="left"/>
    </style:style>
    <style:style style:name="Table24.A" style:family="table-column">
      <style:table-column-properties style:column-width="392.7pt"/>
    </style:style>
    <style:style style:name="Table24.B" style:family="table-column">
      <style:table-column-properties style:column-width="21.15pt"/>
    </style:style>
    <style:style style:name="Table24.A1" style:family="table-cell">
      <style:table-cell-properties fo:background-color="transparent">
        <style:background-image/>
      </style:table-cell-properties>
    </style:style>
    <style:style style:name="Table25" style:family="table" style:master-page-name="">
      <style:table-properties style:width="413.85pt" style:page-number="0" table:align="left"/>
    </style:style>
    <style:style style:name="Table25.A" style:family="table-column">
      <style:table-column-properties style:column-width="21.05pt"/>
    </style:style>
    <style:style style:name="Table25.B" style:family="table-column">
      <style:table-column-properties style:column-width="392.8pt"/>
    </style:style>
    <style:style style:name="Table26" style:family="table" style:master-page-name="">
      <style:table-properties style:width="413.85pt" style:page-number="0" table:align="left"/>
    </style:style>
    <style:style style:name="Table26.A" style:family="table-column">
      <style:table-column-properties style:column-width="392.7pt"/>
    </style:style>
    <style:style style:name="Table26.B" style:family="table-column">
      <style:table-column-properties style:column-width="21.15pt"/>
    </style:style>
    <style:style style:name="Table26.A1" style:family="table-cell">
      <style:table-cell-properties fo:background-color="transparent">
        <style:background-image/>
      </style:table-cell-properties>
    </style:style>
    <style:style style:name="Table27" style:family="table" style:master-page-name="">
      <style:table-properties style:width="413.85pt" style:page-number="0" table:align="left"/>
    </style:style>
    <style:style style:name="Table27.A" style:family="table-column">
      <style:table-column-properties style:column-width="21.05pt"/>
    </style:style>
    <style:style style:name="Table27.B" style:family="table-column">
      <style:table-column-properties style:column-width="392.8pt"/>
    </style:style>
    <style:style style:name="Table28" style:family="table" style:master-page-name="">
      <style:table-properties style:width="413.85pt" style:page-number="0" table:align="left"/>
    </style:style>
    <style:style style:name="Table28.A" style:family="table-column">
      <style:table-column-properties style:column-width="392.7pt"/>
    </style:style>
    <style:style style:name="Table28.B" style:family="table-column">
      <style:table-column-properties style:column-width="21.15pt"/>
    </style:style>
    <style:style style:name="Table28.A1" style:family="table-cell">
      <style:table-cell-properties fo:background-color="transparent">
        <style:background-image/>
      </style:table-cell-properties>
    </style:style>
    <style:style style:name="Table29" style:family="table" style:master-page-name="">
      <style:table-properties style:width="413.85pt" style:page-number="0" table:align="left"/>
    </style:style>
    <style:style style:name="Table29.A" style:family="table-column">
      <style:table-column-properties style:column-width="21.05pt"/>
    </style:style>
    <style:style style:name="Table29.B" style:family="table-column">
      <style:table-column-properties style:column-width="392.8pt"/>
    </style:style>
    <style:style style:name="Table30" style:family="table" style:master-page-name="">
      <style:table-properties style:width="413.85pt" style:page-number="0" table:align="left"/>
    </style:style>
    <style:style style:name="Table30.A" style:family="table-column">
      <style:table-column-properties style:column-width="392.7pt"/>
    </style:style>
    <style:style style:name="Table30.B" style:family="table-column">
      <style:table-column-properties style:column-width="21.15pt"/>
    </style:style>
    <style:style style:name="Table30.A1" style:family="table-cell">
      <style:table-cell-properties fo:background-color="transparent">
        <style:background-image/>
      </style:table-cell-properties>
    </style:style>
    <style:style style:name="Table31" style:family="table" style:master-page-name="">
      <style:table-properties style:width="413.85pt" style:page-number="0" table:align="left"/>
    </style:style>
    <style:style style:name="Table31.A" style:family="table-column">
      <style:table-column-properties style:column-width="21.05pt"/>
    </style:style>
    <style:style style:name="Table31.B" style:family="table-column">
      <style:table-column-properties style:column-width="392.8pt"/>
    </style:style>
    <style:style style:name="Table32" style:family="table" style:master-page-name="">
      <style:table-properties style:width="413.85pt" style:page-number="0" table:align="left"/>
    </style:style>
    <style:style style:name="Table32.A" style:family="table-column">
      <style:table-column-properties style:column-width="392.7pt"/>
    </style:style>
    <style:style style:name="Table32.B" style:family="table-column">
      <style:table-column-properties style:column-width="21.15pt"/>
    </style:style>
    <style:style style:name="Table32.A1" style:family="table-cell">
      <style:table-cell-properties fo:background-color="transparent">
        <style:background-image/>
      </style:table-cell-properties>
    </style:style>
    <style:style style:name="Table33" style:family="table" style:master-page-name="">
      <style:table-properties style:width="413.85pt" style:page-number="0" table:align="left"/>
    </style:style>
    <style:style style:name="Table33.A" style:family="table-column">
      <style:table-column-properties style:column-width="21.05pt"/>
    </style:style>
    <style:style style:name="Table33.B" style:family="table-column">
      <style:table-column-properties style:column-width="392.8pt"/>
    </style:style>
    <style:style style:name="Table34" style:family="table" style:master-page-name="">
      <style:table-properties style:width="413.85pt" style:page-number="0" table:align="left"/>
    </style:style>
    <style:style style:name="Table34.A" style:family="table-column">
      <style:table-column-properties style:column-width="392.7pt"/>
    </style:style>
    <style:style style:name="Table34.B" style:family="table-column">
      <style:table-column-properties style:column-width="21.15pt"/>
    </style:style>
    <style:style style:name="Table34.A1" style:family="table-cell">
      <style:table-cell-properties fo:background-color="transparent">
        <style:background-image/>
      </style:table-cell-properties>
    </style:style>
    <style:style style:name="Table35" style:family="table" style:master-page-name="">
      <style:table-properties style:width="413.85pt" style:page-number="0" table:align="left"/>
    </style:style>
    <style:style style:name="Table35.A" style:family="table-column">
      <style:table-column-properties style:column-width="21.05pt"/>
    </style:style>
    <style:style style:name="Table35.B" style:family="table-column">
      <style:table-column-properties style:column-width="392.8pt"/>
    </style:style>
    <style:style style:name="Table36" style:family="table" style:master-page-name="">
      <style:table-properties style:width="413.85pt" style:page-number="0" table:align="left"/>
    </style:style>
    <style:style style:name="Table36.A" style:family="table-column">
      <style:table-column-properties style:column-width="392.7pt"/>
    </style:style>
    <style:style style:name="Table36.B" style:family="table-column">
      <style:table-column-properties style:column-width="21.15pt"/>
    </style:style>
    <style:style style:name="Table36.A1" style:family="table-cell">
      <style:table-cell-properties fo:background-color="transparent">
        <style:background-image/>
      </style:table-cell-properties>
    </style:style>
    <style:style style:name="Table37" style:family="table" style:master-page-name="">
      <style:table-properties style:width="413.85pt" style:page-number="0" table:align="left"/>
    </style:style>
    <style:style style:name="Table37.A" style:family="table-column">
      <style:table-column-properties style:column-width="21.05pt"/>
    </style:style>
    <style:style style:name="Table37.B" style:family="table-column">
      <style:table-column-properties style:column-width="392.8pt"/>
    </style:style>
    <style:style style:name="Table38" style:family="table" style:master-page-name="">
      <style:table-properties style:width="413.85pt" style:page-number="0" table:align="left"/>
    </style:style>
    <style:style style:name="Table38.A" style:family="table-column">
      <style:table-column-properties style:column-width="392.7pt"/>
    </style:style>
    <style:style style:name="Table38.B" style:family="table-column">
      <style:table-column-properties style:column-width="21.15pt"/>
    </style:style>
    <style:style style:name="Table38.A1" style:family="table-cell">
      <style:table-cell-properties fo:background-color="transparent">
        <style:background-image/>
      </style:table-cell-properties>
    </style:style>
    <style:style style:name="Table39" style:family="table" style:master-page-name="">
      <style:table-properties style:width="413.85pt" style:page-number="0" table:align="left"/>
    </style:style>
    <style:style style:name="Table39.A" style:family="table-column">
      <style:table-column-properties style:column-width="21.05pt"/>
    </style:style>
    <style:style style:name="Table39.B" style:family="table-column">
      <style:table-column-properties style:column-width="392.8pt"/>
    </style:style>
    <style:style style:name="Table40" style:family="table" style:master-page-name="">
      <style:table-properties style:width="413.85pt" style:page-number="0" table:align="left"/>
    </style:style>
    <style:style style:name="Table40.A" style:family="table-column">
      <style:table-column-properties style:column-width="392.7pt"/>
    </style:style>
    <style:style style:name="Table40.B" style:family="table-column">
      <style:table-column-properties style:column-width="21.15pt"/>
    </style:style>
    <style:style style:name="Table40.A1" style:family="table-cell">
      <style:table-cell-properties fo:background-color="transparent">
        <style:background-image/>
      </style:table-cell-properties>
    </style:style>
    <style:style style:name="Table41" style:family="table" style:master-page-name="">
      <style:table-properties style:width="413.85pt" style:page-number="0" table:align="left"/>
    </style:style>
    <style:style style:name="Table41.A" style:family="table-column">
      <style:table-column-properties style:column-width="21.05pt"/>
    </style:style>
    <style:style style:name="Table41.B" style:family="table-column">
      <style:table-column-properties style:column-width="392.8pt"/>
    </style:style>
    <style:style style:name="Table42" style:family="table" style:master-page-name="">
      <style:table-properties style:width="413.85pt" style:page-number="0" table:align="left"/>
    </style:style>
    <style:style style:name="Table42.A" style:family="table-column">
      <style:table-column-properties style:column-width="384.15pt"/>
    </style:style>
    <style:style style:name="Table42.B" style:family="table-column">
      <style:table-column-properties style:column-width="29.7pt"/>
    </style:style>
    <style:style style:name="Table42.A1" style:family="table-cell">
      <style:table-cell-properties fo:background-color="transparent">
        <style:background-image/>
      </style:table-cell-properties>
    </style:style>
    <style:style style:name="Table43" style:family="table" style:master-page-name="">
      <style:table-properties style:width="413.85pt" style:page-number="0" table:align="left"/>
    </style:style>
    <style:style style:name="Table43.A" style:family="table-column">
      <style:table-column-properties style:column-width="29.7pt"/>
    </style:style>
    <style:style style:name="Table43.B" style:family="table-column">
      <style:table-column-properties style:column-width="384.15pt"/>
    </style:style>
    <style:style style:name="Table44" style:family="table" style:master-page-name="">
      <style:table-properties style:width="413.85pt" style:page-number="0" table:align="left"/>
    </style:style>
    <style:style style:name="Table44.A" style:family="table-column">
      <style:table-column-properties style:column-width="384.15pt"/>
    </style:style>
    <style:style style:name="Table44.B" style:family="table-column">
      <style:table-column-properties style:column-width="29.7pt"/>
    </style:style>
    <style:style style:name="Table44.A1" style:family="table-cell">
      <style:table-cell-properties fo:background-color="transparent">
        <style:background-image/>
      </style:table-cell-properties>
    </style:style>
    <style:style style:name="Table45" style:family="table" style:master-page-name="">
      <style:table-properties style:width="413.85pt" style:page-number="0" table:align="left"/>
    </style:style>
    <style:style style:name="Table45.A" style:family="table-column">
      <style:table-column-properties style:column-width="29.7pt"/>
    </style:style>
    <style:style style:name="Table45.B" style:family="table-column">
      <style:table-column-properties style:column-width="384.15pt"/>
    </style:style>
    <style:style style:name="Table46" style:family="table" style:master-page-name="">
      <style:table-properties style:width="660.45pt" style:page-number="0" table:align="left"/>
    </style:style>
    <style:style style:name="Table46.A" style:family="table-column">
      <style:table-column-properties style:column-width="630.65pt"/>
    </style:style>
    <style:style style:name="Table46.B" style:family="table-column">
      <style:table-column-properties style:column-width="29.8pt"/>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pt" fo:margin-bottom="0pt"/>
    </style:style>
    <style:style style:name="P2" style:family="paragraph" style:parent-style-name="Header_20_right">
      <style:paragraph-properties>
        <style:tab-stops>
          <style:tab-stop style:position="313.51pt"/>
          <style:tab-stop style:position="382.71pt"/>
          <style:tab-stop style:position="413.86pt"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595.3pt" fo:page-height="841.89pt" style:num-format="1" style:print-orientation="portrait" fo:margin-top="39.71pt" fo:margin-bottom="72pt" fo:margin-left="90.71pt" fo:margin-right="90.71pt" style:writing-mode="lr-tb" style:footnote-max-height="0pt">
        <style:footnote-sep style:width="0.51pt" style:distance-before-sep="2.86pt" style:distance-after-sep="2.86pt" style:adjustment="left" style:rel-width="35%" style:color="#000000"/>
      </style:page-layout-properties>
      <style:header-style>
        <style:header-footer-properties fo:min-height="59.56pt" fo:margin-left="0pt" fo:margin-right="0pt" fo:margin-bottom="43.94pt" style:dynamic-spacing="true"/>
      </style:header-style>
      <style:footer-style/>
    </style:page-layout>
    <style:page-layout style:name="pm2">
      <style:page-layout-properties fo:page-width="595.3pt" fo:page-height="841.89pt" style:num-format="1" style:print-orientation="portrait" fo:margin-top="85.04pt" fo:margin-bottom="42.49pt" fo:margin-left="90.71pt" fo:margin-right="90.71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pm3" style:page-usage="left">
      <style:page-layout-properties fo:page-width="595.3pt" fo:page-height="841.89pt" style:num-format="1" style:print-orientation="portrait" fo:margin-top="85.04pt" fo:margin-bottom="42.49pt" fo:margin-left="90.71pt" fo:margin-right="90.71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pm4" style:page-usage="right">
      <style:page-layout-properties fo:page-width="595.3pt" fo:page-height="841.89pt" style:num-format="1" style:print-orientation="portrait" fo:margin-top="85.04pt" fo:margin-bottom="42.49pt" fo:margin-left="90.71pt" fo:margin-right="90.71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pm5">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pm6">
      <style:page-layout-properties fo:page-width="595.3pt" fo:page-height="841.89pt" style:num-format="1" style:print-orientation="portrait" fo:margin-top="28.35pt" fo:margin-bottom="28.35pt" fo:margin-left="56.69pt" fo:margin-right="28.35pt" style:writing-mode="lr-tb" style:footnote-max-height="0pt">
        <style:footnote-sep style:width="0.51pt" style:distance-before-sep="2.86pt" style:distance-after-sep="2.86pt" style:adjustment="left" style:rel-width="25%" style:color="#000000"/>
      </style:page-layout-properties>
      <style:header-style>
        <style:header-footer-properties fo:min-height="0pt" fo:margin-left="0pt" fo:margin-right="0pt" fo:margin-bottom="14.14pt"/>
      </style:header-style>
      <style:footer-style/>
    </style:page-layout>
    <style:page-layout style:name="pm7">
      <style:page-layout-properties fo:page-width="595.3pt" fo:page-height="841.89pt" style:num-format="1" style:print-orientation="portrait" fo:margin-top="56.69pt" fo:margin-bottom="56.69pt" fo:margin-left="56.69pt" fo:margin-right="56.69pt" style:writing-mode="lr-tb" style:footnote-max-height="0pt">
        <style:footnote-sep style:adjustment="left" style:rel-width="25%" style:color="#000000"/>
      </style:page-layout-properties>
      <style:header-style/>
      <style:footer-style/>
    </style:page-layout>
    <style:page-layout style:name="pm8">
      <style:page-layout-properties fo:page-width="595.25pt" fo:page-height="841.86pt" style:num-format="1" style:print-orientation="portrait" fo:margin-top="56.69pt" fo:margin-bottom="56.69pt" fo:margin-left="56.69pt" fo:margin-right="56.69pt" style:writing-mode="lr-tb" style:footnote-max-height="0pt">
        <style:footnote-sep style:adjustment="left" style:rel-width="25%" style:color="#000000"/>
      </style:page-layout-properties>
      <style:header-style/>
      <style:footer-style/>
    </style:page-layout>
    <style:page-layout style:name="pm9">
      <style:page-layout-properties fo:page-width="595.3pt" fo:page-height="841.89pt" style:num-format="1" style:print-orientation="portrait" fo:margin-top="85.04pt" fo:margin-bottom="42.49pt" fo:margin-left="90.71pt" fo:margin-right="90.71pt" fo:background-color="transparent" style:writing-mode="lr-tb" style:footnote-max-height="0pt">
        <style:background-image/>
        <style:footnote-sep style:width="0.51pt" style:distance-before-sep="2.86pt" style:distance-after-sep="2.86pt" style:adjustment="left" style:rel-width="25%" style:color="#000000"/>
      </style:page-layout-properties>
      <style:header-style/>
      <style:footer-style/>
    </style:page-layout>
    <style:page-layout style:name="pm10">
      <style:page-layout-properties fo:page-width="595.3pt" fo:page-height="841.89pt" style:num-format="1" style:print-orientation="portrait" fo:margin-top="39.71pt" fo:margin-bottom="72pt" fo:margin-left="90.71pt" fo:margin-right="90.71pt" style:writing-mode="lr-tb" style:footnote-max-height="0pt">
        <style:footnote-sep style:width="0.51pt" style:distance-before-sep="2.86pt" style:distance-after-sep="2.86pt" style:adjustment="left" style:rel-width="25%" style:color="#000000"/>
      </style:page-layout-properties>
      <style:header-style>
        <style:header-footer-properties fo:min-height="59.56pt" fo:margin-left="0pt" fo:margin-right="0pt" fo:margin-bottom="43.94pt" style:dynamic-spacing="true"/>
      </style:header-style>
      <style:footer-style/>
    </style:page-layout>
    <style:page-layout style:name="pm11">
      <style:page-layout-properties fo:page-width="841.86pt" fo:page-height="595.25pt" style:num-format="1" style:print-orientation="landscape" fo:margin-top="39.71pt" fo:margin-bottom="72pt" fo:margin-left="90.71pt" fo:margin-right="90.71pt" style:writing-mode="lr-tb" style:footnote-max-height="0pt">
        <style:footnote-sep style:width="0.51pt" style:distance-before-sep="2.86pt" style:distance-after-sep="2.86pt" style:adjustment="left" style:rel-width="25%" style:color="#000000"/>
      </style:page-layout-properties>
      <style:header-style>
        <style:header-footer-properties fo:min-height="59.56pt" fo:margin-left="0pt" fo:margin-right="0pt" fo:margin-bottom="43.94pt"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Sample MathType in OOo</text:title></text:p>
            </table:table-cell>
            <table:table-cell table:style-name="BodyFooter.A1" office:value-type="string">
              <text:p text:style-name="P1"><text:span text:style-name="i-b"><text:page-number text:select-page="current">1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Sample MathType in OOo</text:title></text:p>
            </table:table-cell>
            <table:table-cell table:style-name="Table46.A1" office:value-type="string">
              <text:p text:style-name="P1"><text:span text:style-name="i-b"><text:page-number text:select-page="current">1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3$Build-9215</meta:generator>
    <dc:title>Sample MathType in OOo</dc:title>
    <meta:initial-creator>Daniel de Byl</meta:initial-creator>
    <meta:creation-date>2006-11-06T09:21:53</meta:creation-date>
    <dc:creator>usq us</dc:creator>
    <dc:date>2007-09-19T14:51:08</dc:date>
    <meta:editing-cycles>17</meta:editing-cycles>
    <meta:editing-duration>PT17M0S</meta:editing-duration>
    <meta:template xlink:type="simple" xlink:actuate="onRequest" xlink:href="../../../templates/ice-template.ott" xlink:title="ice-template" meta:date="2007-04-19T16:42:10"/>
    <meta:user-defined meta:name="Info 1"/>
    <meta:user-defined meta:name="Info 2"/>
    <meta:user-defined meta:name="Info 3"/>
    <meta:user-defined meta:name="Info 4"/>
    <meta:document-statistic meta:table-count="48" meta:image-count="0" meta:object-count="90" meta:page-count="24" meta:paragraph-count="307" meta:word-count="3216" meta:character-count="19888"/>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